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12"/>
    <style:style style:name="ce2" style:family="table-cell" style:parent-style-name="Default" style:data-style-name="N111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2kg 10N" table:style-name="ta1">
        <table:shapes>
          <draw:frame draw:z-index="0" draw:style-name="gr1" draw:text-style-name="P1" svg:width="15.995cm" svg:height="9.748cm" svg:x="0.11cm" svg:y="0.106cm">
            <draw:object draw:notify-on-update-of-ranges="'2kg 10N'.A1:'2kg 10N'.A1 '2kg 10N'.A2:'2kg 10N'.A74 '2kg 10N'.C1:'2kg 10N'.C1 '2kg 10N'.C2:'2kg 10N'.C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61" table:default-cell-style-name="ce2"/>
        <table:table-row table:style-name="ro1">
          <table:table-cell table:style-name="Default" office:value-type="string" calcext:value-type="string">
            <text:p>t (sec)</text:p>
          </table:table-cell>
          <table:table-cell table:style-name="Default" office:value-type="string" calcext:value-type="string">
            <text:p>X (m)</text:p>
          </table:table-cell>
          <table:table-cell table:style-name="Default" office:value-type="string" calcext:value-type="string">
            <text:p>Vx (m/s)</text:p>
          </table:table-cell>
          <table:table-cell table:style-name="Default" table:number-columns-repeated="61"/>
        </table:table-row>
        <table:table-row table:style-name="ro1">
          <table:table-cell table:number-columns-repeated="3" table:style-name="ce1" office:value-type="float" office:value="0" calcext:value-type="float">
            <text:p>0.000</text:p>
          </table:table-cell>
          <table:table-cell table:number-columns-repeated="61"/>
        </table:table-row>
        <table:table-row table:style-name="ro1"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-0.0391" calcext:value-type="float">
            <text:p>-0.039</text:p>
          </table:table-cell>
          <table:table-cell table:style-name="ce1" office:value-type="float" office:value="-0.625" calcext:value-type="float">
            <text:p>-0.625</text:p>
          </table:table-cell>
          <table:table-cell table:number-columns-repeated="61"/>
        </table:table-row>
        <table:table-row table:style-name="ro1">
          <table:table-cell table:style-name="ce1" office:value-type="float" office:value="0.248" calcext:value-type="float">
            <text:p>0.248</text:p>
          </table:table-cell>
          <table:table-cell table:style-name="ce1" office:value-type="float" office:value="-0.1538" calcext:value-type="float">
            <text:p>-0.154</text:p>
          </table:table-cell>
          <table:table-cell table:style-name="ce1" office:value-type="float" office:value="-1.24" calcext:value-type="float">
            <text:p>-1.240</text:p>
          </table:table-cell>
          <table:table-cell table:number-columns-repeated="61"/>
        </table:table-row>
        <table:table-row table:style-name="ro1"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-0.3516" calcext:value-type="float">
            <text:p>-0.352</text:p>
          </table:table-cell>
          <table:table-cell table:style-name="ce1" office:value-type="float" office:value="-1.875" calcext:value-type="float">
            <text:p>-1.875</text:p>
          </table:table-cell>
          <table:table-cell table:number-columns-repeated="61"/>
        </table:table-row>
        <table:table-row table:style-name="ro1">
          <table:table-cell table:style-name="ce1" office:value-type="float" office:value="0.5" calcext:value-type="float">
            <text:p>0.500</text:p>
          </table:table-cell>
          <table:table-cell table:style-name="ce1" office:value-type="float" office:value="-0.625" calcext:value-type="float">
            <text:p>-0.625</text:p>
          </table:table-cell>
          <table:table-cell table:style-name="ce1" office:value-type="float" office:value="-2.5" calcext:value-type="float">
            <text:p>-2.500</text:p>
          </table:table-cell>
          <table:table-cell table:number-columns-repeated="61"/>
        </table:table-row>
        <table:table-row table:style-name="ro1">
          <table:table-cell table:style-name="ce1" office:value-type="float" office:value="0.624" calcext:value-type="float">
            <text:p>0.624</text:p>
          </table:table-cell>
          <table:table-cell table:style-name="ce1" office:value-type="float" office:value="-0.9734" calcext:value-type="float">
            <text:p>-0.973</text:p>
          </table:table-cell>
          <table:table-cell table:style-name="ce1" office:value-type="float" office:value="-3.12" calcext:value-type="float">
            <text:p>-3.120</text:p>
          </table:table-cell>
          <table:table-cell table:number-columns-repeated="61"/>
        </table:table-row>
        <table:table-row table:style-name="ro1">
          <table:table-cell table:style-name="ce1" office:value-type="float" office:value="0.748" calcext:value-type="float">
            <text:p>0.748</text:p>
          </table:table-cell>
          <table:table-cell table:style-name="ce1" office:value-type="float" office:value="-1.3988" calcext:value-type="float">
            <text:p>-1.399</text:p>
          </table:table-cell>
          <table:table-cell table:style-name="ce1" office:value-type="float" office:value="-3.74" calcext:value-type="float">
            <text:p>-3.740</text:p>
          </table:table-cell>
          <table:table-cell table:number-columns-repeated="61"/>
        </table:table-row>
        <table:table-row table:style-name="ro1"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-1.9141" calcext:value-type="float">
            <text:p>-1.914</text:p>
          </table:table-cell>
          <table:table-cell table:style-name="ce1" office:value-type="float" office:value="-4.375" calcext:value-type="float">
            <text:p>-4.375</text:p>
          </table:table-cell>
          <table:table-cell table:number-columns-repeated="61"/>
        </table:table-row>
        <table:table-row table:style-name="ro1"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-2.5" calcext:value-type="float">
            <text:p>-2.500</text:p>
          </table:table-cell>
          <table:table-cell table:style-name="ce1" office:value-type="float" office:value="-5" calcext:value-type="float">
            <text:p>-5.000</text:p>
          </table:table-cell>
          <table:table-cell table:number-columns-repeated="61"/>
        </table:table-row>
        <table:table-row table:style-name="ro1">
          <table:table-cell table:style-name="ce1" office:value-type="float" office:value="1.125" calcext:value-type="float">
            <text:p>1.125</text:p>
          </table:table-cell>
          <table:table-cell table:style-name="ce1" office:value-type="float" office:value="-3.1641" calcext:value-type="float">
            <text:p>-3.164</text:p>
          </table:table-cell>
          <table:table-cell table:style-name="ce1" office:value-type="float" office:value="-5.625" calcext:value-type="float">
            <text:p>-5.625</text:p>
          </table:table-cell>
          <table:table-cell table:number-columns-repeated="61"/>
        </table:table-row>
        <table:table-row table:style-name="ro1">
          <table:table-cell table:style-name="ce1" office:value-type="float" office:value="1.251" calcext:value-type="float">
            <text:p>1.251</text:p>
          </table:table-cell>
          <table:table-cell table:style-name="ce1" office:value-type="float" office:value="-3.9125" calcext:value-type="float">
            <text:p>-3.913</text:p>
          </table:table-cell>
          <table:table-cell table:style-name="ce1" office:value-type="float" office:value="-6.255" calcext:value-type="float">
            <text:p>-6.255</text:p>
          </table:table-cell>
          <table:table-cell table:number-columns-repeated="61"/>
        </table:table-row>
        <table:table-row table:style-name="ro1">
          <table:table-cell table:style-name="ce1" office:value-type="float" office:value="1.375" calcext:value-type="float">
            <text:p>1.375</text:p>
          </table:table-cell>
          <table:table-cell table:style-name="ce1" office:value-type="float" office:value="-4.7266" calcext:value-type="float">
            <text:p>-4.727</text:p>
          </table:table-cell>
          <table:table-cell table:style-name="ce1" office:value-type="float" office:value="-6.875" calcext:value-type="float">
            <text:p>-6.875</text:p>
          </table:table-cell>
          <table:table-cell table:number-columns-repeated="61"/>
        </table:table-row>
        <table:table-row table:style-name="ro1">
          <table:table-cell table:style-name="ce1" office:value-type="float" office:value="1.499" calcext:value-type="float">
            <text:p>1.499</text:p>
          </table:table-cell>
          <table:table-cell table:style-name="ce1" office:value-type="float" office:value="-5.6175" calcext:value-type="float">
            <text:p>-5.618</text:p>
          </table:table-cell>
          <table:table-cell table:style-name="ce1" office:value-type="float" office:value="-7.495" calcext:value-type="float">
            <text:p>-7.495</text:p>
          </table:table-cell>
          <table:table-cell table:number-columns-repeated="61"/>
        </table:table-row>
        <table:table-row table:style-name="ro1">
          <table:table-cell table:style-name="ce1" office:value-type="float" office:value="1.625" calcext:value-type="float">
            <text:p>1.625</text:p>
          </table:table-cell>
          <table:table-cell table:style-name="ce1" office:value-type="float" office:value="-6.6016" calcext:value-type="float">
            <text:p>-6.602</text:p>
          </table:table-cell>
          <table:table-cell table:style-name="ce1" office:value-type="float" office:value="-8.125" calcext:value-type="float">
            <text:p>-8.125</text:p>
          </table:table-cell>
          <table:table-cell table:number-columns-repeated="61"/>
        </table:table-row>
        <table:table-row table:style-name="ro1">
          <table:table-cell table:style-name="ce1" office:value-type="float" office:value="1.749" calcext:value-type="float">
            <text:p>1.749</text:p>
          </table:table-cell>
          <table:table-cell table:style-name="ce1" office:value-type="float" office:value="-7.6475" calcext:value-type="float">
            <text:p>-7.648</text:p>
          </table:table-cell>
          <table:table-cell table:style-name="ce1" office:value-type="float" office:value="-8.745" calcext:value-type="float">
            <text:p>-8.745</text:p>
          </table:table-cell>
          <table:table-cell table:number-columns-repeated="61"/>
        </table:table-row>
        <table:table-row table:style-name="ro1">
          <table:table-cell table:style-name="ce1" office:value-type="float" office:value="1.874" calcext:value-type="float">
            <text:p>1.874</text:p>
          </table:table-cell>
          <table:table-cell table:style-name="ce1" office:value-type="float" office:value="-8.7797" calcext:value-type="float">
            <text:p>-8.780</text:p>
          </table:table-cell>
          <table:table-cell table:style-name="ce1" office:value-type="float" office:value="-9.37" calcext:value-type="float">
            <text:p>-9.370</text:p>
          </table:table-cell>
          <table:table-cell table:number-columns-repeated="61"/>
        </table:table-row>
        <table:table-row table:style-name="ro1">
          <table:table-cell table:style-name="ce1" office:value-type="float" office:value="2" calcext:value-type="float">
            <text:p>2.000</text:p>
          </table:table-cell>
          <table:table-cell table:number-columns-repeated="2" table:style-name="ce1" office:value-type="float" office:value="-10" calcext:value-type="float">
            <text:p>-10.000</text:p>
          </table:table-cell>
          <table:table-cell table:number-columns-repeated="61"/>
        </table:table-row>
        <table:table-row table:style-name="ro1">
          <table:table-cell table:style-name="ce1" office:value-type="float" office:value="2.125" calcext:value-type="float">
            <text:p>2.125</text:p>
          </table:table-cell>
          <table:table-cell table:style-name="ce1" office:value-type="float" office:value="-11.2891" calcext:value-type="float">
            <text:p>-11.289</text:p>
          </table:table-cell>
          <table:table-cell table:style-name="ce1" office:value-type="float" office:value="-10.625" calcext:value-type="float">
            <text:p>-10.625</text:p>
          </table:table-cell>
          <table:table-cell table:number-columns-repeated="61"/>
        </table:table-row>
        <table:table-row table:style-name="ro1">
          <table:table-cell table:style-name="ce1" office:value-type="float" office:value="2.249" calcext:value-type="float">
            <text:p>2.249</text:p>
          </table:table-cell>
          <table:table-cell table:style-name="ce1" office:value-type="float" office:value="-12.645" calcext:value-type="float">
            <text:p>-12.645</text:p>
          </table:table-cell>
          <table:table-cell table:style-name="ce1" office:value-type="float" office:value="-11.245" calcext:value-type="float">
            <text:p>-11.245</text:p>
          </table:table-cell>
          <table:table-cell table:number-columns-repeated="61"/>
        </table:table-row>
        <table:table-row table:style-name="ro1">
          <table:table-cell table:style-name="ce1" office:value-type="float" office:value="2.375" calcext:value-type="float">
            <text:p>2.375</text:p>
          </table:table-cell>
          <table:table-cell table:style-name="ce1" office:value-type="float" office:value="-14.1016" calcext:value-type="float">
            <text:p>-14.102</text:p>
          </table:table-cell>
          <table:table-cell table:style-name="ce1" office:value-type="float" office:value="-11.875" calcext:value-type="float">
            <text:p>-11.875</text:p>
          </table:table-cell>
          <table:table-cell table:number-columns-repeated="61"/>
        </table:table-row>
        <table:table-row table:style-name="ro1">
          <table:table-cell table:style-name="ce1" office:value-type="float" office:value="2.499" calcext:value-type="float">
            <text:p>2.499</text:p>
          </table:table-cell>
          <table:table-cell table:style-name="ce1" office:value-type="float" office:value="-15.6125" calcext:value-type="float">
            <text:p>-15.613</text:p>
          </table:table-cell>
          <table:table-cell table:style-name="ce1" office:value-type="float" office:value="-12.495" calcext:value-type="float">
            <text:p>-12.495</text:p>
          </table:table-cell>
          <table:table-cell table:number-columns-repeated="61"/>
        </table:table-row>
        <table:table-row table:style-name="ro1">
          <table:table-cell table:style-name="ce1" office:value-type="float" office:value="2.625" calcext:value-type="float">
            <text:p>2.625</text:p>
          </table:table-cell>
          <table:table-cell table:style-name="ce1" office:value-type="float" office:value="-17.2266" calcext:value-type="float">
            <text:p>-17.227</text:p>
          </table:table-cell>
          <table:table-cell table:style-name="ce1" office:value-type="float" office:value="-13.125" calcext:value-type="float">
            <text:p>-13.125</text:p>
          </table:table-cell>
          <table:table-cell table:number-columns-repeated="61"/>
        </table:table-row>
        <table:table-row table:style-name="ro1">
          <table:table-cell table:style-name="ce1" office:value-type="float" office:value="2.749" calcext:value-type="float">
            <text:p>2.749</text:p>
          </table:table-cell>
          <table:table-cell table:style-name="ce1" office:value-type="float" office:value="-18.8925" calcext:value-type="float">
            <text:p>-18.893</text:p>
          </table:table-cell>
          <table:table-cell table:style-name="ce1" office:value-type="float" office:value="-13.745" calcext:value-type="float">
            <text:p>-13.745</text:p>
          </table:table-cell>
          <table:table-cell table:number-columns-repeated="61"/>
        </table:table-row>
        <table:table-row table:style-name="ro1">
          <table:table-cell table:style-name="ce1" office:value-type="float" office:value="2.874" calcext:value-type="float">
            <text:p>2.874</text:p>
          </table:table-cell>
          <table:table-cell table:style-name="ce1" office:value-type="float" office:value="-20.6497" calcext:value-type="float">
            <text:p>-20.650</text:p>
          </table:table-cell>
          <table:table-cell table:style-name="ce1" office:value-type="float" office:value="-14.37" calcext:value-type="float">
            <text:p>-14.370</text:p>
          </table:table-cell>
          <table:table-cell table:number-columns-repeated="61"/>
        </table:table-row>
        <table:table-row table:style-name="ro1">
          <table:table-cell table:style-name="ce1" office:value-type="float" office:value="2.999" calcext:value-type="float">
            <text:p>2.999</text:p>
          </table:table-cell>
          <table:table-cell table:style-name="ce1" office:value-type="float" office:value="-22.485" calcext:value-type="float">
            <text:p>-22.485</text:p>
          </table:table-cell>
          <table:table-cell table:style-name="ce1" office:value-type="float" office:value="-14.995" calcext:value-type="float">
            <text:p>-14.995</text:p>
          </table:table-cell>
          <table:table-cell table:number-columns-repeated="61"/>
        </table:table-row>
        <table:table-row table:style-name="ro1">
          <table:table-cell table:style-name="ce1" office:value-type="float" office:value="3.125" calcext:value-type="float">
            <text:p>3.125</text:p>
          </table:table-cell>
          <table:table-cell table:style-name="ce1" office:value-type="float" office:value="-24.4141" calcext:value-type="float">
            <text:p>-24.414</text:p>
          </table:table-cell>
          <table:table-cell table:style-name="ce1" office:value-type="float" office:value="-15.625" calcext:value-type="float">
            <text:p>-15.625</text:p>
          </table:table-cell>
          <table:table-cell table:number-columns-repeated="61"/>
        </table:table-row>
        <table:table-row table:style-name="ro1">
          <table:table-cell table:style-name="ce1" office:value-type="float" office:value="3.249" calcext:value-type="float">
            <text:p>3.249</text:p>
          </table:table-cell>
          <table:table-cell table:style-name="ce1" office:value-type="float" office:value="-26.39" calcext:value-type="float">
            <text:p>-26.390</text:p>
          </table:table-cell>
          <table:table-cell table:style-name="ce1" office:value-type="float" office:value="-16.245" calcext:value-type="float">
            <text:p>-16.245</text:p>
          </table:table-cell>
          <table:table-cell table:number-columns-repeated="61"/>
        </table:table-row>
        <table:table-row table:style-name="ro1">
          <table:table-cell table:style-name="ce1" office:value-type="float" office:value="3.374" calcext:value-type="float">
            <text:p>3.374</text:p>
          </table:table-cell>
          <table:table-cell table:style-name="ce1" office:value-type="float" office:value="-28.4597" calcext:value-type="float">
            <text:p>-28.460</text:p>
          </table:table-cell>
          <table:table-cell table:style-name="ce1" office:value-type="float" office:value="-16.87" calcext:value-type="float">
            <text:p>-16.870</text:p>
          </table:table-cell>
          <table:table-cell table:number-columns-repeated="61"/>
        </table:table-row>
        <table:table-row table:style-name="ro1">
          <table:table-cell table:style-name="ce1" office:value-type="float" office:value="3.499" calcext:value-type="float">
            <text:p>3.499</text:p>
          </table:table-cell>
          <table:table-cell table:style-name="ce1" office:value-type="float" office:value="-30.6075" calcext:value-type="float">
            <text:p>-30.608</text:p>
          </table:table-cell>
          <table:table-cell table:style-name="ce1" office:value-type="float" office:value="-17.495" calcext:value-type="float">
            <text:p>-17.495</text:p>
          </table:table-cell>
          <table:table-cell table:number-columns-repeated="61"/>
        </table:table-row>
        <table:table-row table:style-name="ro1">
          <table:table-cell table:style-name="ce1" office:value-type="float" office:value="3.624" calcext:value-type="float">
            <text:p>3.624</text:p>
          </table:table-cell>
          <table:table-cell table:style-name="ce1" office:value-type="float" office:value="-32.8334" calcext:value-type="float">
            <text:p>-32.833</text:p>
          </table:table-cell>
          <table:table-cell table:style-name="ce1" office:value-type="float" office:value="-18.12" calcext:value-type="float">
            <text:p>-18.120</text:p>
          </table:table-cell>
          <table:table-cell table:number-columns-repeated="61"/>
        </table:table-row>
        <table:table-row table:style-name="ro1">
          <table:table-cell table:style-name="ce1" office:value-type="float" office:value="3.749" calcext:value-type="float">
            <text:p>3.749</text:p>
          </table:table-cell>
          <table:table-cell table:style-name="ce1" office:value-type="float" office:value="-35.1375" calcext:value-type="float">
            <text:p>-35.138</text:p>
          </table:table-cell>
          <table:table-cell table:style-name="ce1" office:value-type="float" office:value="-18.745" calcext:value-type="float">
            <text:p>-18.745</text:p>
          </table:table-cell>
          <table:table-cell table:number-columns-repeated="61"/>
        </table:table-row>
        <table:table-row table:style-name="ro1">
          <table:table-cell table:style-name="ce1" office:value-type="float" office:value="3.875" calcext:value-type="float">
            <text:p>3.875</text:p>
          </table:table-cell>
          <table:table-cell table:style-name="ce1" office:value-type="float" office:value="-37.5391" calcext:value-type="float">
            <text:p>-37.539</text:p>
          </table:table-cell>
          <table:table-cell table:style-name="ce1" office:value-type="float" office:value="-19.375" calcext:value-type="float">
            <text:p>-19.375</text:p>
          </table:table-cell>
          <table:table-cell table:number-columns-repeated="61"/>
        </table:table-row>
        <table:table-row table:style-name="ro1">
          <table:table-cell table:style-name="ce1" office:value-type="float" office:value="3.999" calcext:value-type="float">
            <text:p>3.999</text:p>
          </table:table-cell>
          <table:table-cell table:style-name="ce1" office:value-type="float" office:value="-39.98" calcext:value-type="float">
            <text:p>-39.980</text:p>
          </table:table-cell>
          <table:table-cell table:style-name="ce1" office:value-type="float" office:value="-19.995" calcext:value-type="float">
            <text:p>-19.995</text:p>
          </table:table-cell>
          <table:table-cell table:number-columns-repeated="61"/>
        </table:table-row>
        <table:table-row table:style-name="ro1">
          <table:table-cell table:style-name="ce1" office:value-type="float" office:value="4.126" calcext:value-type="float">
            <text:p>4.126</text:p>
          </table:table-cell>
          <table:table-cell table:style-name="ce1" office:value-type="float" office:value="-42.5597" calcext:value-type="float">
            <text:p>-42.560</text:p>
          </table:table-cell>
          <table:table-cell table:style-name="ce1" office:value-type="float" office:value="-20.63" calcext:value-type="float">
            <text:p>-20.630</text:p>
          </table:table-cell>
          <table:table-cell table:number-columns-repeated="61"/>
        </table:table-row>
        <table:table-row table:style-name="ro1">
          <table:table-cell table:style-name="ce1" office:value-type="float" office:value="4.248" calcext:value-type="float">
            <text:p>4.248</text:p>
          </table:table-cell>
          <table:table-cell table:style-name="ce1" office:value-type="float" office:value="-45.1138" calcext:value-type="float">
            <text:p>-45.114</text:p>
          </table:table-cell>
          <table:table-cell table:style-name="ce1" office:value-type="float" office:value="-21.24" calcext:value-type="float">
            <text:p>-21.240</text:p>
          </table:table-cell>
          <table:table-cell table:number-columns-repeated="61"/>
        </table:table-row>
        <table:table-row table:style-name="ro1">
          <table:table-cell table:style-name="ce1" office:value-type="float" office:value="4.373" calcext:value-type="float">
            <text:p>4.373</text:p>
          </table:table-cell>
          <table:table-cell table:style-name="ce1" office:value-type="float" office:value="-47.8078" calcext:value-type="float">
            <text:p>-47.808</text:p>
          </table:table-cell>
          <table:table-cell table:style-name="ce1" office:value-type="float" office:value="-21.865" calcext:value-type="float">
            <text:p>-21.865</text:p>
          </table:table-cell>
          <table:table-cell table:number-columns-repeated="61"/>
        </table:table-row>
        <table:table-row table:style-name="ro1">
          <table:table-cell table:style-name="ce1" office:value-type="float" office:value="4.499" calcext:value-type="float">
            <text:p>4.499</text:p>
          </table:table-cell>
          <table:table-cell table:style-name="ce1" office:value-type="float" office:value="-50.6025" calcext:value-type="float">
            <text:p>-50.603</text:p>
          </table:table-cell>
          <table:table-cell table:style-name="ce1" office:value-type="float" office:value="-22.495" calcext:value-type="float">
            <text:p>-22.495</text:p>
          </table:table-cell>
          <table:table-cell table:number-columns-repeated="61"/>
        </table:table-row>
        <table:table-row table:style-name="ro1">
          <table:table-cell table:style-name="ce1" office:value-type="float" office:value="4.626" calcext:value-type="float">
            <text:p>4.626</text:p>
          </table:table-cell>
          <table:table-cell table:style-name="ce1" office:value-type="float" office:value="-53.4997" calcext:value-type="float">
            <text:p>-53.500</text:p>
          </table:table-cell>
          <table:table-cell table:style-name="ce1" office:value-type="float" office:value="-23.13" calcext:value-type="float">
            <text:p>-23.130</text:p>
          </table:table-cell>
          <table:table-cell table:number-columns-repeated="61"/>
        </table:table-row>
        <table:table-row table:style-name="ro1">
          <table:table-cell table:style-name="ce1" office:value-type="float" office:value="4.749" calcext:value-type="float">
            <text:p>4.749</text:p>
          </table:table-cell>
          <table:table-cell table:style-name="ce1" office:value-type="float" office:value="-56.3825" calcext:value-type="float">
            <text:p>-56.383</text:p>
          </table:table-cell>
          <table:table-cell table:style-name="ce1" office:value-type="float" office:value="-23.745" calcext:value-type="float">
            <text:p>-23.745</text:p>
          </table:table-cell>
          <table:table-cell table:number-columns-repeated="61"/>
        </table:table-row>
        <table:table-row table:style-name="ro1">
          <table:table-cell table:style-name="ce1" office:value-type="float" office:value="4.875" calcext:value-type="float">
            <text:p>4.875</text:p>
          </table:table-cell>
          <table:table-cell table:style-name="ce1" office:value-type="float" office:value="-59.4141" calcext:value-type="float">
            <text:p>-59.414</text:p>
          </table:table-cell>
          <table:table-cell table:style-name="ce1" office:value-type="float" office:value="-24.375" calcext:value-type="float">
            <text:p>-24.375</text:p>
          </table:table-cell>
          <table:table-cell table:number-columns-repeated="61"/>
        </table:table-row>
        <table:table-row table:style-name="ro1">
          <table:table-cell table:style-name="ce1" office:value-type="float" office:value="4.999" calcext:value-type="float">
            <text:p>4.999</text:p>
          </table:table-cell>
          <table:table-cell table:style-name="ce1" office:value-type="float" office:value="-62.475" calcext:value-type="float">
            <text:p>-62.475</text:p>
          </table:table-cell>
          <table:table-cell table:style-name="ce1" office:value-type="float" office:value="-24.995" calcext:value-type="float">
            <text:p>-24.995</text:p>
          </table:table-cell>
          <table:table-cell table:number-columns-repeated="61"/>
        </table:table-row>
        <table:table-row table:style-name="ro1">
          <table:table-cell table:style-name="ce1" office:value-type="float" office:value="5.126" calcext:value-type="float">
            <text:p>5.126</text:p>
          </table:table-cell>
          <table:table-cell table:style-name="ce1" office:value-type="float" office:value="-65.6897" calcext:value-type="float">
            <text:p>-65.690</text:p>
          </table:table-cell>
          <table:table-cell table:style-name="ce1" office:value-type="float" office:value="-25.63" calcext:value-type="float">
            <text:p>-25.630</text:p>
          </table:table-cell>
          <table:table-cell table:number-columns-repeated="61"/>
        </table:table-row>
        <table:table-row table:style-name="ro1">
          <table:table-cell table:style-name="ce1" office:value-type="float" office:value="5.249" calcext:value-type="float">
            <text:p>5.249</text:p>
          </table:table-cell>
          <table:table-cell table:style-name="ce1" office:value-type="float" office:value="-68.88" calcext:value-type="float">
            <text:p>-68.880</text:p>
          </table:table-cell>
          <table:table-cell table:style-name="ce1" office:value-type="float" office:value="-26.245" calcext:value-type="float">
            <text:p>-26.245</text:p>
          </table:table-cell>
          <table:table-cell table:number-columns-repeated="61"/>
        </table:table-row>
        <table:table-row table:style-name="ro1">
          <table:table-cell table:style-name="ce1" office:value-type="float" office:value="5.374" calcext:value-type="float">
            <text:p>5.374</text:p>
          </table:table-cell>
          <table:table-cell table:style-name="ce1" office:value-type="float" office:value="-72.1997" calcext:value-type="float">
            <text:p>-72.200</text:p>
          </table:table-cell>
          <table:table-cell table:style-name="ce1" office:value-type="float" office:value="-26.87" calcext:value-type="float">
            <text:p>-26.870</text:p>
          </table:table-cell>
          <table:table-cell table:number-columns-repeated="61"/>
        </table:table-row>
        <table:table-row table:style-name="ro1">
          <table:table-cell table:style-name="ce1" office:value-type="float" office:value="5.499" calcext:value-type="float">
            <text:p>5.499</text:p>
          </table:table-cell>
          <table:table-cell table:style-name="ce1" office:value-type="float" office:value="-75.5975" calcext:value-type="float">
            <text:p>-75.598</text:p>
          </table:table-cell>
          <table:table-cell table:style-name="ce1" office:value-type="float" office:value="-27.495" calcext:value-type="float">
            <text:p>-27.495</text:p>
          </table:table-cell>
          <table:table-cell table:number-columns-repeated="61"/>
        </table:table-row>
        <table:table-row table:style-name="ro1">
          <table:table-cell table:style-name="ce1" office:value-type="float" office:value="5.625" calcext:value-type="float">
            <text:p>5.625</text:p>
          </table:table-cell>
          <table:table-cell table:style-name="ce1" office:value-type="float" office:value="-79.1016" calcext:value-type="float">
            <text:p>-79.102</text:p>
          </table:table-cell>
          <table:table-cell table:style-name="ce1" office:value-type="float" office:value="-28.125" calcext:value-type="float">
            <text:p>-28.125</text:p>
          </table:table-cell>
          <table:table-cell table:number-columns-repeated="61"/>
        </table:table-row>
        <table:table-row table:style-name="ro1">
          <table:table-cell table:style-name="ce1" office:value-type="float" office:value="5.748" calcext:value-type="float">
            <text:p>5.748</text:p>
          </table:table-cell>
          <table:table-cell table:style-name="ce1" office:value-type="float" office:value="-82.5988" calcext:value-type="float">
            <text:p>-82.599</text:p>
          </table:table-cell>
          <table:table-cell table:style-name="ce1" office:value-type="float" office:value="-28.74" calcext:value-type="float">
            <text:p>-28.740</text:p>
          </table:table-cell>
          <table:table-cell table:number-columns-repeated="61"/>
        </table:table-row>
        <table:table-row table:style-name="ro1">
          <table:table-cell table:style-name="ce1" office:value-type="float" office:value="5.874" calcext:value-type="float">
            <text:p>5.874</text:p>
          </table:table-cell>
          <table:table-cell table:style-name="ce1" office:value-type="float" office:value="-86.2597" calcext:value-type="float">
            <text:p>-86.260</text:p>
          </table:table-cell>
          <table:table-cell table:style-name="ce1" office:value-type="float" office:value="-29.37" calcext:value-type="float">
            <text:p>-29.370</text:p>
          </table:table-cell>
          <table:table-cell table:number-columns-repeated="61"/>
        </table:table-row>
        <table:table-row table:style-name="ro1">
          <table:table-cell table:style-name="ce1" office:value-type="float" office:value="5.999" calcext:value-type="float">
            <text:p>5.999</text:p>
          </table:table-cell>
          <table:table-cell table:style-name="ce1" office:value-type="float" office:value="-89.97" calcext:value-type="float">
            <text:p>-89.970</text:p>
          </table:table-cell>
          <table:table-cell table:style-name="ce1" office:value-type="float" office:value="-29.995" calcext:value-type="float">
            <text:p>-29.995</text:p>
          </table:table-cell>
          <table:table-cell table:number-columns-repeated="61"/>
        </table:table-row>
        <table:table-row table:style-name="ro1">
          <table:table-cell table:style-name="ce1" office:value-type="float" office:value="6.124" calcext:value-type="float">
            <text:p>6.124</text:p>
          </table:table-cell>
          <table:table-cell table:style-name="ce1" office:value-type="float" office:value="-93.7584" calcext:value-type="float">
            <text:p>-93.758</text:p>
          </table:table-cell>
          <table:table-cell table:style-name="ce1" office:value-type="float" office:value="-30.62" calcext:value-type="float">
            <text:p>-30.620</text:p>
          </table:table-cell>
          <table:table-cell table:number-columns-repeated="61"/>
        </table:table-row>
        <table:table-row table:style-name="ro1">
          <table:table-cell table:style-name="ce1" office:value-type="float" office:value="6.249" calcext:value-type="float">
            <text:p>6.249</text:p>
          </table:table-cell>
          <table:table-cell table:style-name="ce1" office:value-type="float" office:value="-97.625" calcext:value-type="float">
            <text:p>-97.625</text:p>
          </table:table-cell>
          <table:table-cell table:style-name="ce1" office:value-type="float" office:value="-31.245" calcext:value-type="float">
            <text:p>-31.245</text:p>
          </table:table-cell>
          <table:table-cell table:number-columns-repeated="61"/>
        </table:table-row>
        <table:table-row table:style-name="ro1">
          <table:table-cell table:style-name="ce1" office:value-type="float" office:value="6.374" calcext:value-type="float">
            <text:p>6.374</text:p>
          </table:table-cell>
          <table:table-cell table:style-name="ce1" office:value-type="float" office:value="-101.5697" calcext:value-type="float">
            <text:p>-101.570</text:p>
          </table:table-cell>
          <table:table-cell table:style-name="ce1" office:value-type="float" office:value="-31.87" calcext:value-type="float">
            <text:p>-31.870</text:p>
          </table:table-cell>
          <table:table-cell table:number-columns-repeated="61"/>
        </table:table-row>
        <table:table-row table:style-name="ro1">
          <table:table-cell table:style-name="ce1" office:value-type="float" office:value="6.499" calcext:value-type="float">
            <text:p>6.499</text:p>
          </table:table-cell>
          <table:table-cell table:style-name="ce1" office:value-type="float" office:value="-105.5925" calcext:value-type="float">
            <text:p>-105.593</text:p>
          </table:table-cell>
          <table:table-cell table:style-name="ce1" office:value-type="float" office:value="-32.495" calcext:value-type="float">
            <text:p>-32.495</text:p>
          </table:table-cell>
          <table:table-cell table:number-columns-repeated="61"/>
        </table:table-row>
        <table:table-row table:style-name="ro1">
          <table:table-cell table:style-name="ce1" office:value-type="float" office:value="6.624" calcext:value-type="float">
            <text:p>6.624</text:p>
          </table:table-cell>
          <table:table-cell table:style-name="ce1" office:value-type="float" office:value="-109.6934" calcext:value-type="float">
            <text:p>-109.693</text:p>
          </table:table-cell>
          <table:table-cell table:style-name="ce1" office:value-type="float" office:value="-33.12" calcext:value-type="float">
            <text:p>-33.120</text:p>
          </table:table-cell>
          <table:table-cell table:number-columns-repeated="61"/>
        </table:table-row>
        <table:table-row table:style-name="ro1">
          <table:table-cell table:style-name="ce1" office:value-type="float" office:value="6.749" calcext:value-type="float">
            <text:p>6.749</text:p>
          </table:table-cell>
          <table:table-cell table:style-name="ce1" office:value-type="float" office:value="-113.8725" calcext:value-type="float">
            <text:p>-113.873</text:p>
          </table:table-cell>
          <table:table-cell table:style-name="ce1" office:value-type="float" office:value="-33.745" calcext:value-type="float">
            <text:p>-33.745</text:p>
          </table:table-cell>
          <table:table-cell table:number-columns-repeated="61"/>
        </table:table-row>
        <table:table-row table:style-name="ro1">
          <table:table-cell table:style-name="ce1" office:value-type="float" office:value="6.873" calcext:value-type="float">
            <text:p>6.873</text:p>
          </table:table-cell>
          <table:table-cell table:style-name="ce1" office:value-type="float" office:value="-118.0953" calcext:value-type="float">
            <text:p>-118.095</text:p>
          </table:table-cell>
          <table:table-cell table:style-name="ce1" office:value-type="float" office:value="-34.365" calcext:value-type="float">
            <text:p>-34.365</text:p>
          </table:table-cell>
          <table:table-cell table:number-columns-repeated="61"/>
        </table:table-row>
        <table:table-row table:style-name="ro1">
          <table:table-cell table:style-name="ce1" office:value-type="float" office:value="6.999" calcext:value-type="float">
            <text:p>6.999</text:p>
          </table:table-cell>
          <table:table-cell table:style-name="ce1" office:value-type="float" office:value="-122.465" calcext:value-type="float">
            <text:p>-122.465</text:p>
          </table:table-cell>
          <table:table-cell table:style-name="ce1" office:value-type="float" office:value="-34.995" calcext:value-type="float">
            <text:p>-34.995</text:p>
          </table:table-cell>
          <table:table-cell table:number-columns-repeated="61"/>
        </table:table-row>
        <table:table-row table:style-name="ro1">
          <table:table-cell table:style-name="ce1" office:value-type="float" office:value="7.124" calcext:value-type="float">
            <text:p>7.124</text:p>
          </table:table-cell>
          <table:table-cell table:style-name="ce1" office:value-type="float" office:value="-126.8784" calcext:value-type="float">
            <text:p>-126.878</text:p>
          </table:table-cell>
          <table:table-cell table:style-name="ce1" office:value-type="float" office:value="-35.62" calcext:value-type="float">
            <text:p>-35.620</text:p>
          </table:table-cell>
          <table:table-cell table:number-columns-repeated="61"/>
        </table:table-row>
        <table:table-row table:style-name="ro1">
          <table:table-cell table:style-name="ce1" office:value-type="float" office:value="7.249" calcext:value-type="float">
            <text:p>7.249</text:p>
          </table:table-cell>
          <table:table-cell table:style-name="ce1" office:value-type="float" office:value="-131.37" calcext:value-type="float">
            <text:p>-131.370</text:p>
          </table:table-cell>
          <table:table-cell table:style-name="ce1" office:value-type="float" office:value="-36.245" calcext:value-type="float">
            <text:p>-36.245</text:p>
          </table:table-cell>
          <table:table-cell table:number-columns-repeated="61"/>
        </table:table-row>
        <table:table-row table:style-name="ro1">
          <table:table-cell table:style-name="ce1" office:value-type="float" office:value="7.373" calcext:value-type="float">
            <text:p>7.373</text:p>
          </table:table-cell>
          <table:table-cell table:style-name="ce1" office:value-type="float" office:value="-135.9028" calcext:value-type="float">
            <text:p>-135.903</text:p>
          </table:table-cell>
          <table:table-cell table:style-name="ce1" office:value-type="float" office:value="-36.865" calcext:value-type="float">
            <text:p>-36.865</text:p>
          </table:table-cell>
          <table:table-cell table:number-columns-repeated="61"/>
        </table:table-row>
        <table:table-row table:style-name="ro1">
          <table:table-cell table:style-name="ce1" office:value-type="float" office:value="7.499" calcext:value-type="float">
            <text:p>7.499</text:p>
          </table:table-cell>
          <table:table-cell table:style-name="ce1" office:value-type="float" office:value="-140.5875" calcext:value-type="float">
            <text:p>-140.588</text:p>
          </table:table-cell>
          <table:table-cell table:style-name="ce1" office:value-type="float" office:value="-37.495" calcext:value-type="float">
            <text:p>-37.495</text:p>
          </table:table-cell>
          <table:table-cell table:number-columns-repeated="61"/>
        </table:table-row>
        <table:table-row table:style-name="ro1">
          <table:table-cell table:style-name="ce1" office:value-type="float" office:value="7.624" calcext:value-type="float">
            <text:p>7.624</text:p>
          </table:table-cell>
          <table:table-cell table:style-name="ce1" office:value-type="float" office:value="-145.3134" calcext:value-type="float">
            <text:p>-145.313</text:p>
          </table:table-cell>
          <table:table-cell table:style-name="ce1" office:value-type="float" office:value="-38.12" calcext:value-type="float">
            <text:p>-38.120</text:p>
          </table:table-cell>
          <table:table-cell table:number-columns-repeated="61"/>
        </table:table-row>
        <table:table-row table:style-name="ro1">
          <table:table-cell table:style-name="ce1" office:value-type="float" office:value="7.749" calcext:value-type="float">
            <text:p>7.749</text:p>
          </table:table-cell>
          <table:table-cell table:style-name="ce1" office:value-type="float" office:value="-150.1175" calcext:value-type="float">
            <text:p>-150.118</text:p>
          </table:table-cell>
          <table:table-cell table:style-name="ce1" office:value-type="float" office:value="-38.745" calcext:value-type="float">
            <text:p>-38.745</text:p>
          </table:table-cell>
          <table:table-cell table:number-columns-repeated="61"/>
        </table:table-row>
        <table:table-row table:style-name="ro1">
          <table:table-cell table:style-name="ce1" office:value-type="float" office:value="7.875" calcext:value-type="float">
            <text:p>7.875</text:p>
          </table:table-cell>
          <table:table-cell table:style-name="ce1" office:value-type="float" office:value="-155.0391" calcext:value-type="float">
            <text:p>-155.039</text:p>
          </table:table-cell>
          <table:table-cell table:style-name="ce1" office:value-type="float" office:value="-39.375" calcext:value-type="float">
            <text:p>-39.375</text:p>
          </table:table-cell>
          <table:table-cell table:number-columns-repeated="61"/>
        </table:table-row>
        <table:table-row table:style-name="ro1">
          <table:table-cell table:style-name="ce1" office:value-type="float" office:value="7.999" calcext:value-type="float">
            <text:p>7.999</text:p>
          </table:table-cell>
          <table:table-cell table:style-name="ce1" office:value-type="float" office:value="-159.96" calcext:value-type="float">
            <text:p>-159.960</text:p>
          </table:table-cell>
          <table:table-cell table:style-name="ce1" office:value-type="float" office:value="-39.995" calcext:value-type="float">
            <text:p>-39.995</text:p>
          </table:table-cell>
          <table:table-cell table:number-columns-repeated="61"/>
        </table:table-row>
        <table:table-row table:style-name="ro1">
          <table:table-cell table:style-name="ce1" office:value-type="float" office:value="8.125" calcext:value-type="float">
            <text:p>8.125</text:p>
          </table:table-cell>
          <table:table-cell table:style-name="ce1" office:value-type="float" office:value="-165.0391" calcext:value-type="float">
            <text:p>-165.039</text:p>
          </table:table-cell>
          <table:table-cell table:style-name="ce1" office:value-type="float" office:value="-40.625" calcext:value-type="float">
            <text:p>-40.625</text:p>
          </table:table-cell>
          <table:table-cell table:number-columns-repeated="61"/>
        </table:table-row>
        <table:table-row table:style-name="ro1">
          <table:table-cell table:style-name="ce1" office:value-type="float" office:value="8.248" calcext:value-type="float">
            <text:p>8.248</text:p>
          </table:table-cell>
          <table:table-cell table:style-name="ce1" office:value-type="float" office:value="-170.0738" calcext:value-type="float">
            <text:p>-170.074</text:p>
          </table:table-cell>
          <table:table-cell table:style-name="ce1" office:value-type="float" office:value="-41.24" calcext:value-type="float">
            <text:p>-41.240</text:p>
          </table:table-cell>
          <table:table-cell table:number-columns-repeated="61"/>
        </table:table-row>
        <table:table-row table:style-name="ro1">
          <table:table-cell table:style-name="ce1" office:value-type="float" office:value="8.374" calcext:value-type="float">
            <text:p>8.374</text:p>
          </table:table-cell>
          <table:table-cell table:style-name="ce1" office:value-type="float" office:value="-175.3097" calcext:value-type="float">
            <text:p>-175.310</text:p>
          </table:table-cell>
          <table:table-cell table:style-name="ce1" office:value-type="float" office:value="-41.87" calcext:value-type="float">
            <text:p>-41.870</text:p>
          </table:table-cell>
          <table:table-cell table:number-columns-repeated="61"/>
        </table:table-row>
        <table:table-row table:style-name="ro1">
          <table:table-cell table:style-name="ce1" office:value-type="float" office:value="8.501" calcext:value-type="float">
            <text:p>8.501</text:p>
          </table:table-cell>
          <table:table-cell table:style-name="ce1" office:value-type="float" office:value="-180.6675" calcext:value-type="float">
            <text:p>-180.668</text:p>
          </table:table-cell>
          <table:table-cell table:style-name="ce1" office:value-type="float" office:value="-42.505" calcext:value-type="float">
            <text:p>-42.505</text:p>
          </table:table-cell>
          <table:table-cell table:number-columns-repeated="61"/>
        </table:table-row>
        <table:table-row table:style-name="ro1">
          <table:table-cell table:style-name="ce1" office:value-type="float" office:value="8.624" calcext:value-type="float">
            <text:p>8.624</text:p>
          </table:table-cell>
          <table:table-cell table:style-name="ce1" office:value-type="float" office:value="-185.9334" calcext:value-type="float">
            <text:p>-185.933</text:p>
          </table:table-cell>
          <table:table-cell table:style-name="ce1" office:value-type="float" office:value="-43.12" calcext:value-type="float">
            <text:p>-43.120</text:p>
          </table:table-cell>
          <table:table-cell table:number-columns-repeated="61"/>
        </table:table-row>
        <table:table-row table:style-name="ro1">
          <table:table-cell table:style-name="ce1" office:value-type="float" office:value="8.749" calcext:value-type="float">
            <text:p>8.749</text:p>
          </table:table-cell>
          <table:table-cell table:style-name="ce1" office:value-type="float" office:value="-191.3625" calcext:value-type="float">
            <text:p>-191.363</text:p>
          </table:table-cell>
          <table:table-cell table:style-name="ce1" office:value-type="float" office:value="-43.745" calcext:value-type="float">
            <text:p>-43.745</text:p>
          </table:table-cell>
          <table:table-cell table:number-columns-repeated="61"/>
        </table:table-row>
        <table:table-row table:style-name="ro1">
          <table:table-cell table:style-name="ce1" office:value-type="float" office:value="8.875" calcext:value-type="float">
            <text:p>8.875</text:p>
          </table:table-cell>
          <table:table-cell table:style-name="ce1" office:value-type="float" office:value="-196.9141" calcext:value-type="float">
            <text:p>-196.914</text:p>
          </table:table-cell>
          <table:table-cell table:style-name="ce1" office:value-type="float" office:value="-44.375" calcext:value-type="float">
            <text:p>-44.375</text:p>
          </table:table-cell>
          <table:table-cell table:number-columns-repeated="61"/>
        </table:table-row>
        <table:table-row table:style-name="ro1">
          <table:table-cell table:style-name="ce1" office:value-type="float" office:value="8.945" calcext:value-type="float">
            <text:p>8.945</text:p>
          </table:table-cell>
          <table:table-cell table:style-name="ce1" office:value-type="float" office:value="-200" calcext:value-type="float">
            <text:p>-200.000</text:p>
          </table:table-cell>
          <table:table-cell table:style-name="ce1" office:value-type="float" office:value="-44.7214" calcext:value-type="float">
            <text:p>-44.721</text:p>
          </table:table-cell>
          <table:table-cell table:number-columns-repeated="61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kg 20N" table:style-name="ta1">
        <table:shapes>
          <draw:frame draw:z-index="0" draw:style-name="gr1" draw:text-style-name="P1" svg:width="15.995cm" svg:height="10.094cm" svg:x="0.11cm" svg:y="0.106cm">
            <draw:object draw:notify-on-update-of-ranges="'2kg 20N'.A1:'2kg 20N'.A1 '2kg 20N'.A2:'2kg 20N'.A53 '2kg 20N'.C1:'2kg 20N'.C1 '2kg 20N'.C2:'2kg 20N'.C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t (sec)</text:p>
          </table:table-cell>
          <table:table-cell table:style-name="Default" office:value-type="string" calcext:value-type="string">
            <text:p>X (m)</text:p>
          </table:table-cell>
          <table:table-cell table:style-name="Default" office:value-type="string" calcext:value-type="string">
            <text:p>Vx (m/s)</text:p>
          </table:table-cell>
        </table:table-row>
        <table:table-row table:style-name="ro1">
          <table:table-cell table:number-columns-repeated="3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-0.0616" calcext:value-type="float">
            <text:p>-0.062</text:p>
          </table:table-cell>
          <table:table-cell office:value-type="float" office:value="-1.11" calcext:value-type="float">
            <text:p>-1.110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-0.2785" calcext:value-type="float">
            <text:p>-0.279</text:p>
          </table:table-cell>
          <table:table-cell office:value-type="float" office:value="-2.36" calcext:value-type="float">
            <text:p>-2.360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-0.6516" calcext:value-type="float">
            <text:p>-0.652</text:p>
          </table:table-cell>
          <table:table-cell office:value-type="float" office:value="-3.61" calcext:value-type="float">
            <text:p>-3.610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-1.181" calcext:value-type="float">
            <text:p>-1.181</text:p>
          </table:table-cell>
          <table:table-cell office:value-type="float" office:value="-4.86" calcext:value-type="float">
            <text:p>-4.860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-1.8666" calcext:value-type="float">
            <text:p>-1.867</text:p>
          </table:table-cell>
          <table:table-cell office:value-type="float" office:value="-6.11" calcext:value-type="float">
            <text:p>-6.110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-2.7085" calcext:value-type="float">
            <text:p>-2.709</text:p>
          </table:table-cell>
          <table:table-cell office:value-type="float" office:value="-7.36" calcext:value-type="float">
            <text:p>-7.360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-3.7152" calcext:value-type="float">
            <text:p>-3.715</text:p>
          </table:table-cell>
          <table:table-cell office:value-type="float" office:value="-8.62" calcext:value-type="float">
            <text:p>-8.620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-4.861" calcext:value-type="float">
            <text:p>-4.861</text:p>
          </table:table-cell>
          <table:table-cell office:value-type="float" office:value="-9.86" calcext:value-type="float">
            <text:p>-9.860</text:p>
          </table:table-cell>
        </table:table-row>
        <table:table-row table:style-name="ro1">
          <table:table-cell office:value-type="float" office:value="1.113" calcext:value-type="float">
            <text:p>1.113</text:p>
          </table:table-cell>
          <table:table-cell office:value-type="float" office:value="-6.1938" calcext:value-type="float">
            <text:p>-6.194</text:p>
          </table:table-cell>
          <table:table-cell office:value-type="float" office:value="-11.13" calcext:value-type="float">
            <text:p>-11.130</text:p>
          </table:table-cell>
        </table:table-row>
        <table:table-row table:style-name="ro1">
          <table:table-cell office:value-type="float" office:value="1.237" calcext:value-type="float">
            <text:p>1.237</text:p>
          </table:table-cell>
          <table:table-cell office:value-type="float" office:value="-7.6508" calcext:value-type="float">
            <text:p>-7.651</text:p>
          </table:table-cell>
          <table:table-cell office:value-type="float" office:value="-12.37" calcext:value-type="float">
            <text:p>-12.370</text:p>
          </table:table-cell>
        </table:table-row>
        <table:table-row table:style-name="ro1">
          <table:table-cell office:value-type="float" office:value="1.362" calcext:value-type="float">
            <text:p>1.362</text:p>
          </table:table-cell>
          <table:table-cell office:value-type="float" office:value="-9.2752" calcext:value-type="float">
            <text:p>-9.275</text:p>
          </table:table-cell>
          <table:table-cell office:value-type="float" office:value="-13.62" calcext:value-type="float">
            <text:p>-13.620</text:p>
          </table:table-cell>
        </table:table-row>
        <table:table-row table:style-name="ro1">
          <table:table-cell office:value-type="float" office:value="1.486" calcext:value-type="float">
            <text:p>1.486</text:p>
          </table:table-cell>
          <table:table-cell office:value-type="float" office:value="-11.041" calcext:value-type="float">
            <text:p>-11.041</text:p>
          </table:table-cell>
          <table:table-cell office:value-type="float" office:value="-14.86" calcext:value-type="float">
            <text:p>-14.860</text:p>
          </table:table-cell>
        </table:table-row>
        <table:table-row table:style-name="ro1">
          <table:table-cell office:value-type="float" office:value="1.612" calcext:value-type="float">
            <text:p>1.612</text:p>
          </table:table-cell>
          <table:table-cell office:value-type="float" office:value="-12.9927" calcext:value-type="float">
            <text:p>-12.993</text:p>
          </table:table-cell>
          <table:table-cell office:value-type="float" office:value="-16.12" calcext:value-type="float">
            <text:p>-16.120</text:p>
          </table:table-cell>
        </table:table-row>
        <table:table-row table:style-name="ro1">
          <table:table-cell office:value-type="float" office:value="1.736" calcext:value-type="float">
            <text:p>1.736</text:p>
          </table:table-cell>
          <table:table-cell office:value-type="float" office:value="-15.0685" calcext:value-type="float">
            <text:p>-15.069</text:p>
          </table:table-cell>
          <table:table-cell office:value-type="float" office:value="-17.36" calcext:value-type="float">
            <text:p>-17.360</text:p>
          </table:table-cell>
        </table:table-row>
        <table:table-row table:style-name="ro1">
          <table:table-cell office:value-type="float" office:value="1.861" calcext:value-type="float">
            <text:p>1.861</text:p>
          </table:table-cell>
          <table:table-cell office:value-type="float" office:value="-17.3166" calcext:value-type="float">
            <text:p>-17.317</text:p>
          </table:table-cell>
          <table:table-cell office:value-type="float" office:value="-18.61" calcext:value-type="float">
            <text:p>-18.610</text:p>
          </table:table-cell>
        </table:table-row>
        <table:table-row table:style-name="ro1">
          <table:table-cell office:value-type="float" office:value="1.986" calcext:value-type="float">
            <text:p>1.986</text:p>
          </table:table-cell>
          <table:table-cell office:value-type="float" office:value="-19.721" calcext:value-type="float">
            <text:p>-19.721</text:p>
          </table:table-cell>
          <table:table-cell office:value-type="float" office:value="-19.86" calcext:value-type="float">
            <text:p>-19.860</text:p>
          </table:table-cell>
        </table:table-row>
        <table:table-row table:style-name="ro1">
          <table:table-cell office:value-type="float" office:value="2.113" calcext:value-type="float">
            <text:p>2.113</text:p>
          </table:table-cell>
          <table:table-cell office:value-type="float" office:value="-22.3238" calcext:value-type="float">
            <text:p>-22.324</text:p>
          </table:table-cell>
          <table:table-cell office:value-type="float" office:value="-21.13" calcext:value-type="float">
            <text:p>-21.130</text:p>
          </table:table-cell>
        </table:table-row>
        <table:table-row table:style-name="ro1">
          <table:table-cell office:value-type="float" office:value="2.237" calcext:value-type="float">
            <text:p>2.237</text:p>
          </table:table-cell>
          <table:table-cell office:value-type="float" office:value="-25.0208" calcext:value-type="float">
            <text:p>-25.021</text:p>
          </table:table-cell>
          <table:table-cell office:value-type="float" office:value="-22.37" calcext:value-type="float">
            <text:p>-22.370</text:p>
          </table:table-cell>
        </table:table-row>
        <table:table-row table:style-name="ro1">
          <table:table-cell office:value-type="float" office:value="2.363" calcext:value-type="float">
            <text:p>2.363</text:p>
          </table:table-cell>
          <table:table-cell office:value-type="float" office:value="-27.9188" calcext:value-type="float">
            <text:p>-27.919</text:p>
          </table:table-cell>
          <table:table-cell office:value-type="float" office:value="-23.63" calcext:value-type="float">
            <text:p>-23.630</text:p>
          </table:table-cell>
        </table:table-row>
        <table:table-row table:style-name="ro1">
          <table:table-cell office:value-type="float" office:value="2.487" calcext:value-type="float">
            <text:p>2.487</text:p>
          </table:table-cell>
          <table:table-cell office:value-type="float" office:value="-30.9258" calcext:value-type="float">
            <text:p>-30.926</text:p>
          </table:table-cell>
          <table:table-cell office:value-type="float" office:value="-24.87" calcext:value-type="float">
            <text:p>-24.870</text:p>
          </table:table-cell>
        </table:table-row>
        <table:table-row table:style-name="ro1">
          <table:table-cell office:value-type="float" office:value="2.611" calcext:value-type="float">
            <text:p>2.611</text:p>
          </table:table-cell>
          <table:table-cell office:value-type="float" office:value="-34.0866" calcext:value-type="float">
            <text:p>-34.087</text:p>
          </table:table-cell>
          <table:table-cell office:value-type="float" office:value="-26.11" calcext:value-type="float">
            <text:p>-26.110</text:p>
          </table:table-cell>
        </table:table-row>
        <table:table-row table:style-name="ro1">
          <table:table-cell office:value-type="float" office:value="2.737" calcext:value-type="float">
            <text:p>2.737</text:p>
          </table:table-cell>
          <table:table-cell office:value-type="float" office:value="-37.4558" calcext:value-type="float">
            <text:p>-37.456</text:p>
          </table:table-cell>
          <table:table-cell office:value-type="float" office:value="-27.37" calcext:value-type="float">
            <text:p>-27.370</text:p>
          </table:table-cell>
        </table:table-row>
        <table:table-row table:style-name="ro1">
          <table:table-cell office:value-type="float" office:value="2.861" calcext:value-type="float">
            <text:p>2.861</text:p>
          </table:table-cell>
          <table:table-cell office:value-type="float" office:value="-40.9266" calcext:value-type="float">
            <text:p>-40.927</text:p>
          </table:table-cell>
          <table:table-cell office:value-type="float" office:value="-28.61" calcext:value-type="float">
            <text:p>-28.610</text:p>
          </table:table-cell>
        </table:table-row>
        <table:table-row table:style-name="ro1">
          <table:table-cell office:value-type="float" office:value="2.986" calcext:value-type="float">
            <text:p>2.986</text:p>
          </table:table-cell>
          <table:table-cell office:value-type="float" office:value="-44.581" calcext:value-type="float">
            <text:p>-44.581</text:p>
          </table:table-cell>
          <table:table-cell office:value-type="float" office:value="-29.86" calcext:value-type="float">
            <text:p>-29.860</text:p>
          </table:table-cell>
        </table:table-row>
        <table:table-row table:style-name="ro1">
          <table:table-cell office:value-type="float" office:value="3.112" calcext:value-type="float">
            <text:p>3.112</text:p>
          </table:table-cell>
          <table:table-cell office:value-type="float" office:value="-48.4227" calcext:value-type="float">
            <text:p>-48.423</text:p>
          </table:table-cell>
          <table:table-cell office:value-type="float" office:value="-31.12" calcext:value-type="float">
            <text:p>-31.120</text:p>
          </table:table-cell>
        </table:table-row>
        <table:table-row table:style-name="ro1">
          <table:table-cell office:value-type="float" office:value="3.237" calcext:value-type="float">
            <text:p>3.237</text:p>
          </table:table-cell>
          <table:table-cell office:value-type="float" office:value="-52.3908" calcext:value-type="float">
            <text:p>-52.391</text:p>
          </table:table-cell>
          <table:table-cell office:value-type="float" office:value="-32.37" calcext:value-type="float">
            <text:p>-32.370</text:p>
          </table:table-cell>
        </table:table-row>
        <table:table-row table:style-name="ro1">
          <table:table-cell office:value-type="float" office:value="3.36" calcext:value-type="float">
            <text:p>3.360</text:p>
          </table:table-cell>
          <table:table-cell office:value-type="float" office:value="-56.448" calcext:value-type="float">
            <text:p>-56.448</text:p>
          </table:table-cell>
          <table:table-cell office:value-type="float" office:value="-33.6" calcext:value-type="float">
            <text:p>-33.600</text:p>
          </table:table-cell>
        </table:table-row>
        <table:table-row table:style-name="ro1">
          <table:table-cell office:value-type="float" office:value="3.486" calcext:value-type="float">
            <text:p>3.486</text:p>
          </table:table-cell>
          <table:table-cell office:value-type="float" office:value="-60.761" calcext:value-type="float">
            <text:p>-60.761</text:p>
          </table:table-cell>
          <table:table-cell office:value-type="float" office:value="-34.86" calcext:value-type="float">
            <text:p>-34.860</text:p>
          </table:table-cell>
        </table:table-row>
        <table:table-row table:style-name="ro1">
          <table:table-cell office:value-type="float" office:value="3.611" calcext:value-type="float">
            <text:p>3.611</text:p>
          </table:table-cell>
          <table:table-cell office:value-type="float" office:value="-65.1966" calcext:value-type="float">
            <text:p>-65.197</text:p>
          </table:table-cell>
          <table:table-cell office:value-type="float" office:value="-36.11" calcext:value-type="float">
            <text:p>-36.110</text:p>
          </table:table-cell>
        </table:table-row>
        <table:table-row table:style-name="ro1">
          <table:table-cell office:value-type="float" office:value="3.736" calcext:value-type="float">
            <text:p>3.736</text:p>
          </table:table-cell>
          <table:table-cell office:value-type="float" office:value="-69.7885" calcext:value-type="float">
            <text:p>-69.789</text:p>
          </table:table-cell>
          <table:table-cell office:value-type="float" office:value="-37.36" calcext:value-type="float">
            <text:p>-37.360</text:p>
          </table:table-cell>
        </table:table-row>
        <table:table-row table:style-name="ro1">
          <table:table-cell office:value-type="float" office:value="3.861" calcext:value-type="float">
            <text:p>3.861</text:p>
          </table:table-cell>
          <table:table-cell office:value-type="float" office:value="-74.5366" calcext:value-type="float">
            <text:p>-74.537</text:p>
          </table:table-cell>
          <table:table-cell office:value-type="float" office:value="-38.61" calcext:value-type="float">
            <text:p>-38.610</text:p>
          </table:table-cell>
        </table:table-row>
        <table:table-row table:style-name="ro1">
          <table:table-cell office:value-type="float" office:value="3.987" calcext:value-type="float">
            <text:p>3.987</text:p>
          </table:table-cell>
          <table:table-cell office:value-type="float" office:value="-79.4808" calcext:value-type="float">
            <text:p>-79.481</text:p>
          </table:table-cell>
          <table:table-cell office:value-type="float" office:value="-39.87" calcext:value-type="float">
            <text:p>-39.870</text:p>
          </table:table-cell>
        </table:table-row>
        <table:table-row table:style-name="ro1">
          <table:table-cell office:value-type="float" office:value="4.111" calcext:value-type="float">
            <text:p>4.111</text:p>
          </table:table-cell>
          <table:table-cell office:value-type="float" office:value="-84.5016" calcext:value-type="float">
            <text:p>-84.502</text:p>
          </table:table-cell>
          <table:table-cell office:value-type="float" office:value="-41.11" calcext:value-type="float">
            <text:p>-41.110</text:p>
          </table:table-cell>
        </table:table-row>
        <table:table-row table:style-name="ro1">
          <table:table-cell office:value-type="float" office:value="4.236" calcext:value-type="float">
            <text:p>4.236</text:p>
          </table:table-cell>
          <table:table-cell office:value-type="float" office:value="-89.7185" calcext:value-type="float">
            <text:p>-89.719</text:p>
          </table:table-cell>
          <table:table-cell office:value-type="float" office:value="-42.36" calcext:value-type="float">
            <text:p>-42.360</text:p>
          </table:table-cell>
        </table:table-row>
        <table:table-row table:style-name="ro1">
          <table:table-cell office:value-type="float" office:value="4.361" calcext:value-type="float">
            <text:p>4.361</text:p>
          </table:table-cell>
          <table:table-cell office:value-type="float" office:value="-95.0916" calcext:value-type="float">
            <text:p>-95.092</text:p>
          </table:table-cell>
          <table:table-cell office:value-type="float" office:value="-43.61" calcext:value-type="float">
            <text:p>-43.610</text:p>
          </table:table-cell>
        </table:table-row>
        <table:table-row table:style-name="ro1">
          <table:table-cell office:value-type="float" office:value="4.486" calcext:value-type="float">
            <text:p>4.486</text:p>
          </table:table-cell>
          <table:table-cell office:value-type="float" office:value="-100.621" calcext:value-type="float">
            <text:p>-100.621</text:p>
          </table:table-cell>
          <table:table-cell office:value-type="float" office:value="-44.86" calcext:value-type="float">
            <text:p>-44.860</text:p>
          </table:table-cell>
        </table:table-row>
        <table:table-row table:style-name="ro1">
          <table:table-cell office:value-type="float" office:value="4.611" calcext:value-type="float">
            <text:p>4.611</text:p>
          </table:table-cell>
          <table:table-cell office:value-type="float" office:value="-106.3066" calcext:value-type="float">
            <text:p>-106.307</text:p>
          </table:table-cell>
          <table:table-cell office:value-type="float" office:value="-46.11" calcext:value-type="float">
            <text:p>-46.110</text:p>
          </table:table-cell>
        </table:table-row>
        <table:table-row table:style-name="ro1">
          <table:table-cell office:value-type="float" office:value="4.735" calcext:value-type="float">
            <text:p>4.735</text:p>
          </table:table-cell>
          <table:table-cell office:value-type="float" office:value="-112.1011" calcext:value-type="float">
            <text:p>-112.101</text:p>
          </table:table-cell>
          <table:table-cell office:value-type="float" office:value="-47.35" calcext:value-type="float">
            <text:p>-47.350</text:p>
          </table:table-cell>
        </table:table-row>
        <table:table-row table:style-name="ro1">
          <table:table-cell office:value-type="float" office:value="4.861" calcext:value-type="float">
            <text:p>4.861</text:p>
          </table:table-cell>
          <table:table-cell office:value-type="float" office:value="-118.1466" calcext:value-type="float">
            <text:p>-118.147</text:p>
          </table:table-cell>
          <table:table-cell office:value-type="float" office:value="-48.61" calcext:value-type="float">
            <text:p>-48.610</text:p>
          </table:table-cell>
        </table:table-row>
        <table:table-row table:style-name="ro1">
          <table:table-cell office:value-type="float" office:value="4.986" calcext:value-type="float">
            <text:p>4.986</text:p>
          </table:table-cell>
          <table:table-cell office:value-type="float" office:value="-124.301" calcext:value-type="float">
            <text:p>-124.301</text:p>
          </table:table-cell>
          <table:table-cell office:value-type="float" office:value="-49.86" calcext:value-type="float">
            <text:p>-49.86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-130.6627" calcext:value-type="float">
            <text:p>-130.663</text:p>
          </table:table-cell>
          <table:table-cell office:value-type="float" office:value="-51.12" calcext:value-type="float">
            <text:p>-51.120</text:p>
          </table:table-cell>
        </table:table-row>
        <table:table-row table:style-name="ro1">
          <table:table-cell office:value-type="float" office:value="5.236" calcext:value-type="float">
            <text:p>5.236</text:p>
          </table:table-cell>
          <table:table-cell office:value-type="float" office:value="-137.0785" calcext:value-type="float">
            <text:p>-137.079</text:p>
          </table:table-cell>
          <table:table-cell office:value-type="float" office:value="-52.36" calcext:value-type="float">
            <text:p>-52.360</text:p>
          </table:table-cell>
        </table:table-row>
        <table:table-row table:style-name="ro1">
          <table:table-cell office:value-type="float" office:value="5.36" calcext:value-type="float">
            <text:p>5.360</text:p>
          </table:table-cell>
          <table:table-cell office:value-type="float" office:value="-143.648" calcext:value-type="float">
            <text:p>-143.648</text:p>
          </table:table-cell>
          <table:table-cell office:value-type="float" office:value="-53.6" calcext:value-type="float">
            <text:p>-53.600</text:p>
          </table:table-cell>
        </table:table-row>
        <table:table-row table:style-name="ro1">
          <table:table-cell office:value-type="float" office:value="5.486" calcext:value-type="float">
            <text:p>5.486</text:p>
          </table:table-cell>
          <table:table-cell office:value-type="float" office:value="-150.481" calcext:value-type="float">
            <text:p>-150.481</text:p>
          </table:table-cell>
          <table:table-cell office:value-type="float" office:value="-54.86" calcext:value-type="float">
            <text:p>-54.860</text:p>
          </table:table-cell>
        </table:table-row>
        <table:table-row table:style-name="ro1">
          <table:table-cell office:value-type="float" office:value="5.61" calcext:value-type="float">
            <text:p>5.610</text:p>
          </table:table-cell>
          <table:table-cell office:value-type="float" office:value="-157.3605" calcext:value-type="float">
            <text:p>-157.361</text:p>
          </table:table-cell>
          <table:table-cell office:value-type="float" office:value="-56.1" calcext:value-type="float">
            <text:p>-56.10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-164.5085" calcext:value-type="float">
            <text:p>-164.509</text:p>
          </table:table-cell>
          <table:table-cell office:value-type="float" office:value="-57.36" calcext:value-type="float">
            <text:p>-57.360</text:p>
          </table:table-cell>
        </table:table-row>
        <table:table-row table:style-name="ro1">
          <table:table-cell office:value-type="float" office:value="5.861" calcext:value-type="float">
            <text:p>5.861</text:p>
          </table:table-cell>
          <table:table-cell office:value-type="float" office:value="-171.7566" calcext:value-type="float">
            <text:p>-171.757</text:p>
          </table:table-cell>
          <table:table-cell office:value-type="float" office:value="-58.61" calcext:value-type="float">
            <text:p>-58.610</text:p>
          </table:table-cell>
        </table:table-row>
        <table:table-row table:style-name="ro1">
          <table:table-cell office:value-type="float" office:value="5.986" calcext:value-type="float">
            <text:p>5.986</text:p>
          </table:table-cell>
          <table:table-cell office:value-type="float" office:value="-179.161" calcext:value-type="float">
            <text:p>-179.161</text:p>
          </table:table-cell>
          <table:table-cell office:value-type="float" office:value="-59.86" calcext:value-type="float">
            <text:p>-59.860</text:p>
          </table:table-cell>
        </table:table-row>
        <table:table-row table:style-name="ro1">
          <table:table-cell office:value-type="float" office:value="6.111" calcext:value-type="float">
            <text:p>6.111</text:p>
          </table:table-cell>
          <table:table-cell office:value-type="float" office:value="-186.7216" calcext:value-type="float">
            <text:p>-186.722</text:p>
          </table:table-cell>
          <table:table-cell office:value-type="float" office:value="-61.11" calcext:value-type="float">
            <text:p>-61.110</text:p>
          </table:table-cell>
        </table:table-row>
        <table:table-row table:style-name="ro1">
          <table:table-cell office:value-type="float" office:value="6.237" calcext:value-type="float">
            <text:p>6.237</text:p>
          </table:table-cell>
          <table:table-cell office:value-type="float" office:value="-194.5008" calcext:value-type="float">
            <text:p>-194.501</text:p>
          </table:table-cell>
          <table:table-cell office:value-type="float" office:value="-62.37" calcext:value-type="float">
            <text:p>-62.370</text:p>
          </table:table-cell>
        </table:table-row>
        <table:table-row table:style-name="ro1">
          <table:table-cell office:value-type="float" office:value="6.325" calcext:value-type="float">
            <text:p>6.325</text:p>
          </table:table-cell>
          <table:table-cell office:value-type="float" office:value="-200" calcext:value-type="float">
            <text:p>-200.000</text:p>
          </table:table-cell>
          <table:table-cell office:value-type="float" office:value="-63.2456" calcext:value-type="float">
            <text:p>-63.246</text:p>
          </table:table-cell>
        </table:table-row>
      </table:table>
      <table:table table:name="2kg 40N" table:style-name="ta1">
        <table:shapes>
          <draw:frame draw:z-index="0" draw:style-name="gr1" draw:text-style-name="P1" svg:width="16.001cm" svg:height="10.36cm" svg:x="0.11cm" svg:y="0.106cm">
            <draw:object draw:notify-on-update-of-ranges="'2kg 40N'.A1:'2kg 40N'.A1 '2kg 40N'.A2:'2kg 40N'.A38 '2kg 40N'.C1:'2kg 40N'.C1 '2kg 40N'.C2:'2kg 40N'.C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t (sec)</text:p>
          </table:table-cell>
          <table:table-cell table:style-name="Default" office:value-type="string" calcext:value-type="string">
            <text:p>X (m)</text:p>
          </table:table-cell>
          <table:table-cell table:style-name="Default" office:value-type="string" calcext:value-type="string">
            <text:p>Vx (m/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-0.1082" calcext:value-type="float">
            <text:p>-0.108</text:p>
          </table:table-cell>
          <table:table-cell office:value-type="float" office:value="-2.08" calcext:value-type="float">
            <text:p>-2.080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-0.5244" calcext:value-type="float">
            <text:p>-0.524</text:p>
          </table:table-cell>
          <table:table-cell office:value-type="float" office:value="-4.58" calcext:value-type="float">
            <text:p>-4.580</text:p>
          </table:table-cell>
        </table:table-row>
        <table:table-row table:style-name="ro1">
          <table:table-cell office:value-type="float" office:value="0.353000000000001" calcext:value-type="float">
            <text:p>0.353000000000001</text:p>
          </table:table-cell>
          <table:table-cell office:value-type="float" office:value="-1.2461" calcext:value-type="float">
            <text:p>-1.246</text:p>
          </table:table-cell>
          <table:table-cell office:value-type="float" office:value="-7.06" calcext:value-type="float">
            <text:p>-7.060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-2.2753" calcext:value-type="float">
            <text:p>-2.275</text:p>
          </table:table-cell>
          <table:table-cell office:value-type="float" office:value="-9.54" calcext:value-type="float">
            <text:p>-9.540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3.624" calcext:value-type="float">
            <text:p>-3.624</text:p>
          </table:table-cell>
          <table:table-cell office:value-type="float" office:value="-12.04" calcext:value-type="float">
            <text:p>-12.040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-5.2853" calcext:value-type="float">
            <text:p>-5.285</text:p>
          </table:table-cell>
          <table:table-cell office:value-type="float" office:value="-14.54" calcext:value-type="float">
            <text:p>-14.540</text:p>
          </table:table-cell>
        </table:table-row>
        <table:table-row table:style-name="ro1">
          <table:table-cell office:value-type="float" office:value="0.853000000000001" calcext:value-type="float">
            <text:p>0.853000000000001</text:p>
          </table:table-cell>
          <table:table-cell office:value-type="float" office:value="-7.2761" calcext:value-type="float">
            <text:p>-7.276</text:p>
          </table:table-cell>
          <table:table-cell office:value-type="float" office:value="-17.06" calcext:value-type="float">
            <text:p>-17.060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-9.5844" calcext:value-type="float">
            <text:p>-9.584</text:p>
          </table:table-cell>
          <table:table-cell office:value-type="float" office:value="-19.58" calcext:value-type="float">
            <text:p>-19.580</text:p>
          </table:table-cell>
        </table:table-row>
        <table:table-row table:style-name="ro1">
          <table:table-cell office:value-type="float" office:value="1.103" calcext:value-type="float">
            <text:p>1.103</text:p>
          </table:table-cell>
          <table:table-cell office:value-type="float" office:value="-12.1661" calcext:value-type="float">
            <text:p>-12.166</text:p>
          </table:table-cell>
          <table:table-cell office:value-type="float" office:value="-22.06" calcext:value-type="float">
            <text:p>-22.060</text:p>
          </table:table-cell>
        </table:table-row>
        <table:table-row table:style-name="ro1">
          <table:table-cell office:value-type="float" office:value="1.228" calcext:value-type="float">
            <text:p>1.228</text:p>
          </table:table-cell>
          <table:table-cell office:value-type="float" office:value="-15.0798" calcext:value-type="float">
            <text:p>-15.080</text:p>
          </table:table-cell>
          <table:table-cell office:value-type="float" office:value="-24.56" calcext:value-type="float">
            <text:p>-24.560</text:p>
          </table:table-cell>
        </table:table-row>
        <table:table-row table:style-name="ro1">
          <table:table-cell office:value-type="float" office:value="1.353" calcext:value-type="float">
            <text:p>1.353</text:p>
          </table:table-cell>
          <table:table-cell office:value-type="float" office:value="-18.3061" calcext:value-type="float">
            <text:p>-18.306</text:p>
          </table:table-cell>
          <table:table-cell office:value-type="float" office:value="-27.06" calcext:value-type="float">
            <text:p>-27.060</text:p>
          </table:table-cell>
        </table:table-row>
        <table:table-row table:style-name="ro1">
          <table:table-cell office:value-type="float" office:value="1.478" calcext:value-type="float">
            <text:p>1.478</text:p>
          </table:table-cell>
          <table:table-cell office:value-type="float" office:value="-21.8448" calcext:value-type="float">
            <text:p>-21.845</text:p>
          </table:table-cell>
          <table:table-cell office:value-type="float" office:value="-29.56" calcext:value-type="float">
            <text:p>-29.560</text:p>
          </table:table-cell>
        </table:table-row>
        <table:table-row table:style-name="ro1">
          <table:table-cell office:value-type="float" office:value="1.603" calcext:value-type="float">
            <text:p>1.603</text:p>
          </table:table-cell>
          <table:table-cell office:value-type="float" office:value="-25.6961" calcext:value-type="float">
            <text:p>-25.696</text:p>
          </table:table-cell>
          <table:table-cell office:value-type="float" office:value="-32.06" calcext:value-type="float">
            <text:p>-32.060</text:p>
          </table:table-cell>
        </table:table-row>
        <table:table-row table:style-name="ro1">
          <table:table-cell office:value-type="float" office:value="1.729" calcext:value-type="float">
            <text:p>1.729</text:p>
          </table:table-cell>
          <table:table-cell office:value-type="float" office:value="-29.8944" calcext:value-type="float">
            <text:p>-29.894</text:p>
          </table:table-cell>
          <table:table-cell office:value-type="float" office:value="-34.58" calcext:value-type="float">
            <text:p>-34.580</text:p>
          </table:table-cell>
        </table:table-row>
        <table:table-row table:style-name="ro1">
          <table:table-cell office:value-type="float" office:value="1.853" calcext:value-type="float">
            <text:p>1.853</text:p>
          </table:table-cell>
          <table:table-cell office:value-type="float" office:value="-34.3361" calcext:value-type="float">
            <text:p>-34.336</text:p>
          </table:table-cell>
          <table:table-cell office:value-type="float" office:value="-37.06" calcext:value-type="float">
            <text:p>-37.060</text:p>
          </table:table-cell>
        </table:table-row>
        <table:table-row table:style-name="ro1">
          <table:table-cell office:value-type="float" office:value="1.982" calcext:value-type="float">
            <text:p>1.982</text:p>
          </table:table-cell>
          <table:table-cell office:value-type="float" office:value="-39.2832" calcext:value-type="float">
            <text:p>-39.283</text:p>
          </table:table-cell>
          <table:table-cell office:value-type="float" office:value="-39.64" calcext:value-type="float">
            <text:p>-39.640</text:p>
          </table:table-cell>
        </table:table-row>
        <table:table-row table:style-name="ro1">
          <table:table-cell office:value-type="float" office:value="2.104" calcext:value-type="float">
            <text:p>2.104</text:p>
          </table:table-cell>
          <table:table-cell office:value-type="float" office:value="-44.2682" calcext:value-type="float">
            <text:p>-44.268</text:p>
          </table:table-cell>
          <table:table-cell office:value-type="float" office:value="-42.08" calcext:value-type="float">
            <text:p>-42.080</text:p>
          </table:table-cell>
        </table:table-row>
        <table:table-row table:style-name="ro1">
          <table:table-cell office:value-type="float" office:value="2.228" calcext:value-type="float">
            <text:p>2.228</text:p>
          </table:table-cell>
          <table:table-cell office:value-type="float" office:value="-49.6398" calcext:value-type="float">
            <text:p>-49.640</text:p>
          </table:table-cell>
          <table:table-cell office:value-type="float" office:value="-44.56" calcext:value-type="float">
            <text:p>-44.560</text:p>
          </table:table-cell>
        </table:table-row>
        <table:table-row table:style-name="ro1">
          <table:table-cell office:value-type="float" office:value="2.354" calcext:value-type="float">
            <text:p>2.354</text:p>
          </table:table-cell>
          <table:table-cell office:value-type="float" office:value="-55.4132" calcext:value-type="float">
            <text:p>-55.413</text:p>
          </table:table-cell>
          <table:table-cell office:value-type="float" office:value="-47.08" calcext:value-type="float">
            <text:p>-47.080</text:p>
          </table:table-cell>
        </table:table-row>
        <table:table-row table:style-name="ro1">
          <table:table-cell office:value-type="float" office:value="2.478" calcext:value-type="float">
            <text:p>2.478</text:p>
          </table:table-cell>
          <table:table-cell office:value-type="float" office:value="-61.4048" calcext:value-type="float">
            <text:p>-61.405</text:p>
          </table:table-cell>
          <table:table-cell office:value-type="float" office:value="-49.56" calcext:value-type="float">
            <text:p>-49.560</text:p>
          </table:table-cell>
        </table:table-row>
        <table:table-row table:style-name="ro1">
          <table:table-cell office:value-type="float" office:value="2.604" calcext:value-type="float">
            <text:p>2.604</text:p>
          </table:table-cell>
          <table:table-cell office:value-type="float" office:value="-67.8082" calcext:value-type="float">
            <text:p>-67.808</text:p>
          </table:table-cell>
          <table:table-cell office:value-type="float" office:value="-52.08" calcext:value-type="float">
            <text:p>-52.080</text:p>
          </table:table-cell>
        </table:table-row>
        <table:table-row table:style-name="ro1">
          <table:table-cell office:value-type="float" office:value="2.728" calcext:value-type="float">
            <text:p>2.728</text:p>
          </table:table-cell>
          <table:table-cell office:value-type="float" office:value="-74.4198" calcext:value-type="float">
            <text:p>-74.420</text:p>
          </table:table-cell>
          <table:table-cell office:value-type="float" office:value="-54.56" calcext:value-type="float">
            <text:p>-54.560</text:p>
          </table:table-cell>
        </table:table-row>
        <table:table-row table:style-name="ro1">
          <table:table-cell office:value-type="float" office:value="2.855" calcext:value-type="float">
            <text:p>2.855</text:p>
          </table:table-cell>
          <table:table-cell office:value-type="float" office:value="-81.5103" calcext:value-type="float">
            <text:p>-81.510</text:p>
          </table:table-cell>
          <table:table-cell office:value-type="float" office:value="-57.1" calcext:value-type="float">
            <text:p>-57.100</text:p>
          </table:table-cell>
        </table:table-row>
        <table:table-row table:style-name="ro1">
          <table:table-cell office:value-type="float" office:value="2.978" calcext:value-type="float">
            <text:p>2.978</text:p>
          </table:table-cell>
          <table:table-cell office:value-type="float" office:value="-88.6848" calcext:value-type="float">
            <text:p>-88.685</text:p>
          </table:table-cell>
          <table:table-cell office:value-type="float" office:value="-59.56" calcext:value-type="float">
            <text:p>-59.560</text:p>
          </table:table-cell>
        </table:table-row>
        <table:table-row table:style-name="ro1">
          <table:table-cell office:value-type="float" office:value="3.105" calcext:value-type="float">
            <text:p>3.105</text:p>
          </table:table-cell>
          <table:table-cell office:value-type="float" office:value="-96.4103" calcext:value-type="float">
            <text:p>-96.410</text:p>
          </table:table-cell>
          <table:table-cell office:value-type="float" office:value="-62.1" calcext:value-type="float">
            <text:p>-62.100</text:p>
          </table:table-cell>
        </table:table-row>
        <table:table-row table:style-name="ro1">
          <table:table-cell office:value-type="float" office:value="3.227" calcext:value-type="float">
            <text:p>3.227</text:p>
          </table:table-cell>
          <table:table-cell office:value-type="float" office:value="-104.1353" calcext:value-type="float">
            <text:p>-104.135</text:p>
          </table:table-cell>
          <table:table-cell office:value-type="float" office:value="-64.54" calcext:value-type="float">
            <text:p>-64.540</text:p>
          </table:table-cell>
        </table:table-row>
        <table:table-row table:style-name="ro1">
          <table:table-cell office:value-type="float" office:value="3.354" calcext:value-type="float">
            <text:p>3.354</text:p>
          </table:table-cell>
          <table:table-cell office:value-type="float" office:value="-112.4932" calcext:value-type="float">
            <text:p>-112.493</text:p>
          </table:table-cell>
          <table:table-cell office:value-type="float" office:value="-67.08" calcext:value-type="float">
            <text:p>-67.080</text:p>
          </table:table-cell>
        </table:table-row>
        <table:table-row table:style-name="ro1">
          <table:table-cell office:value-type="float" office:value="3.478" calcext:value-type="float">
            <text:p>3.478</text:p>
          </table:table-cell>
          <table:table-cell office:value-type="float" office:value="-120.9648" calcext:value-type="float">
            <text:p>-120.965</text:p>
          </table:table-cell>
          <table:table-cell office:value-type="float" office:value="-69.56" calcext:value-type="float">
            <text:p>-69.560</text:p>
          </table:table-cell>
        </table:table-row>
        <table:table-row table:style-name="ro1">
          <table:table-cell office:value-type="float" office:value="3.604" calcext:value-type="float">
            <text:p>3.604</text:p>
          </table:table-cell>
          <table:table-cell office:value-type="float" office:value="-129.8882" calcext:value-type="float">
            <text:p>-129.888</text:p>
          </table:table-cell>
          <table:table-cell office:value-type="float" office:value="-72.08" calcext:value-type="float">
            <text:p>-72.080</text:p>
          </table:table-cell>
        </table:table-row>
        <table:table-row table:style-name="ro1">
          <table:table-cell office:value-type="float" office:value="3.728" calcext:value-type="float">
            <text:p>3.728</text:p>
          </table:table-cell>
          <table:table-cell office:value-type="float" office:value="-138.9798" calcext:value-type="float">
            <text:p>-138.980</text:p>
          </table:table-cell>
          <table:table-cell office:value-type="float" office:value="-74.56" calcext:value-type="float">
            <text:p>-74.560</text:p>
          </table:table-cell>
        </table:table-row>
        <table:table-row table:style-name="ro1">
          <table:table-cell office:value-type="float" office:value="3.853" calcext:value-type="float">
            <text:p>3.853</text:p>
          </table:table-cell>
          <table:table-cell office:value-type="float" office:value="-148.4561" calcext:value-type="float">
            <text:p>-148.456</text:p>
          </table:table-cell>
          <table:table-cell office:value-type="float" office:value="-77.06" calcext:value-type="float">
            <text:p>-77.060</text:p>
          </table:table-cell>
        </table:table-row>
        <table:table-row table:style-name="ro1">
          <table:table-cell office:value-type="float" office:value="3.979" calcext:value-type="float">
            <text:p>3.979</text:p>
          </table:table-cell>
          <table:table-cell office:value-type="float" office:value="-158.3244" calcext:value-type="float">
            <text:p>-158.324</text:p>
          </table:table-cell>
          <table:table-cell office:value-type="float" office:value="-79.58" calcext:value-type="float">
            <text:p>-79.580</text:p>
          </table:table-cell>
        </table:table-row>
        <table:table-row table:style-name="ro1">
          <table:table-cell office:value-type="float" office:value="4.103" calcext:value-type="float">
            <text:p>4.103</text:p>
          </table:table-cell>
          <table:table-cell office:value-type="float" office:value="-168.3461" calcext:value-type="float">
            <text:p>-168.346</text:p>
          </table:table-cell>
          <table:table-cell office:value-type="float" office:value="-82.06" calcext:value-type="float">
            <text:p>-82.060</text:p>
          </table:table-cell>
        </table:table-row>
        <table:table-row table:style-name="ro1">
          <table:table-cell office:value-type="float" office:value="4.227" calcext:value-type="float">
            <text:p>4.227</text:p>
          </table:table-cell>
          <table:table-cell office:value-type="float" office:value="-178.6753" calcext:value-type="float">
            <text:p>-178.675</text:p>
          </table:table-cell>
          <table:table-cell office:value-type="float" office:value="-84.54" calcext:value-type="float">
            <text:p>-84.540</text:p>
          </table:table-cell>
        </table:table-row>
        <table:table-row table:style-name="ro1">
          <table:table-cell office:value-type="float" office:value="4.354" calcext:value-type="float">
            <text:p>4.354</text:p>
          </table:table-cell>
          <table:table-cell office:value-type="float" office:value="-189.5732" calcext:value-type="float">
            <text:p>-189.573</text:p>
          </table:table-cell>
          <table:table-cell office:value-type="float" office:value="-87.08" calcext:value-type="float">
            <text:p>-87.080</text:p>
          </table:table-cell>
        </table:table-row>
        <table:table-row table:style-name="ro1">
          <table:table-cell office:value-type="float" office:value="4.473" calcext:value-type="float">
            <text:p>4.473</text:p>
          </table:table-cell>
          <table:table-cell office:value-type="float" office:value="-200" calcext:value-type="float">
            <text:p>-200.000</text:p>
          </table:table-cell>
          <table:table-cell office:value-type="float" office:value="-89.4427" calcext:value-type="float">
            <text:p>-89.443</text:p>
          </table:table-cell>
        </table:table-row>
      </table:table>
      <table:table table:name="F=ma" table:style-name="ta1">
        <table:shapes>
          <draw:frame draw:z-index="0" draw:style-name="gr1" draw:text-style-name="P1" svg:width="15.997cm" svg:height="10.439cm" svg:x="0.055cm" svg:y="2.045cm">
            <draw:object draw:notify-on-update-of-ranges="'F=ma'.A1:'F=ma'.A1 'F=ma'.A2:'F=ma'.A4 'F=ma'.B1:'F=ma'.B1 'F=ma'.B2:'F=ma'.B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 (m/s<text:span text:style-name="T1">2</text:span>)</text:p>
          </table:table-cell>
          <table:table-cell office:value-type="string" calcext:value-type="string">
            <text:p>Force (N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1kg 10N" table:style-name="ta1">
        <table:shapes>
          <draw:frame draw:z-index="0" draw:style-name="gr1" draw:text-style-name="P1" svg:width="15.997cm" svg:height="11.077cm" svg:x="0.11cm" svg:y="0.106cm">
            <draw:object draw:notify-on-update-of-ranges="'1kg 10N'.A1:'1kg 10N'.A1 '1kg 10N'.A2:'1kg 10N'.A53 '1kg 10N'.C1:'1kg 10N'.C1 '1kg 10N'.C2:'1kg 10N'.C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Vx (m/s)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table:number-columns-repeated="2" table:style-name="ce1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140000000000001" calcext:value-type="float">
            <text:p>0.140</text:p>
          </table:table-cell>
          <table:table-cell table:style-name="ce1" office:value-type="float" office:value="-0.15625" calcext:value-type="float">
            <text:p>-0.156</text:p>
          </table:table-cell>
          <table:table-cell table:style-name="ce1" office:value-type="float" office:value="-1.25" calcext:value-type="float">
            <text:p>-1.250</text:p>
          </table:table-cell>
        </table:table-row>
        <table:table-row table:style-name="ro1">
          <table:table-cell office:value-type="float" office:value="0.265999999999998" calcext:value-type="float">
            <text:p>0.266</text:p>
          </table:table-cell>
          <table:table-cell table:style-name="ce1" office:value-type="float" office:value="-0.46875" calcext:value-type="float">
            <text:p>-0.469</text:p>
          </table:table-cell>
          <table:table-cell table:style-name="ce1" office:value-type="float" office:value="-2.5" calcext:value-type="float">
            <text:p>-2.500</text:p>
          </table:table-cell>
        </table:table-row>
        <table:table-row table:style-name="ro1">
          <table:table-cell office:value-type="float" office:value="0.390000000000001" calcext:value-type="float">
            <text:p>0.390</text:p>
          </table:table-cell>
          <table:table-cell table:style-name="ce1" office:value-type="float" office:value="-0.9375" calcext:value-type="float">
            <text:p>-0.938</text:p>
          </table:table-cell>
          <table:table-cell table:style-name="ce1" office:value-type="float" office:value="-3.75" calcext:value-type="float">
            <text:p>-3.750</text:p>
          </table:table-cell>
        </table:table-row>
        <table:table-row table:style-name="ro1">
          <table:table-cell office:value-type="float" office:value="0.515999999999998" calcext:value-type="float">
            <text:p>0.516</text:p>
          </table:table-cell>
          <table:table-cell table:style-name="ce1" office:value-type="float" office:value="-1.5625" calcext:value-type="float">
            <text:p>-1.563</text:p>
          </table:table-cell>
          <table:table-cell table:style-name="ce1" office:value-type="float" office:value="-5" calcext:value-type="float">
            <text:p>-5.000</text:p>
          </table:table-cell>
        </table:table-row>
        <table:table-row table:style-name="ro1">
          <table:table-cell office:value-type="float" office:value="0.640000000000001" calcext:value-type="float">
            <text:p>0.640</text:p>
          </table:table-cell>
          <table:table-cell table:style-name="ce1" office:value-type="float" office:value="-2.34375" calcext:value-type="float">
            <text:p>-2.344</text:p>
          </table:table-cell>
          <table:table-cell table:style-name="ce1" office:value-type="float" office:value="-6.25" calcext:value-type="float">
            <text:p>-6.250</text:p>
          </table:table-cell>
        </table:table-row>
        <table:table-row table:style-name="ro1">
          <table:table-cell office:value-type="float" office:value="0.765000000000001" calcext:value-type="float">
            <text:p>0.765</text:p>
          </table:table-cell>
          <table:table-cell table:style-name="ce1" office:value-type="float" office:value="-3.28125" calcext:value-type="float">
            <text:p>-3.281</text:p>
          </table:table-cell>
          <table:table-cell table:style-name="ce1" office:value-type="float" office:value="-7.5" calcext:value-type="float">
            <text:p>-7.500</text:p>
          </table:table-cell>
        </table:table-row>
        <table:table-row table:style-name="ro1">
          <table:table-cell office:value-type="float" office:value="0.890000000000001" calcext:value-type="float">
            <text:p>0.890</text:p>
          </table:table-cell>
          <table:table-cell table:style-name="ce1" office:value-type="float" office:value="-4.375" calcext:value-type="float">
            <text:p>-4.375</text:p>
          </table:table-cell>
          <table:table-cell table:style-name="ce1" office:value-type="float" office:value="-8.75" calcext:value-type="float">
            <text:p>-8.750</text:p>
          </table:table-cell>
        </table:table-row>
        <table:table-row table:style-name="ro1">
          <table:table-cell office:value-type="float" office:value="1.017" calcext:value-type="float">
            <text:p>1.017</text:p>
          </table:table-cell>
          <table:table-cell table:style-name="ce1" office:value-type="float" office:value="-5.625" calcext:value-type="float">
            <text:p>-5.625</text:p>
          </table:table-cell>
          <table:table-cell table:style-name="ce1" office:value-type="float" office:value="-10" calcext:value-type="float">
            <text:p>-10.000</text:p>
          </table:table-cell>
        </table:table-row>
        <table:table-row table:style-name="ro1">
          <table:table-cell office:value-type="float" office:value="1.143" calcext:value-type="float">
            <text:p>1.143</text:p>
          </table:table-cell>
          <table:table-cell table:style-name="ce1" office:value-type="float" office:value="-7.03125" calcext:value-type="float">
            <text:p>-7.031</text:p>
          </table:table-cell>
          <table:table-cell table:style-name="ce1" office:value-type="float" office:value="-11.25" calcext:value-type="float">
            <text:p>-11.250</text:p>
          </table:table-cell>
        </table:table-row>
        <table:table-row table:style-name="ro1">
          <table:table-cell office:value-type="float" office:value="1.265" calcext:value-type="float">
            <text:p>1.265</text:p>
          </table:table-cell>
          <table:table-cell table:style-name="ce1" office:value-type="float" office:value="-8.59375" calcext:value-type="float">
            <text:p>-8.594</text:p>
          </table:table-cell>
          <table:table-cell table:style-name="ce1" office:value-type="float" office:value="-12.5" calcext:value-type="float">
            <text:p>-12.500</text:p>
          </table:table-cell>
        </table:table-row>
        <table:table-row table:style-name="ro1">
          <table:table-cell office:value-type="float" office:value="1.39" calcext:value-type="float">
            <text:p>1.390</text:p>
          </table:table-cell>
          <table:table-cell table:style-name="ce1" office:value-type="float" office:value="-10.3125" calcext:value-type="float">
            <text:p>-10.313</text:p>
          </table:table-cell>
          <table:table-cell table:style-name="ce1" office:value-type="float" office:value="-13.75" calcext:value-type="float">
            <text:p>-13.750</text:p>
          </table:table-cell>
        </table:table-row>
        <table:table-row table:style-name="ro1">
          <table:table-cell office:value-type="float" office:value="1.515" calcext:value-type="float">
            <text:p>1.515</text:p>
          </table:table-cell>
          <table:table-cell table:style-name="ce1" office:value-type="float" office:value="-12.1875" calcext:value-type="float">
            <text:p>-12.188</text:p>
          </table:table-cell>
          <table:table-cell table:style-name="ce1" office:value-type="float" office:value="-15" calcext:value-type="float">
            <text:p>-15.000</text:p>
          </table:table-cell>
        </table:table-row>
        <table:table-row table:style-name="ro1">
          <table:table-cell office:value-type="float" office:value="1.641" calcext:value-type="float">
            <text:p>1.641</text:p>
          </table:table-cell>
          <table:table-cell table:style-name="ce1" office:value-type="float" office:value="-14.21875" calcext:value-type="float">
            <text:p>-14.219</text:p>
          </table:table-cell>
          <table:table-cell table:style-name="ce1" office:value-type="float" office:value="-16.25" calcext:value-type="float">
            <text:p>-16.250</text:p>
          </table:table-cell>
        </table:table-row>
        <table:table-row table:style-name="ro1">
          <table:table-cell office:value-type="float" office:value="1.765" calcext:value-type="float">
            <text:p>1.765</text:p>
          </table:table-cell>
          <table:table-cell table:style-name="ce1" office:value-type="float" office:value="-16.40625" calcext:value-type="float">
            <text:p>-16.406</text:p>
          </table:table-cell>
          <table:table-cell table:style-name="ce1" office:value-type="float" office:value="-17.5" calcext:value-type="float">
            <text:p>-17.500</text:p>
          </table:table-cell>
        </table:table-row>
        <table:table-row table:style-name="ro1">
          <table:table-cell office:value-type="float" office:value="1.89" calcext:value-type="float">
            <text:p>1.890</text:p>
          </table:table-cell>
          <table:table-cell table:number-columns-repeated="2" table:style-name="ce1" office:value-type="float" office:value="-18.75" calcext:value-type="float">
            <text:p>-18.750</text:p>
          </table:table-cell>
        </table:table-row>
        <table:table-row table:style-name="ro1">
          <table:table-cell office:value-type="float" office:value="2.015" calcext:value-type="float">
            <text:p>2.015</text:p>
          </table:table-cell>
          <table:table-cell table:style-name="ce1" office:value-type="float" office:value="-21.25" calcext:value-type="float">
            <text:p>-21.250</text:p>
          </table:table-cell>
          <table:table-cell table:style-name="ce1" office:value-type="float" office:value="-20" calcext:value-type="float">
            <text:p>-20.000</text:p>
          </table:table-cell>
        </table:table-row>
        <table:table-row table:style-name="ro1">
          <table:table-cell office:value-type="float" office:value="2.141" calcext:value-type="float">
            <text:p>2.141</text:p>
          </table:table-cell>
          <table:table-cell table:style-name="ce1" office:value-type="float" office:value="-23.90625" calcext:value-type="float">
            <text:p>-23.906</text:p>
          </table:table-cell>
          <table:table-cell table:style-name="ce1" office:value-type="float" office:value="-21.25" calcext:value-type="float">
            <text:p>-21.250</text:p>
          </table:table-cell>
        </table:table-row>
        <table:table-row table:style-name="ro1">
          <table:table-cell office:value-type="float" office:value="2.265" calcext:value-type="float">
            <text:p>2.265</text:p>
          </table:table-cell>
          <table:table-cell table:style-name="ce1" office:value-type="float" office:value="-26.71875" calcext:value-type="float">
            <text:p>-26.719</text:p>
          </table:table-cell>
          <table:table-cell table:style-name="ce1" office:value-type="float" office:value="-22.5" calcext:value-type="float">
            <text:p>-22.500</text:p>
          </table:table-cell>
        </table:table-row>
        <table:table-row table:style-name="ro1">
          <table:table-cell office:value-type="float" office:value="2.391" calcext:value-type="float">
            <text:p>2.391</text:p>
          </table:table-cell>
          <table:table-cell table:style-name="ce1" office:value-type="float" office:value="-29.6875" calcext:value-type="float">
            <text:p>-29.688</text:p>
          </table:table-cell>
          <table:table-cell table:style-name="ce1" office:value-type="float" office:value="-23.75" calcext:value-type="float">
            <text:p>-23.750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table:style-name="ce1" office:value-type="float" office:value="-32.8125" calcext:value-type="float">
            <text:p>-32.813</text:p>
          </table:table-cell>
          <table:table-cell table:style-name="ce1" office:value-type="float" office:value="-25" calcext:value-type="float">
            <text:p>-25.000</text:p>
          </table:table-cell>
        </table:table-row>
        <table:table-row table:style-name="ro1">
          <table:table-cell office:value-type="float" office:value="2.64" calcext:value-type="float">
            <text:p>2.640</text:p>
          </table:table-cell>
          <table:table-cell table:style-name="ce1" office:value-type="float" office:value="-36.09375" calcext:value-type="float">
            <text:p>-36.094</text:p>
          </table:table-cell>
          <table:table-cell table:style-name="ce1" office:value-type="float" office:value="-26.25" calcext:value-type="float">
            <text:p>-26.250</text:p>
          </table:table-cell>
        </table:table-row>
        <table:table-row table:style-name="ro1">
          <table:table-cell office:value-type="float" office:value="2.765" calcext:value-type="float">
            <text:p>2.765</text:p>
          </table:table-cell>
          <table:table-cell table:style-name="ce1" office:value-type="float" office:value="-39.53125" calcext:value-type="float">
            <text:p>-39.531</text:p>
          </table:table-cell>
          <table:table-cell table:style-name="ce1" office:value-type="float" office:value="-27.5" calcext:value-type="float">
            <text:p>-27.500</text:p>
          </table:table-cell>
        </table:table-row>
        <table:table-row table:style-name="ro1">
          <table:table-cell office:value-type="float" office:value="2.891" calcext:value-type="float">
            <text:p>2.891</text:p>
          </table:table-cell>
          <table:table-cell table:style-name="ce1" office:value-type="float" office:value="-43.125" calcext:value-type="float">
            <text:p>-43.125</text:p>
          </table:table-cell>
          <table:table-cell table:style-name="ce1" office:value-type="float" office:value="-28.75" calcext:value-type="float">
            <text:p>-28.750</text:p>
          </table:table-cell>
        </table:table-row>
        <table:table-row table:style-name="ro1">
          <table:table-cell office:value-type="float" office:value="3.016" calcext:value-type="float">
            <text:p>3.016</text:p>
          </table:table-cell>
          <table:table-cell table:style-name="ce1" office:value-type="float" office:value="-46.875" calcext:value-type="float">
            <text:p>-46.875</text:p>
          </table:table-cell>
          <table:table-cell table:style-name="ce1" office:value-type="float" office:value="-30" calcext:value-type="float">
            <text:p>-30.000</text:p>
          </table:table-cell>
        </table:table-row>
        <table:table-row table:style-name="ro1">
          <table:table-cell office:value-type="float" office:value="3.14" calcext:value-type="float">
            <text:p>3.140</text:p>
          </table:table-cell>
          <table:table-cell table:style-name="ce1" office:value-type="float" office:value="-50.78125" calcext:value-type="float">
            <text:p>-50.781</text:p>
          </table:table-cell>
          <table:table-cell table:style-name="ce1" office:value-type="float" office:value="-31.25" calcext:value-type="float">
            <text:p>-31.250</text:p>
          </table:table-cell>
        </table:table-row>
        <table:table-row table:style-name="ro1">
          <table:table-cell office:value-type="float" office:value="3.265" calcext:value-type="float">
            <text:p>3.265</text:p>
          </table:table-cell>
          <table:table-cell table:style-name="ce1" office:value-type="float" office:value="-54.84375" calcext:value-type="float">
            <text:p>-54.844</text:p>
          </table:table-cell>
          <table:table-cell table:style-name="ce1" office:value-type="float" office:value="-32.5" calcext:value-type="float">
            <text:p>-32.500</text:p>
          </table:table-cell>
        </table:table-row>
        <table:table-row table:style-name="ro1">
          <table:table-cell office:value-type="float" office:value="3.392" calcext:value-type="float">
            <text:p>3.392</text:p>
          </table:table-cell>
          <table:table-cell table:style-name="ce1" office:value-type="float" office:value="-59.0625" calcext:value-type="float">
            <text:p>-59.063</text:p>
          </table:table-cell>
          <table:table-cell table:style-name="ce1" office:value-type="float" office:value="-33.75" calcext:value-type="float">
            <text:p>-33.750</text:p>
          </table:table-cell>
        </table:table-row>
        <table:table-row table:style-name="ro1">
          <table:table-cell office:value-type="float" office:value="3.515" calcext:value-type="float">
            <text:p>3.515</text:p>
          </table:table-cell>
          <table:table-cell table:style-name="ce1" office:value-type="float" office:value="-63.4375" calcext:value-type="float">
            <text:p>-63.438</text:p>
          </table:table-cell>
          <table:table-cell table:style-name="ce1" office:value-type="float" office:value="-35" calcext:value-type="float">
            <text:p>-35.000</text:p>
          </table:table-cell>
        </table:table-row>
        <table:table-row table:style-name="ro1">
          <table:table-cell office:value-type="float" office:value="3.641" calcext:value-type="float">
            <text:p>3.641</text:p>
          </table:table-cell>
          <table:table-cell table:style-name="ce1" office:value-type="float" office:value="-67.96875" calcext:value-type="float">
            <text:p>-67.969</text:p>
          </table:table-cell>
          <table:table-cell table:style-name="ce1" office:value-type="float" office:value="-36.25" calcext:value-type="float">
            <text:p>-36.250</text:p>
          </table:table-cell>
        </table:table-row>
        <table:table-row table:style-name="ro1">
          <table:table-cell office:value-type="float" office:value="3.765" calcext:value-type="float">
            <text:p>3.765</text:p>
          </table:table-cell>
          <table:table-cell table:style-name="ce1" office:value-type="float" office:value="-72.65625" calcext:value-type="float">
            <text:p>-72.656</text:p>
          </table:table-cell>
          <table:table-cell table:style-name="ce1" office:value-type="float" office:value="-37.5" calcext:value-type="float">
            <text:p>-37.500</text:p>
          </table:table-cell>
        </table:table-row>
        <table:table-row table:style-name="ro1">
          <table:table-cell office:value-type="float" office:value="3.891" calcext:value-type="float">
            <text:p>3.891</text:p>
          </table:table-cell>
          <table:table-cell table:style-name="ce1" office:value-type="float" office:value="-77.5" calcext:value-type="float">
            <text:p>-77.500</text:p>
          </table:table-cell>
          <table:table-cell table:style-name="ce1" office:value-type="float" office:value="-38.75" calcext:value-type="float">
            <text:p>-38.750</text:p>
          </table:table-cell>
        </table:table-row>
        <table:table-row table:style-name="ro1">
          <table:table-cell office:value-type="float" office:value="4.015" calcext:value-type="float">
            <text:p>4.015</text:p>
          </table:table-cell>
          <table:table-cell table:style-name="ce1" office:value-type="float" office:value="-82.5" calcext:value-type="float">
            <text:p>-82.500</text:p>
          </table:table-cell>
          <table:table-cell table:style-name="ce1" office:value-type="float" office:value="-40" calcext:value-type="float">
            <text:p>-40.000</text:p>
          </table:table-cell>
        </table:table-row>
        <table:table-row table:style-name="ro1">
          <table:table-cell office:value-type="float" office:value="4.141" calcext:value-type="float">
            <text:p>4.141</text:p>
          </table:table-cell>
          <table:table-cell table:style-name="ce1" office:value-type="float" office:value="-87.65625" calcext:value-type="float">
            <text:p>-87.656</text:p>
          </table:table-cell>
          <table:table-cell table:style-name="ce1" office:value-type="float" office:value="-41.25" calcext:value-type="float">
            <text:p>-41.250</text:p>
          </table:table-cell>
        </table:table-row>
        <table:table-row table:style-name="ro1">
          <table:table-cell office:value-type="float" office:value="4.265" calcext:value-type="float">
            <text:p>4.265</text:p>
          </table:table-cell>
          <table:table-cell table:style-name="ce1" office:value-type="float" office:value="-92.96875" calcext:value-type="float">
            <text:p>-92.969</text:p>
          </table:table-cell>
          <table:table-cell table:style-name="ce1" office:value-type="float" office:value="-42.5" calcext:value-type="float">
            <text:p>-42.500</text:p>
          </table:table-cell>
        </table:table-row>
        <table:table-row table:style-name="ro1">
          <table:table-cell office:value-type="float" office:value="4.391" calcext:value-type="float">
            <text:p>4.391</text:p>
          </table:table-cell>
          <table:table-cell table:style-name="ce1" office:value-type="float" office:value="-98.4375" calcext:value-type="float">
            <text:p>-98.438</text:p>
          </table:table-cell>
          <table:table-cell table:style-name="ce1" office:value-type="float" office:value="-43.75" calcext:value-type="float">
            <text:p>-43.750</text:p>
          </table:table-cell>
        </table:table-row>
        <table:table-row table:style-name="ro1">
          <table:table-cell office:value-type="float" office:value="4.515" calcext:value-type="float">
            <text:p>4.515</text:p>
          </table:table-cell>
          <table:table-cell table:style-name="ce1" office:value-type="float" office:value="-104.0625" calcext:value-type="float">
            <text:p>-104.063</text:p>
          </table:table-cell>
          <table:table-cell table:style-name="ce1" office:value-type="float" office:value="-45" calcext:value-type="float">
            <text:p>-45.000</text:p>
          </table:table-cell>
        </table:table-row>
        <table:table-row table:style-name="ro1">
          <table:table-cell office:value-type="float" office:value="4.64" calcext:value-type="float">
            <text:p>4.640</text:p>
          </table:table-cell>
          <table:table-cell table:style-name="ce1" office:value-type="float" office:value="-109.84375" calcext:value-type="float">
            <text:p>-109.844</text:p>
          </table:table-cell>
          <table:table-cell table:style-name="ce1" office:value-type="float" office:value="-46.25" calcext:value-type="float">
            <text:p>-46.250</text:p>
          </table:table-cell>
        </table:table-row>
        <table:table-row table:style-name="ro1">
          <table:table-cell office:value-type="float" office:value="4.765" calcext:value-type="float">
            <text:p>4.765</text:p>
          </table:table-cell>
          <table:table-cell table:style-name="ce1" office:value-type="float" office:value="-115.78125" calcext:value-type="float">
            <text:p>-115.781</text:p>
          </table:table-cell>
          <table:table-cell table:style-name="ce1" office:value-type="float" office:value="-47.5" calcext:value-type="float">
            <text:p>-47.500</text:p>
          </table:table-cell>
        </table:table-row>
        <table:table-row table:style-name="ro1">
          <table:table-cell office:value-type="float" office:value="4.892" calcext:value-type="float">
            <text:p>4.892</text:p>
          </table:table-cell>
          <table:table-cell table:style-name="ce1" office:value-type="float" office:value="-121.875" calcext:value-type="float">
            <text:p>-121.875</text:p>
          </table:table-cell>
          <table:table-cell table:style-name="ce1" office:value-type="float" office:value="-48.75" calcext:value-type="float">
            <text:p>-48.750</text:p>
          </table:table-cell>
        </table:table-row>
        <table:table-row table:style-name="ro1">
          <table:table-cell office:value-type="float" office:value="5.015" calcext:value-type="float">
            <text:p>5.015</text:p>
          </table:table-cell>
          <table:table-cell table:style-name="ce1" office:value-type="float" office:value="-128.125" calcext:value-type="float">
            <text:p>-128.125</text:p>
          </table:table-cell>
          <table:table-cell table:style-name="ce1" office:value-type="float" office:value="-50" calcext:value-type="float">
            <text:p>-50.000</text:p>
          </table:table-cell>
        </table:table-row>
        <table:table-row table:style-name="ro1">
          <table:table-cell office:value-type="float" office:value="5.142" calcext:value-type="float">
            <text:p>5.142</text:p>
          </table:table-cell>
          <table:table-cell table:style-name="ce1" office:value-type="float" office:value="-134.53125" calcext:value-type="float">
            <text:p>-134.531</text:p>
          </table:table-cell>
          <table:table-cell table:style-name="ce1" office:value-type="float" office:value="-51.25" calcext:value-type="float">
            <text:p>-51.250</text:p>
          </table:table-cell>
        </table:table-row>
        <table:table-row table:style-name="ro1">
          <table:table-cell office:value-type="float" office:value="5.266" calcext:value-type="float">
            <text:p>5.266</text:p>
          </table:table-cell>
          <table:table-cell table:style-name="ce1" office:value-type="float" office:value="-141.09375" calcext:value-type="float">
            <text:p>-141.094</text:p>
          </table:table-cell>
          <table:table-cell table:style-name="ce1" office:value-type="float" office:value="-52.5" calcext:value-type="float">
            <text:p>-52.500</text:p>
          </table:table-cell>
        </table:table-row>
        <table:table-row table:style-name="ro1">
          <table:table-cell office:value-type="float" office:value="5.391" calcext:value-type="float">
            <text:p>5.391</text:p>
          </table:table-cell>
          <table:table-cell table:style-name="ce1" office:value-type="float" office:value="-147.8125" calcext:value-type="float">
            <text:p>-147.813</text:p>
          </table:table-cell>
          <table:table-cell table:style-name="ce1" office:value-type="float" office:value="-53.75" calcext:value-type="float">
            <text:p>-53.750</text:p>
          </table:table-cell>
        </table:table-row>
        <table:table-row table:style-name="ro1">
          <table:table-cell office:value-type="float" office:value="5.515" calcext:value-type="float">
            <text:p>5.515</text:p>
          </table:table-cell>
          <table:table-cell table:style-name="ce1" office:value-type="float" office:value="-154.6875" calcext:value-type="float">
            <text:p>-154.688</text:p>
          </table:table-cell>
          <table:table-cell table:style-name="ce1" office:value-type="float" office:value="-55" calcext:value-type="float">
            <text:p>-55.000</text:p>
          </table:table-cell>
        </table:table-row>
        <table:table-row table:style-name="ro1">
          <table:table-cell office:value-type="float" office:value="5.641" calcext:value-type="float">
            <text:p>5.641</text:p>
          </table:table-cell>
          <table:table-cell table:style-name="ce1" office:value-type="float" office:value="-161.71875" calcext:value-type="float">
            <text:p>-161.719</text:p>
          </table:table-cell>
          <table:table-cell table:style-name="ce1" office:value-type="float" office:value="-56.25" calcext:value-type="float">
            <text:p>-56.250</text:p>
          </table:table-cell>
        </table:table-row>
        <table:table-row table:style-name="ro1">
          <table:table-cell office:value-type="float" office:value="5.766" calcext:value-type="float">
            <text:p>5.766</text:p>
          </table:table-cell>
          <table:table-cell table:style-name="ce1" office:value-type="float" office:value="-168.90625" calcext:value-type="float">
            <text:p>-168.906</text:p>
          </table:table-cell>
          <table:table-cell table:style-name="ce1" office:value-type="float" office:value="-57.5" calcext:value-type="float">
            <text:p>-57.500</text:p>
          </table:table-cell>
        </table:table-row>
        <table:table-row table:style-name="ro1">
          <table:table-cell office:value-type="float" office:value="5.891" calcext:value-type="float">
            <text:p>5.891</text:p>
          </table:table-cell>
          <table:table-cell table:style-name="ce1" office:value-type="float" office:value="-176.25" calcext:value-type="float">
            <text:p>-176.250</text:p>
          </table:table-cell>
          <table:table-cell table:style-name="ce1" office:value-type="float" office:value="-58.75" calcext:value-type="float">
            <text:p>-58.750</text:p>
          </table:table-cell>
        </table:table-row>
        <table:table-row table:style-name="ro1">
          <table:table-cell office:value-type="float" office:value="6.015" calcext:value-type="float">
            <text:p>6.015</text:p>
          </table:table-cell>
          <table:table-cell table:style-name="ce1" office:value-type="float" office:value="-183.75" calcext:value-type="float">
            <text:p>-183.750</text:p>
          </table:table-cell>
          <table:table-cell table:style-name="ce1" office:value-type="float" office:value="-60" calcext:value-type="float">
            <text:p>-60.000</text:p>
          </table:table-cell>
        </table:table-row>
        <table:table-row table:style-name="ro1">
          <table:table-cell office:value-type="float" office:value="6.14" calcext:value-type="float">
            <text:p>6.140</text:p>
          </table:table-cell>
          <table:table-cell table:style-name="ce1" office:value-type="float" office:value="-191.40625" calcext:value-type="float">
            <text:p>-191.406</text:p>
          </table:table-cell>
          <table:table-cell table:style-name="ce1" office:value-type="float" office:value="-61.25" calcext:value-type="float">
            <text:p>-61.25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table:style-name="ce1" office:value-type="float" office:value="-199.21875" calcext:value-type="float">
            <text:p>-199.219</text:p>
          </table:table-cell>
          <table:table-cell table:style-name="ce1" office:value-type="float" office:value="-62.5" calcext:value-type="float">
            <text:p>-62.500</text:p>
          </table:table-cell>
        </table:table-row>
        <table:table-row table:style-name="ro1">
          <table:table-cell office:value-type="float" office:value="6.391" calcext:value-type="float">
            <text:p>6.391</text:p>
          </table:table-cell>
          <table:table-cell table:style-name="ce1" office:value-type="float" office:value="-200" calcext:value-type="float">
            <text:p>-200.000</text:p>
          </table:table-cell>
          <table:table-cell table:style-name="ce1" office:value-type="float" office:value="-63.75" calcext:value-type="float">
            <text:p>-63.750</text:p>
          </table:table-cell>
        </table:table-row>
        <table:table-row table:style-name="ro1" table:number-rows-repeated="51">
          <table:table-cell/>
          <table:table-cell table:style-name="ce1" table:number-columns-repeated="2"/>
        </table:table-row>
        <table:table-row table:style-name="ro1" table:number-rows-repeated="104847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2kg 10N_2" table:style-name="ta1">
        <table:shapes>
          <draw:frame draw:z-index="0" draw:style-name="gr1" draw:text-style-name="P1" svg:width="15.999cm" svg:height="11.003cm" svg:x="0.1cm" svg:y="0.1cm">
            <draw:object draw:notify-on-update-of-ranges="'2kg 10N_2'.A1:'2kg 10N_2'.A1 '2kg 10N_2'.A2:'2kg 10N_2'.A74 '2kg 10N_2'.C1:'2kg 10N_2'.C1 '2kg 10N_2'.C2:'2kg 10N_2'.C7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61" table:default-cell-style-name="ce2"/>
        <table:table-row table:style-name="ro1">
          <table:table-cell table:style-name="Default" office:value-type="string" calcext:value-type="string">
            <text:p>t (sec)</text:p>
          </table:table-cell>
          <table:table-cell table:style-name="Default" office:value-type="string" calcext:value-type="string">
            <text:p>X (m)</text:p>
          </table:table-cell>
          <table:table-cell table:style-name="Default" office:value-type="string" calcext:value-type="string">
            <text:p>Vx (m/s)</text:p>
          </table:table-cell>
          <table:table-cell table:style-name="Default" table:number-columns-repeated="61"/>
        </table:table-row>
        <table:table-row table:style-name="ro1">
          <table:table-cell table:number-columns-repeated="3" table:style-name="ce1" office:value-type="float" office:value="0" calcext:value-type="float">
            <text:p>0.000</text:p>
          </table:table-cell>
          <table:table-cell table:number-columns-repeated="61"/>
        </table:table-row>
        <table:table-row table:style-name="ro1"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-0.0391" calcext:value-type="float">
            <text:p>-0.039</text:p>
          </table:table-cell>
          <table:table-cell table:style-name="ce1" office:value-type="float" office:value="-0.625" calcext:value-type="float">
            <text:p>-0.625</text:p>
          </table:table-cell>
          <table:table-cell table:number-columns-repeated="61"/>
        </table:table-row>
        <table:table-row table:style-name="ro1">
          <table:table-cell table:style-name="ce1" office:value-type="float" office:value="0.248" calcext:value-type="float">
            <text:p>0.248</text:p>
          </table:table-cell>
          <table:table-cell table:style-name="ce1" office:value-type="float" office:value="-0.1538" calcext:value-type="float">
            <text:p>-0.154</text:p>
          </table:table-cell>
          <table:table-cell table:style-name="ce1" office:value-type="float" office:value="-1.24" calcext:value-type="float">
            <text:p>-1.240</text:p>
          </table:table-cell>
          <table:table-cell table:number-columns-repeated="61"/>
        </table:table-row>
        <table:table-row table:style-name="ro1"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-0.3516" calcext:value-type="float">
            <text:p>-0.352</text:p>
          </table:table-cell>
          <table:table-cell table:style-name="ce1" office:value-type="float" office:value="-1.875" calcext:value-type="float">
            <text:p>-1.875</text:p>
          </table:table-cell>
          <table:table-cell table:number-columns-repeated="61"/>
        </table:table-row>
        <table:table-row table:style-name="ro1">
          <table:table-cell table:style-name="ce1" office:value-type="float" office:value="0.5" calcext:value-type="float">
            <text:p>0.500</text:p>
          </table:table-cell>
          <table:table-cell table:style-name="ce1" office:value-type="float" office:value="-0.625" calcext:value-type="float">
            <text:p>-0.625</text:p>
          </table:table-cell>
          <table:table-cell table:style-name="ce1" office:value-type="float" office:value="-2.5" calcext:value-type="float">
            <text:p>-2.500</text:p>
          </table:table-cell>
          <table:table-cell table:number-columns-repeated="61"/>
        </table:table-row>
        <table:table-row table:style-name="ro1">
          <table:table-cell table:style-name="ce1" office:value-type="float" office:value="0.624" calcext:value-type="float">
            <text:p>0.624</text:p>
          </table:table-cell>
          <table:table-cell table:style-name="ce1" office:value-type="float" office:value="-0.9734" calcext:value-type="float">
            <text:p>-0.973</text:p>
          </table:table-cell>
          <table:table-cell table:style-name="ce1" office:value-type="float" office:value="-3.12" calcext:value-type="float">
            <text:p>-3.120</text:p>
          </table:table-cell>
          <table:table-cell table:number-columns-repeated="61"/>
        </table:table-row>
        <table:table-row table:style-name="ro1">
          <table:table-cell table:style-name="ce1" office:value-type="float" office:value="0.748" calcext:value-type="float">
            <text:p>0.748</text:p>
          </table:table-cell>
          <table:table-cell table:style-name="ce1" office:value-type="float" office:value="-1.3988" calcext:value-type="float">
            <text:p>-1.399</text:p>
          </table:table-cell>
          <table:table-cell table:style-name="ce1" office:value-type="float" office:value="-3.74" calcext:value-type="float">
            <text:p>-3.740</text:p>
          </table:table-cell>
          <table:table-cell table:number-columns-repeated="61"/>
        </table:table-row>
        <table:table-row table:style-name="ro1"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-1.9141" calcext:value-type="float">
            <text:p>-1.914</text:p>
          </table:table-cell>
          <table:table-cell table:style-name="ce1" office:value-type="float" office:value="-4.375" calcext:value-type="float">
            <text:p>-4.375</text:p>
          </table:table-cell>
          <table:table-cell table:number-columns-repeated="61"/>
        </table:table-row>
        <table:table-row table:style-name="ro1"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-2.5" calcext:value-type="float">
            <text:p>-2.500</text:p>
          </table:table-cell>
          <table:table-cell table:style-name="ce1" office:value-type="float" office:value="-5" calcext:value-type="float">
            <text:p>-5.000</text:p>
          </table:table-cell>
          <table:table-cell table:number-columns-repeated="61"/>
        </table:table-row>
        <table:table-row table:style-name="ro1">
          <table:table-cell table:style-name="ce1" office:value-type="float" office:value="1.125" calcext:value-type="float">
            <text:p>1.125</text:p>
          </table:table-cell>
          <table:table-cell table:style-name="ce1" office:value-type="float" office:value="-3.1641" calcext:value-type="float">
            <text:p>-3.164</text:p>
          </table:table-cell>
          <table:table-cell table:style-name="ce1" office:value-type="float" office:value="-5.625" calcext:value-type="float">
            <text:p>-5.625</text:p>
          </table:table-cell>
          <table:table-cell table:number-columns-repeated="61"/>
        </table:table-row>
        <table:table-row table:style-name="ro1">
          <table:table-cell table:style-name="ce1" office:value-type="float" office:value="1.251" calcext:value-type="float">
            <text:p>1.251</text:p>
          </table:table-cell>
          <table:table-cell table:style-name="ce1" office:value-type="float" office:value="-3.9125" calcext:value-type="float">
            <text:p>-3.913</text:p>
          </table:table-cell>
          <table:table-cell table:style-name="ce1" office:value-type="float" office:value="-6.255" calcext:value-type="float">
            <text:p>-6.255</text:p>
          </table:table-cell>
          <table:table-cell table:number-columns-repeated="61"/>
        </table:table-row>
        <table:table-row table:style-name="ro1">
          <table:table-cell table:style-name="ce1" office:value-type="float" office:value="1.375" calcext:value-type="float">
            <text:p>1.375</text:p>
          </table:table-cell>
          <table:table-cell table:style-name="ce1" office:value-type="float" office:value="-4.7266" calcext:value-type="float">
            <text:p>-4.727</text:p>
          </table:table-cell>
          <table:table-cell table:style-name="ce1" office:value-type="float" office:value="-6.875" calcext:value-type="float">
            <text:p>-6.875</text:p>
          </table:table-cell>
          <table:table-cell table:number-columns-repeated="61"/>
        </table:table-row>
        <table:table-row table:style-name="ro1">
          <table:table-cell table:style-name="ce1" office:value-type="float" office:value="1.499" calcext:value-type="float">
            <text:p>1.499</text:p>
          </table:table-cell>
          <table:table-cell table:style-name="ce1" office:value-type="float" office:value="-5.6175" calcext:value-type="float">
            <text:p>-5.618</text:p>
          </table:table-cell>
          <table:table-cell table:style-name="ce1" office:value-type="float" office:value="-7.495" calcext:value-type="float">
            <text:p>-7.495</text:p>
          </table:table-cell>
          <table:table-cell table:number-columns-repeated="61"/>
        </table:table-row>
        <table:table-row table:style-name="ro1">
          <table:table-cell table:style-name="ce1" office:value-type="float" office:value="1.625" calcext:value-type="float">
            <text:p>1.625</text:p>
          </table:table-cell>
          <table:table-cell table:style-name="ce1" office:value-type="float" office:value="-6.6016" calcext:value-type="float">
            <text:p>-6.602</text:p>
          </table:table-cell>
          <table:table-cell table:style-name="ce1" office:value-type="float" office:value="-8.125" calcext:value-type="float">
            <text:p>-8.125</text:p>
          </table:table-cell>
          <table:table-cell table:number-columns-repeated="61"/>
        </table:table-row>
        <table:table-row table:style-name="ro1">
          <table:table-cell table:style-name="ce1" office:value-type="float" office:value="1.749" calcext:value-type="float">
            <text:p>1.749</text:p>
          </table:table-cell>
          <table:table-cell table:style-name="ce1" office:value-type="float" office:value="-7.6475" calcext:value-type="float">
            <text:p>-7.648</text:p>
          </table:table-cell>
          <table:table-cell table:style-name="ce1" office:value-type="float" office:value="-8.745" calcext:value-type="float">
            <text:p>-8.745</text:p>
          </table:table-cell>
          <table:table-cell table:number-columns-repeated="61"/>
        </table:table-row>
        <table:table-row table:style-name="ro1">
          <table:table-cell table:style-name="ce1" office:value-type="float" office:value="1.874" calcext:value-type="float">
            <text:p>1.874</text:p>
          </table:table-cell>
          <table:table-cell table:style-name="ce1" office:value-type="float" office:value="-8.7797" calcext:value-type="float">
            <text:p>-8.780</text:p>
          </table:table-cell>
          <table:table-cell table:style-name="ce1" office:value-type="float" office:value="-9.37" calcext:value-type="float">
            <text:p>-9.370</text:p>
          </table:table-cell>
          <table:table-cell table:number-columns-repeated="61"/>
        </table:table-row>
        <table:table-row table:style-name="ro1">
          <table:table-cell table:style-name="ce1" office:value-type="float" office:value="2" calcext:value-type="float">
            <text:p>2.000</text:p>
          </table:table-cell>
          <table:table-cell table:number-columns-repeated="2" table:style-name="ce1" office:value-type="float" office:value="-10" calcext:value-type="float">
            <text:p>-10.000</text:p>
          </table:table-cell>
          <table:table-cell table:number-columns-repeated="61"/>
        </table:table-row>
        <table:table-row table:style-name="ro1">
          <table:table-cell table:style-name="ce1" office:value-type="float" office:value="2.125" calcext:value-type="float">
            <text:p>2.125</text:p>
          </table:table-cell>
          <table:table-cell table:style-name="ce1" office:value-type="float" office:value="-11.2891" calcext:value-type="float">
            <text:p>-11.289</text:p>
          </table:table-cell>
          <table:table-cell table:style-name="ce1" office:value-type="float" office:value="-10.625" calcext:value-type="float">
            <text:p>-10.625</text:p>
          </table:table-cell>
          <table:table-cell table:number-columns-repeated="61"/>
        </table:table-row>
        <table:table-row table:style-name="ro1">
          <table:table-cell table:style-name="ce1" office:value-type="float" office:value="2.249" calcext:value-type="float">
            <text:p>2.249</text:p>
          </table:table-cell>
          <table:table-cell table:style-name="ce1" office:value-type="float" office:value="-12.645" calcext:value-type="float">
            <text:p>-12.645</text:p>
          </table:table-cell>
          <table:table-cell table:style-name="ce1" office:value-type="float" office:value="-11.245" calcext:value-type="float">
            <text:p>-11.245</text:p>
          </table:table-cell>
          <table:table-cell table:number-columns-repeated="61"/>
        </table:table-row>
        <table:table-row table:style-name="ro1">
          <table:table-cell table:style-name="ce1" office:value-type="float" office:value="2.375" calcext:value-type="float">
            <text:p>2.375</text:p>
          </table:table-cell>
          <table:table-cell table:style-name="ce1" office:value-type="float" office:value="-14.1016" calcext:value-type="float">
            <text:p>-14.102</text:p>
          </table:table-cell>
          <table:table-cell table:style-name="ce1" office:value-type="float" office:value="-11.875" calcext:value-type="float">
            <text:p>-11.875</text:p>
          </table:table-cell>
          <table:table-cell table:number-columns-repeated="61"/>
        </table:table-row>
        <table:table-row table:style-name="ro1">
          <table:table-cell table:style-name="ce1" office:value-type="float" office:value="2.499" calcext:value-type="float">
            <text:p>2.499</text:p>
          </table:table-cell>
          <table:table-cell table:style-name="ce1" office:value-type="float" office:value="-15.6125" calcext:value-type="float">
            <text:p>-15.613</text:p>
          </table:table-cell>
          <table:table-cell table:style-name="ce1" office:value-type="float" office:value="-12.495" calcext:value-type="float">
            <text:p>-12.495</text:p>
          </table:table-cell>
          <table:table-cell table:number-columns-repeated="61"/>
        </table:table-row>
        <table:table-row table:style-name="ro1">
          <table:table-cell table:style-name="ce1" office:value-type="float" office:value="2.625" calcext:value-type="float">
            <text:p>2.625</text:p>
          </table:table-cell>
          <table:table-cell table:style-name="ce1" office:value-type="float" office:value="-17.2266" calcext:value-type="float">
            <text:p>-17.227</text:p>
          </table:table-cell>
          <table:table-cell table:style-name="ce1" office:value-type="float" office:value="-13.125" calcext:value-type="float">
            <text:p>-13.125</text:p>
          </table:table-cell>
          <table:table-cell table:number-columns-repeated="61"/>
        </table:table-row>
        <table:table-row table:style-name="ro1">
          <table:table-cell table:style-name="ce1" office:value-type="float" office:value="2.749" calcext:value-type="float">
            <text:p>2.749</text:p>
          </table:table-cell>
          <table:table-cell table:style-name="ce1" office:value-type="float" office:value="-18.8925" calcext:value-type="float">
            <text:p>-18.893</text:p>
          </table:table-cell>
          <table:table-cell table:style-name="ce1" office:value-type="float" office:value="-13.745" calcext:value-type="float">
            <text:p>-13.745</text:p>
          </table:table-cell>
          <table:table-cell table:number-columns-repeated="61"/>
        </table:table-row>
        <table:table-row table:style-name="ro1">
          <table:table-cell table:style-name="ce1" office:value-type="float" office:value="2.874" calcext:value-type="float">
            <text:p>2.874</text:p>
          </table:table-cell>
          <table:table-cell table:style-name="ce1" office:value-type="float" office:value="-20.6497" calcext:value-type="float">
            <text:p>-20.650</text:p>
          </table:table-cell>
          <table:table-cell table:style-name="ce1" office:value-type="float" office:value="-14.37" calcext:value-type="float">
            <text:p>-14.370</text:p>
          </table:table-cell>
          <table:table-cell table:number-columns-repeated="61"/>
        </table:table-row>
        <table:table-row table:style-name="ro1">
          <table:table-cell table:style-name="ce1" office:value-type="float" office:value="2.999" calcext:value-type="float">
            <text:p>2.999</text:p>
          </table:table-cell>
          <table:table-cell table:style-name="ce1" office:value-type="float" office:value="-22.485" calcext:value-type="float">
            <text:p>-22.485</text:p>
          </table:table-cell>
          <table:table-cell table:style-name="ce1" office:value-type="float" office:value="-14.995" calcext:value-type="float">
            <text:p>-14.995</text:p>
          </table:table-cell>
          <table:table-cell table:number-columns-repeated="61"/>
        </table:table-row>
        <table:table-row table:style-name="ro1">
          <table:table-cell table:style-name="ce1" office:value-type="float" office:value="3.125" calcext:value-type="float">
            <text:p>3.125</text:p>
          </table:table-cell>
          <table:table-cell table:style-name="ce1" office:value-type="float" office:value="-24.4141" calcext:value-type="float">
            <text:p>-24.414</text:p>
          </table:table-cell>
          <table:table-cell table:style-name="ce1" office:value-type="float" office:value="-15.625" calcext:value-type="float">
            <text:p>-15.625</text:p>
          </table:table-cell>
          <table:table-cell table:number-columns-repeated="61"/>
        </table:table-row>
        <table:table-row table:style-name="ro1">
          <table:table-cell table:style-name="ce1" office:value-type="float" office:value="3.249" calcext:value-type="float">
            <text:p>3.249</text:p>
          </table:table-cell>
          <table:table-cell table:style-name="ce1" office:value-type="float" office:value="-26.39" calcext:value-type="float">
            <text:p>-26.390</text:p>
          </table:table-cell>
          <table:table-cell table:style-name="ce1" office:value-type="float" office:value="-16.245" calcext:value-type="float">
            <text:p>-16.245</text:p>
          </table:table-cell>
          <table:table-cell table:number-columns-repeated="61"/>
        </table:table-row>
        <table:table-row table:style-name="ro1">
          <table:table-cell table:style-name="ce1" office:value-type="float" office:value="3.374" calcext:value-type="float">
            <text:p>3.374</text:p>
          </table:table-cell>
          <table:table-cell table:style-name="ce1" office:value-type="float" office:value="-28.4597" calcext:value-type="float">
            <text:p>-28.460</text:p>
          </table:table-cell>
          <table:table-cell table:style-name="ce1" office:value-type="float" office:value="-16.87" calcext:value-type="float">
            <text:p>-16.870</text:p>
          </table:table-cell>
          <table:table-cell table:number-columns-repeated="61"/>
        </table:table-row>
        <table:table-row table:style-name="ro1">
          <table:table-cell table:style-name="ce1" office:value-type="float" office:value="3.499" calcext:value-type="float">
            <text:p>3.499</text:p>
          </table:table-cell>
          <table:table-cell table:style-name="ce1" office:value-type="float" office:value="-30.6075" calcext:value-type="float">
            <text:p>-30.608</text:p>
          </table:table-cell>
          <table:table-cell table:style-name="ce1" office:value-type="float" office:value="-17.495" calcext:value-type="float">
            <text:p>-17.495</text:p>
          </table:table-cell>
          <table:table-cell table:number-columns-repeated="61"/>
        </table:table-row>
        <table:table-row table:style-name="ro1">
          <table:table-cell table:style-name="ce1" office:value-type="float" office:value="3.624" calcext:value-type="float">
            <text:p>3.624</text:p>
          </table:table-cell>
          <table:table-cell table:style-name="ce1" office:value-type="float" office:value="-32.8334" calcext:value-type="float">
            <text:p>-32.833</text:p>
          </table:table-cell>
          <table:table-cell table:style-name="ce1" office:value-type="float" office:value="-18.12" calcext:value-type="float">
            <text:p>-18.120</text:p>
          </table:table-cell>
          <table:table-cell table:number-columns-repeated="61"/>
        </table:table-row>
        <table:table-row table:style-name="ro1">
          <table:table-cell table:style-name="ce1" office:value-type="float" office:value="3.749" calcext:value-type="float">
            <text:p>3.749</text:p>
          </table:table-cell>
          <table:table-cell table:style-name="ce1" office:value-type="float" office:value="-35.1375" calcext:value-type="float">
            <text:p>-35.138</text:p>
          </table:table-cell>
          <table:table-cell table:style-name="ce1" office:value-type="float" office:value="-18.745" calcext:value-type="float">
            <text:p>-18.745</text:p>
          </table:table-cell>
          <table:table-cell table:number-columns-repeated="61"/>
        </table:table-row>
        <table:table-row table:style-name="ro1">
          <table:table-cell table:style-name="ce1" office:value-type="float" office:value="3.875" calcext:value-type="float">
            <text:p>3.875</text:p>
          </table:table-cell>
          <table:table-cell table:style-name="ce1" office:value-type="float" office:value="-37.5391" calcext:value-type="float">
            <text:p>-37.539</text:p>
          </table:table-cell>
          <table:table-cell table:style-name="ce1" office:value-type="float" office:value="-19.375" calcext:value-type="float">
            <text:p>-19.375</text:p>
          </table:table-cell>
          <table:table-cell table:number-columns-repeated="61"/>
        </table:table-row>
        <table:table-row table:style-name="ro1">
          <table:table-cell table:style-name="ce1" office:value-type="float" office:value="3.999" calcext:value-type="float">
            <text:p>3.999</text:p>
          </table:table-cell>
          <table:table-cell table:style-name="ce1" office:value-type="float" office:value="-39.98" calcext:value-type="float">
            <text:p>-39.980</text:p>
          </table:table-cell>
          <table:table-cell table:style-name="ce1" office:value-type="float" office:value="-19.995" calcext:value-type="float">
            <text:p>-19.995</text:p>
          </table:table-cell>
          <table:table-cell table:number-columns-repeated="61"/>
        </table:table-row>
        <table:table-row table:style-name="ro1">
          <table:table-cell table:style-name="ce1" office:value-type="float" office:value="4.126" calcext:value-type="float">
            <text:p>4.126</text:p>
          </table:table-cell>
          <table:table-cell table:style-name="ce1" office:value-type="float" office:value="-42.5597" calcext:value-type="float">
            <text:p>-42.560</text:p>
          </table:table-cell>
          <table:table-cell table:style-name="ce1" office:value-type="float" office:value="-20.63" calcext:value-type="float">
            <text:p>-20.630</text:p>
          </table:table-cell>
          <table:table-cell table:number-columns-repeated="61"/>
        </table:table-row>
        <table:table-row table:style-name="ro1">
          <table:table-cell table:style-name="ce1" office:value-type="float" office:value="4.248" calcext:value-type="float">
            <text:p>4.248</text:p>
          </table:table-cell>
          <table:table-cell table:style-name="ce1" office:value-type="float" office:value="-45.1138" calcext:value-type="float">
            <text:p>-45.114</text:p>
          </table:table-cell>
          <table:table-cell table:style-name="ce1" office:value-type="float" office:value="-21.24" calcext:value-type="float">
            <text:p>-21.240</text:p>
          </table:table-cell>
          <table:table-cell table:number-columns-repeated="61"/>
        </table:table-row>
        <table:table-row table:style-name="ro1">
          <table:table-cell table:style-name="ce1" office:value-type="float" office:value="4.373" calcext:value-type="float">
            <text:p>4.373</text:p>
          </table:table-cell>
          <table:table-cell table:style-name="ce1" office:value-type="float" office:value="-47.8078" calcext:value-type="float">
            <text:p>-47.808</text:p>
          </table:table-cell>
          <table:table-cell table:style-name="ce1" office:value-type="float" office:value="-21.865" calcext:value-type="float">
            <text:p>-21.865</text:p>
          </table:table-cell>
          <table:table-cell table:number-columns-repeated="61"/>
        </table:table-row>
        <table:table-row table:style-name="ro1">
          <table:table-cell table:style-name="ce1" office:value-type="float" office:value="4.499" calcext:value-type="float">
            <text:p>4.499</text:p>
          </table:table-cell>
          <table:table-cell table:style-name="ce1" office:value-type="float" office:value="-50.6025" calcext:value-type="float">
            <text:p>-50.603</text:p>
          </table:table-cell>
          <table:table-cell table:style-name="ce1" office:value-type="float" office:value="-22.495" calcext:value-type="float">
            <text:p>-22.495</text:p>
          </table:table-cell>
          <table:table-cell table:number-columns-repeated="61"/>
        </table:table-row>
        <table:table-row table:style-name="ro1">
          <table:table-cell table:style-name="ce1" office:value-type="float" office:value="4.626" calcext:value-type="float">
            <text:p>4.626</text:p>
          </table:table-cell>
          <table:table-cell table:style-name="ce1" office:value-type="float" office:value="-53.4997" calcext:value-type="float">
            <text:p>-53.500</text:p>
          </table:table-cell>
          <table:table-cell table:style-name="ce1" office:value-type="float" office:value="-23.13" calcext:value-type="float">
            <text:p>-23.130</text:p>
          </table:table-cell>
          <table:table-cell table:number-columns-repeated="61"/>
        </table:table-row>
        <table:table-row table:style-name="ro1">
          <table:table-cell table:style-name="ce1" office:value-type="float" office:value="4.749" calcext:value-type="float">
            <text:p>4.749</text:p>
          </table:table-cell>
          <table:table-cell table:style-name="ce1" office:value-type="float" office:value="-56.3825" calcext:value-type="float">
            <text:p>-56.383</text:p>
          </table:table-cell>
          <table:table-cell table:style-name="ce1" office:value-type="float" office:value="-23.745" calcext:value-type="float">
            <text:p>-23.745</text:p>
          </table:table-cell>
          <table:table-cell table:number-columns-repeated="61"/>
        </table:table-row>
        <table:table-row table:style-name="ro1">
          <table:table-cell table:style-name="ce1" office:value-type="float" office:value="4.875" calcext:value-type="float">
            <text:p>4.875</text:p>
          </table:table-cell>
          <table:table-cell table:style-name="ce1" office:value-type="float" office:value="-59.4141" calcext:value-type="float">
            <text:p>-59.414</text:p>
          </table:table-cell>
          <table:table-cell table:style-name="ce1" office:value-type="float" office:value="-24.375" calcext:value-type="float">
            <text:p>-24.375</text:p>
          </table:table-cell>
          <table:table-cell table:number-columns-repeated="61"/>
        </table:table-row>
        <table:table-row table:style-name="ro1">
          <table:table-cell table:style-name="ce1" office:value-type="float" office:value="4.999" calcext:value-type="float">
            <text:p>4.999</text:p>
          </table:table-cell>
          <table:table-cell table:style-name="ce1" office:value-type="float" office:value="-62.475" calcext:value-type="float">
            <text:p>-62.475</text:p>
          </table:table-cell>
          <table:table-cell table:style-name="ce1" office:value-type="float" office:value="-24.995" calcext:value-type="float">
            <text:p>-24.995</text:p>
          </table:table-cell>
          <table:table-cell table:number-columns-repeated="61"/>
        </table:table-row>
        <table:table-row table:style-name="ro1">
          <table:table-cell table:style-name="ce1" office:value-type="float" office:value="5.126" calcext:value-type="float">
            <text:p>5.126</text:p>
          </table:table-cell>
          <table:table-cell table:style-name="ce1" office:value-type="float" office:value="-65.6897" calcext:value-type="float">
            <text:p>-65.690</text:p>
          </table:table-cell>
          <table:table-cell table:style-name="ce1" office:value-type="float" office:value="-25.63" calcext:value-type="float">
            <text:p>-25.630</text:p>
          </table:table-cell>
          <table:table-cell table:number-columns-repeated="61"/>
        </table:table-row>
        <table:table-row table:style-name="ro1">
          <table:table-cell table:style-name="ce1" office:value-type="float" office:value="5.249" calcext:value-type="float">
            <text:p>5.249</text:p>
          </table:table-cell>
          <table:table-cell table:style-name="ce1" office:value-type="float" office:value="-68.88" calcext:value-type="float">
            <text:p>-68.880</text:p>
          </table:table-cell>
          <table:table-cell table:style-name="ce1" office:value-type="float" office:value="-26.245" calcext:value-type="float">
            <text:p>-26.245</text:p>
          </table:table-cell>
          <table:table-cell table:number-columns-repeated="61"/>
        </table:table-row>
        <table:table-row table:style-name="ro1">
          <table:table-cell table:style-name="ce1" office:value-type="float" office:value="5.374" calcext:value-type="float">
            <text:p>5.374</text:p>
          </table:table-cell>
          <table:table-cell table:style-name="ce1" office:value-type="float" office:value="-72.1997" calcext:value-type="float">
            <text:p>-72.200</text:p>
          </table:table-cell>
          <table:table-cell table:style-name="ce1" office:value-type="float" office:value="-26.87" calcext:value-type="float">
            <text:p>-26.870</text:p>
          </table:table-cell>
          <table:table-cell table:number-columns-repeated="61"/>
        </table:table-row>
        <table:table-row table:style-name="ro1">
          <table:table-cell table:style-name="ce1" office:value-type="float" office:value="5.499" calcext:value-type="float">
            <text:p>5.499</text:p>
          </table:table-cell>
          <table:table-cell table:style-name="ce1" office:value-type="float" office:value="-75.5975" calcext:value-type="float">
            <text:p>-75.598</text:p>
          </table:table-cell>
          <table:table-cell table:style-name="ce1" office:value-type="float" office:value="-27.495" calcext:value-type="float">
            <text:p>-27.495</text:p>
          </table:table-cell>
          <table:table-cell table:number-columns-repeated="61"/>
        </table:table-row>
        <table:table-row table:style-name="ro1">
          <table:table-cell table:style-name="ce1" office:value-type="float" office:value="5.625" calcext:value-type="float">
            <text:p>5.625</text:p>
          </table:table-cell>
          <table:table-cell table:style-name="ce1" office:value-type="float" office:value="-79.1016" calcext:value-type="float">
            <text:p>-79.102</text:p>
          </table:table-cell>
          <table:table-cell table:style-name="ce1" office:value-type="float" office:value="-28.125" calcext:value-type="float">
            <text:p>-28.125</text:p>
          </table:table-cell>
          <table:table-cell table:number-columns-repeated="61"/>
        </table:table-row>
        <table:table-row table:style-name="ro1">
          <table:table-cell table:style-name="ce1" office:value-type="float" office:value="5.748" calcext:value-type="float">
            <text:p>5.748</text:p>
          </table:table-cell>
          <table:table-cell table:style-name="ce1" office:value-type="float" office:value="-82.5988" calcext:value-type="float">
            <text:p>-82.599</text:p>
          </table:table-cell>
          <table:table-cell table:style-name="ce1" office:value-type="float" office:value="-28.74" calcext:value-type="float">
            <text:p>-28.740</text:p>
          </table:table-cell>
          <table:table-cell table:number-columns-repeated="61"/>
        </table:table-row>
        <table:table-row table:style-name="ro1">
          <table:table-cell table:style-name="ce1" office:value-type="float" office:value="5.874" calcext:value-type="float">
            <text:p>5.874</text:p>
          </table:table-cell>
          <table:table-cell table:style-name="ce1" office:value-type="float" office:value="-86.2597" calcext:value-type="float">
            <text:p>-86.260</text:p>
          </table:table-cell>
          <table:table-cell table:style-name="ce1" office:value-type="float" office:value="-29.37" calcext:value-type="float">
            <text:p>-29.370</text:p>
          </table:table-cell>
          <table:table-cell table:number-columns-repeated="61"/>
        </table:table-row>
        <table:table-row table:style-name="ro1">
          <table:table-cell table:style-name="ce1" office:value-type="float" office:value="5.999" calcext:value-type="float">
            <text:p>5.999</text:p>
          </table:table-cell>
          <table:table-cell table:style-name="ce1" office:value-type="float" office:value="-89.97" calcext:value-type="float">
            <text:p>-89.970</text:p>
          </table:table-cell>
          <table:table-cell table:style-name="ce1" office:value-type="float" office:value="-29.995" calcext:value-type="float">
            <text:p>-29.995</text:p>
          </table:table-cell>
          <table:table-cell table:number-columns-repeated="61"/>
        </table:table-row>
        <table:table-row table:style-name="ro1">
          <table:table-cell table:style-name="ce1" office:value-type="float" office:value="6.124" calcext:value-type="float">
            <text:p>6.124</text:p>
          </table:table-cell>
          <table:table-cell table:style-name="ce1" office:value-type="float" office:value="-93.7584" calcext:value-type="float">
            <text:p>-93.758</text:p>
          </table:table-cell>
          <table:table-cell table:style-name="ce1" office:value-type="float" office:value="-30.62" calcext:value-type="float">
            <text:p>-30.620</text:p>
          </table:table-cell>
          <table:table-cell table:number-columns-repeated="61"/>
        </table:table-row>
        <table:table-row table:style-name="ro1">
          <table:table-cell table:style-name="ce1" office:value-type="float" office:value="6.249" calcext:value-type="float">
            <text:p>6.249</text:p>
          </table:table-cell>
          <table:table-cell table:style-name="ce1" office:value-type="float" office:value="-97.625" calcext:value-type="float">
            <text:p>-97.625</text:p>
          </table:table-cell>
          <table:table-cell table:style-name="ce1" office:value-type="float" office:value="-31.245" calcext:value-type="float">
            <text:p>-31.245</text:p>
          </table:table-cell>
          <table:table-cell table:number-columns-repeated="61"/>
        </table:table-row>
        <table:table-row table:style-name="ro1">
          <table:table-cell table:style-name="ce1" office:value-type="float" office:value="6.374" calcext:value-type="float">
            <text:p>6.374</text:p>
          </table:table-cell>
          <table:table-cell table:style-name="ce1" office:value-type="float" office:value="-101.5697" calcext:value-type="float">
            <text:p>-101.570</text:p>
          </table:table-cell>
          <table:table-cell table:style-name="ce1" office:value-type="float" office:value="-31.87" calcext:value-type="float">
            <text:p>-31.870</text:p>
          </table:table-cell>
          <table:table-cell table:number-columns-repeated="61"/>
        </table:table-row>
        <table:table-row table:style-name="ro1">
          <table:table-cell table:style-name="ce1" office:value-type="float" office:value="6.499" calcext:value-type="float">
            <text:p>6.499</text:p>
          </table:table-cell>
          <table:table-cell table:style-name="ce1" office:value-type="float" office:value="-105.5925" calcext:value-type="float">
            <text:p>-105.593</text:p>
          </table:table-cell>
          <table:table-cell table:style-name="ce1" office:value-type="float" office:value="-32.495" calcext:value-type="float">
            <text:p>-32.495</text:p>
          </table:table-cell>
          <table:table-cell table:number-columns-repeated="61"/>
        </table:table-row>
        <table:table-row table:style-name="ro1">
          <table:table-cell table:style-name="ce1" office:value-type="float" office:value="6.624" calcext:value-type="float">
            <text:p>6.624</text:p>
          </table:table-cell>
          <table:table-cell table:style-name="ce1" office:value-type="float" office:value="-109.6934" calcext:value-type="float">
            <text:p>-109.693</text:p>
          </table:table-cell>
          <table:table-cell table:style-name="ce1" office:value-type="float" office:value="-33.12" calcext:value-type="float">
            <text:p>-33.120</text:p>
          </table:table-cell>
          <table:table-cell table:number-columns-repeated="61"/>
        </table:table-row>
        <table:table-row table:style-name="ro1">
          <table:table-cell table:style-name="ce1" office:value-type="float" office:value="6.749" calcext:value-type="float">
            <text:p>6.749</text:p>
          </table:table-cell>
          <table:table-cell table:style-name="ce1" office:value-type="float" office:value="-113.8725" calcext:value-type="float">
            <text:p>-113.873</text:p>
          </table:table-cell>
          <table:table-cell table:style-name="ce1" office:value-type="float" office:value="-33.745" calcext:value-type="float">
            <text:p>-33.745</text:p>
          </table:table-cell>
          <table:table-cell table:number-columns-repeated="61"/>
        </table:table-row>
        <table:table-row table:style-name="ro1">
          <table:table-cell table:style-name="ce1" office:value-type="float" office:value="6.873" calcext:value-type="float">
            <text:p>6.873</text:p>
          </table:table-cell>
          <table:table-cell table:style-name="ce1" office:value-type="float" office:value="-118.0953" calcext:value-type="float">
            <text:p>-118.095</text:p>
          </table:table-cell>
          <table:table-cell table:style-name="ce1" office:value-type="float" office:value="-34.365" calcext:value-type="float">
            <text:p>-34.365</text:p>
          </table:table-cell>
          <table:table-cell table:number-columns-repeated="61"/>
        </table:table-row>
        <table:table-row table:style-name="ro1">
          <table:table-cell table:style-name="ce1" office:value-type="float" office:value="6.999" calcext:value-type="float">
            <text:p>6.999</text:p>
          </table:table-cell>
          <table:table-cell table:style-name="ce1" office:value-type="float" office:value="-122.465" calcext:value-type="float">
            <text:p>-122.465</text:p>
          </table:table-cell>
          <table:table-cell table:style-name="ce1" office:value-type="float" office:value="-34.995" calcext:value-type="float">
            <text:p>-34.995</text:p>
          </table:table-cell>
          <table:table-cell table:number-columns-repeated="61"/>
        </table:table-row>
        <table:table-row table:style-name="ro1">
          <table:table-cell table:style-name="ce1" office:value-type="float" office:value="7.124" calcext:value-type="float">
            <text:p>7.124</text:p>
          </table:table-cell>
          <table:table-cell table:style-name="ce1" office:value-type="float" office:value="-126.8784" calcext:value-type="float">
            <text:p>-126.878</text:p>
          </table:table-cell>
          <table:table-cell table:style-name="ce1" office:value-type="float" office:value="-35.62" calcext:value-type="float">
            <text:p>-35.620</text:p>
          </table:table-cell>
          <table:table-cell table:number-columns-repeated="61"/>
        </table:table-row>
        <table:table-row table:style-name="ro1">
          <table:table-cell table:style-name="ce1" office:value-type="float" office:value="7.249" calcext:value-type="float">
            <text:p>7.249</text:p>
          </table:table-cell>
          <table:table-cell table:style-name="ce1" office:value-type="float" office:value="-131.37" calcext:value-type="float">
            <text:p>-131.370</text:p>
          </table:table-cell>
          <table:table-cell table:style-name="ce1" office:value-type="float" office:value="-36.245" calcext:value-type="float">
            <text:p>-36.245</text:p>
          </table:table-cell>
          <table:table-cell table:number-columns-repeated="61"/>
        </table:table-row>
        <table:table-row table:style-name="ro1">
          <table:table-cell table:style-name="ce1" office:value-type="float" office:value="7.373" calcext:value-type="float">
            <text:p>7.373</text:p>
          </table:table-cell>
          <table:table-cell table:style-name="ce1" office:value-type="float" office:value="-135.9028" calcext:value-type="float">
            <text:p>-135.903</text:p>
          </table:table-cell>
          <table:table-cell table:style-name="ce1" office:value-type="float" office:value="-36.865" calcext:value-type="float">
            <text:p>-36.865</text:p>
          </table:table-cell>
          <table:table-cell table:number-columns-repeated="61"/>
        </table:table-row>
        <table:table-row table:style-name="ro1">
          <table:table-cell table:style-name="ce1" office:value-type="float" office:value="7.499" calcext:value-type="float">
            <text:p>7.499</text:p>
          </table:table-cell>
          <table:table-cell table:style-name="ce1" office:value-type="float" office:value="-140.5875" calcext:value-type="float">
            <text:p>-140.588</text:p>
          </table:table-cell>
          <table:table-cell table:style-name="ce1" office:value-type="float" office:value="-37.495" calcext:value-type="float">
            <text:p>-37.495</text:p>
          </table:table-cell>
          <table:table-cell table:number-columns-repeated="61"/>
        </table:table-row>
        <table:table-row table:style-name="ro1">
          <table:table-cell table:style-name="ce1" office:value-type="float" office:value="7.624" calcext:value-type="float">
            <text:p>7.624</text:p>
          </table:table-cell>
          <table:table-cell table:style-name="ce1" office:value-type="float" office:value="-145.3134" calcext:value-type="float">
            <text:p>-145.313</text:p>
          </table:table-cell>
          <table:table-cell table:style-name="ce1" office:value-type="float" office:value="-38.12" calcext:value-type="float">
            <text:p>-38.120</text:p>
          </table:table-cell>
          <table:table-cell table:number-columns-repeated="61"/>
        </table:table-row>
        <table:table-row table:style-name="ro1">
          <table:table-cell table:style-name="ce1" office:value-type="float" office:value="7.749" calcext:value-type="float">
            <text:p>7.749</text:p>
          </table:table-cell>
          <table:table-cell table:style-name="ce1" office:value-type="float" office:value="-150.1175" calcext:value-type="float">
            <text:p>-150.118</text:p>
          </table:table-cell>
          <table:table-cell table:style-name="ce1" office:value-type="float" office:value="-38.745" calcext:value-type="float">
            <text:p>-38.745</text:p>
          </table:table-cell>
          <table:table-cell table:number-columns-repeated="61"/>
        </table:table-row>
        <table:table-row table:style-name="ro1">
          <table:table-cell table:style-name="ce1" office:value-type="float" office:value="7.875" calcext:value-type="float">
            <text:p>7.875</text:p>
          </table:table-cell>
          <table:table-cell table:style-name="ce1" office:value-type="float" office:value="-155.0391" calcext:value-type="float">
            <text:p>-155.039</text:p>
          </table:table-cell>
          <table:table-cell table:style-name="ce1" office:value-type="float" office:value="-39.375" calcext:value-type="float">
            <text:p>-39.375</text:p>
          </table:table-cell>
          <table:table-cell table:number-columns-repeated="61"/>
        </table:table-row>
        <table:table-row table:style-name="ro1">
          <table:table-cell table:style-name="ce1" office:value-type="float" office:value="7.999" calcext:value-type="float">
            <text:p>7.999</text:p>
          </table:table-cell>
          <table:table-cell table:style-name="ce1" office:value-type="float" office:value="-159.96" calcext:value-type="float">
            <text:p>-159.960</text:p>
          </table:table-cell>
          <table:table-cell table:style-name="ce1" office:value-type="float" office:value="-39.995" calcext:value-type="float">
            <text:p>-39.995</text:p>
          </table:table-cell>
          <table:table-cell table:number-columns-repeated="61"/>
        </table:table-row>
        <table:table-row table:style-name="ro1">
          <table:table-cell table:style-name="ce1" office:value-type="float" office:value="8.125" calcext:value-type="float">
            <text:p>8.125</text:p>
          </table:table-cell>
          <table:table-cell table:style-name="ce1" office:value-type="float" office:value="-165.0391" calcext:value-type="float">
            <text:p>-165.039</text:p>
          </table:table-cell>
          <table:table-cell table:style-name="ce1" office:value-type="float" office:value="-40.625" calcext:value-type="float">
            <text:p>-40.625</text:p>
          </table:table-cell>
          <table:table-cell table:number-columns-repeated="61"/>
        </table:table-row>
        <table:table-row table:style-name="ro1">
          <table:table-cell table:style-name="ce1" office:value-type="float" office:value="8.248" calcext:value-type="float">
            <text:p>8.248</text:p>
          </table:table-cell>
          <table:table-cell table:style-name="ce1" office:value-type="float" office:value="-170.0738" calcext:value-type="float">
            <text:p>-170.074</text:p>
          </table:table-cell>
          <table:table-cell table:style-name="ce1" office:value-type="float" office:value="-41.24" calcext:value-type="float">
            <text:p>-41.240</text:p>
          </table:table-cell>
          <table:table-cell table:number-columns-repeated="61"/>
        </table:table-row>
        <table:table-row table:style-name="ro1">
          <table:table-cell table:style-name="ce1" office:value-type="float" office:value="8.374" calcext:value-type="float">
            <text:p>8.374</text:p>
          </table:table-cell>
          <table:table-cell table:style-name="ce1" office:value-type="float" office:value="-175.3097" calcext:value-type="float">
            <text:p>-175.310</text:p>
          </table:table-cell>
          <table:table-cell table:style-name="ce1" office:value-type="float" office:value="-41.87" calcext:value-type="float">
            <text:p>-41.870</text:p>
          </table:table-cell>
          <table:table-cell table:number-columns-repeated="61"/>
        </table:table-row>
        <table:table-row table:style-name="ro1">
          <table:table-cell table:style-name="ce1" office:value-type="float" office:value="8.501" calcext:value-type="float">
            <text:p>8.501</text:p>
          </table:table-cell>
          <table:table-cell table:style-name="ce1" office:value-type="float" office:value="-180.6675" calcext:value-type="float">
            <text:p>-180.668</text:p>
          </table:table-cell>
          <table:table-cell table:style-name="ce1" office:value-type="float" office:value="-42.505" calcext:value-type="float">
            <text:p>-42.505</text:p>
          </table:table-cell>
          <table:table-cell table:number-columns-repeated="61"/>
        </table:table-row>
        <table:table-row table:style-name="ro1">
          <table:table-cell table:style-name="ce1" office:value-type="float" office:value="8.624" calcext:value-type="float">
            <text:p>8.624</text:p>
          </table:table-cell>
          <table:table-cell table:style-name="ce1" office:value-type="float" office:value="-185.9334" calcext:value-type="float">
            <text:p>-185.933</text:p>
          </table:table-cell>
          <table:table-cell table:style-name="ce1" office:value-type="float" office:value="-43.12" calcext:value-type="float">
            <text:p>-43.120</text:p>
          </table:table-cell>
          <table:table-cell table:number-columns-repeated="61"/>
        </table:table-row>
        <table:table-row table:style-name="ro1">
          <table:table-cell table:style-name="ce1" office:value-type="float" office:value="8.749" calcext:value-type="float">
            <text:p>8.749</text:p>
          </table:table-cell>
          <table:table-cell table:style-name="ce1" office:value-type="float" office:value="-191.3625" calcext:value-type="float">
            <text:p>-191.363</text:p>
          </table:table-cell>
          <table:table-cell table:style-name="ce1" office:value-type="float" office:value="-43.745" calcext:value-type="float">
            <text:p>-43.745</text:p>
          </table:table-cell>
          <table:table-cell table:number-columns-repeated="61"/>
        </table:table-row>
        <table:table-row table:style-name="ro1">
          <table:table-cell table:style-name="ce1" office:value-type="float" office:value="8.875" calcext:value-type="float">
            <text:p>8.875</text:p>
          </table:table-cell>
          <table:table-cell table:style-name="ce1" office:value-type="float" office:value="-196.9141" calcext:value-type="float">
            <text:p>-196.914</text:p>
          </table:table-cell>
          <table:table-cell table:style-name="ce1" office:value-type="float" office:value="-44.375" calcext:value-type="float">
            <text:p>-44.375</text:p>
          </table:table-cell>
          <table:table-cell table:number-columns-repeated="61"/>
        </table:table-row>
        <table:table-row table:style-name="ro1">
          <table:table-cell table:style-name="ce1" office:value-type="float" office:value="8.945" calcext:value-type="float">
            <text:p>8.945</text:p>
          </table:table-cell>
          <table:table-cell table:style-name="ce1" office:value-type="float" office:value="-200" calcext:value-type="float">
            <text:p>-200.000</text:p>
          </table:table-cell>
          <table:table-cell table:style-name="ce1" office:value-type="float" office:value="-44.7214" calcext:value-type="float">
            <text:p>-44.721</text:p>
          </table:table-cell>
          <table:table-cell table:number-columns-repeated="61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4kg 10N" table:style-name="ta1">
        <table:shapes>
          <draw:frame draw:z-index="0" draw:style-name="gr1" draw:text-style-name="P1" svg:width="15.986cm" svg:height="10.412cm" svg:x="0.11cm" svg:y="11.395cm">
            <draw:object draw:notify-on-update-of-ranges="'4kg 10N'.A1:'4kg 10N'.A1 '4kg 10N'.A2:'4kg 10N'.A104 '4kg 10N'.C1:'4kg 10N'.C1 '4kg 10N'.C2:'4kg 10N'.C10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2" table:default-cell-style-name="ce1"/>
        <table:table-column table:style-name="co3" table:default-cell-style-name="ce1"/>
        <table:table-row table:style-name="ro1">
          <table:table-cell table:style-name="ce3" office:value-type="string" calcext:value-type="string">
            <text:p>t (sec)</text:p>
          </table:table-cell>
          <table:table-cell table:style-name="Default" office:value-type="string" calcext:value-type="string">
            <text:p>X (m)</text:p>
          </table:table-cell>
          <table:table-cell table:style-name="Default" office:value-type="string" calcext:value-type="string">
            <text:p>Vx (m/s)</text:p>
          </table:table-cell>
        </table:table-row>
        <table:table-row table:style-name="ro1">
          <table:table-cell table:number-columns-repeated="3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-0.0186" calcext:value-type="float">
            <text:p>-0.019</text:p>
          </table:table-cell>
          <table:table-cell office:value-type="float" office:value="-0.305" calcext:value-type="float">
            <text:p>-0.305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-0.0756" calcext:value-type="float">
            <text:p>-0.076</text:p>
          </table:table-cell>
          <table:table-cell office:value-type="float" office:value="-0.615" calcext:value-type="float">
            <text:p>-0.615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-0.1721" calcext:value-type="float">
            <text:p>-0.172</text:p>
          </table:table-cell>
          <table:table-cell office:value-type="float" office:value="-0.9275" calcext:value-type="float">
            <text:p>-0.928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-0.3075" calcext:value-type="float">
            <text:p>-0.308</text:p>
          </table:table-cell>
          <table:table-cell office:value-type="float" office:value="-1.24" calcext:value-type="float">
            <text:p>-1.240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-0.4821" calcext:value-type="float">
            <text:p>-0.482</text:p>
          </table:table-cell>
          <table:table-cell office:value-type="float" office:value="-1.5525" calcext:value-type="float">
            <text:p>-1.553</text:p>
          </table:table-cell>
        </table:table-row>
        <table:table-row table:style-name="ro1">
          <table:table-cell office:value-type="float" office:value="0.747999999999999" calcext:value-type="float">
            <text:p>0.748</text:p>
          </table:table-cell>
          <table:table-cell office:value-type="float" office:value="-0.6994" calcext:value-type="float">
            <text:p>-0.699</text:p>
          </table:table-cell>
          <table:table-cell office:value-type="float" office:value="-1.87" calcext:value-type="float">
            <text:p>-1.870</text:p>
          </table:table-cell>
        </table:table-row>
        <table:table-row table:style-name="ro1">
          <table:table-cell office:value-type="float" office:value="0.869999999999999" calcext:value-type="float">
            <text:p>0.870</text:p>
          </table:table-cell>
          <table:table-cell office:value-type="float" office:value="-0.9461" calcext:value-type="float">
            <text:p>-0.946</text:p>
          </table:table-cell>
          <table:table-cell office:value-type="float" office:value="-2.175" calcext:value-type="float">
            <text:p>-2.175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-1.24" calcext:value-type="float">
            <text:p>-1.240</text:p>
          </table:table-cell>
          <table:table-cell office:value-type="float" office:value="-2.49" calcext:value-type="float">
            <text:p>-2.490</text:p>
          </table:table-cell>
        </table:table-row>
        <table:table-row table:style-name="ro1">
          <table:table-cell office:value-type="float" office:value="1.121" calcext:value-type="float">
            <text:p>1.121</text:p>
          </table:table-cell>
          <table:table-cell office:value-type="float" office:value="-1.5708" calcext:value-type="float">
            <text:p>-1.571</text:p>
          </table:table-cell>
          <table:table-cell office:value-type="float" office:value="-2.8025" calcext:value-type="float">
            <text:p>-2.803</text:p>
          </table:table-cell>
        </table:table-row>
        <table:table-row table:style-name="ro1">
          <table:table-cell office:value-type="float" office:value="1.246" calcext:value-type="float">
            <text:p>1.246</text:p>
          </table:table-cell>
          <table:table-cell office:value-type="float" office:value="-1.9406" calcext:value-type="float">
            <text:p>-1.941</text:p>
          </table:table-cell>
          <table:table-cell office:value-type="float" office:value="-3.115" calcext:value-type="float">
            <text:p>-3.115</text:p>
          </table:table-cell>
        </table:table-row>
        <table:table-row table:style-name="ro1">
          <table:table-cell office:value-type="float" office:value="1.37" calcext:value-type="float">
            <text:p>1.370</text:p>
          </table:table-cell>
          <table:table-cell office:value-type="float" office:value="-2.3461" calcext:value-type="float">
            <text:p>-2.346</text:p>
          </table:table-cell>
          <table:table-cell office:value-type="float" office:value="-3.425" calcext:value-type="float">
            <text:p>-3.425</text:p>
          </table:table-cell>
        </table:table-row>
        <table:table-row table:style-name="ro1">
          <table:table-cell office:value-type="float" office:value="1.496" calcext:value-type="float">
            <text:p>1.496</text:p>
          </table:table-cell>
          <table:table-cell office:value-type="float" office:value="-2.7975" calcext:value-type="float">
            <text:p>-2.798</text:p>
          </table:table-cell>
          <table:table-cell office:value-type="float" office:value="-3.74" calcext:value-type="float">
            <text:p>-3.740</text:p>
          </table:table-cell>
        </table:table-row>
        <table:table-row table:style-name="ro1">
          <table:table-cell office:value-type="float" office:value="1.621" calcext:value-type="float">
            <text:p>1.621</text:p>
          </table:table-cell>
          <table:table-cell office:value-type="float" office:value="-3.2846" calcext:value-type="float">
            <text:p>-3.285</text:p>
          </table:table-cell>
          <table:table-cell office:value-type="float" office:value="-4.0525" calcext:value-type="float">
            <text:p>-4.053</text:p>
          </table:table-cell>
        </table:table-row>
        <table:table-row table:style-name="ro1">
          <table:table-cell office:value-type="float" office:value="1.746" calcext:value-type="float">
            <text:p>1.746</text:p>
          </table:table-cell>
          <table:table-cell office:value-type="float" office:value="-3.8106" calcext:value-type="float">
            <text:p>-3.811</text:p>
          </table:table-cell>
          <table:table-cell office:value-type="float" office:value="-4.365" calcext:value-type="float">
            <text:p>-4.365</text:p>
          </table:table-cell>
        </table:table-row>
        <table:table-row table:style-name="ro1">
          <table:table-cell office:value-type="float" office:value="1.871" calcext:value-type="float">
            <text:p>1.871</text:p>
          </table:table-cell>
          <table:table-cell office:value-type="float" office:value="-4.3758" calcext:value-type="float">
            <text:p>-4.376</text:p>
          </table:table-cell>
          <table:table-cell office:value-type="float" office:value="-4.6775" calcext:value-type="float">
            <text:p>-4.678</text:p>
          </table:table-cell>
        </table:table-row>
        <table:table-row table:style-name="ro1">
          <table:table-cell office:value-type="float" office:value="1.997" calcext:value-type="float">
            <text:p>1.997</text:p>
          </table:table-cell>
          <table:table-cell office:value-type="float" office:value="-4.985" calcext:value-type="float">
            <text:p>-4.985</text:p>
          </table:table-cell>
          <table:table-cell office:value-type="float" office:value="-4.9925" calcext:value-type="float">
            <text:p>-4.993</text:p>
          </table:table-cell>
        </table:table-row>
        <table:table-row table:style-name="ro1">
          <table:table-cell office:value-type="float" office:value="2.122" calcext:value-type="float">
            <text:p>2.122</text:p>
          </table:table-cell>
          <table:table-cell office:value-type="float" office:value="-5.6286" calcext:value-type="float">
            <text:p>-5.629</text:p>
          </table:table-cell>
          <table:table-cell office:value-type="float" office:value="-5.305" calcext:value-type="float">
            <text:p>-5.305</text:p>
          </table:table-cell>
        </table:table-row>
        <table:table-row table:style-name="ro1">
          <table:table-cell office:value-type="float" office:value="2.249" calcext:value-type="float">
            <text:p>2.249</text:p>
          </table:table-cell>
          <table:table-cell office:value-type="float" office:value="-6.3225" calcext:value-type="float">
            <text:p>-6.323</text:p>
          </table:table-cell>
          <table:table-cell office:value-type="float" office:value="-5.6225" calcext:value-type="float">
            <text:p>-5.623</text:p>
          </table:table-cell>
        </table:table-row>
        <table:table-row table:style-name="ro1">
          <table:table-cell office:value-type="float" office:value="2.371" calcext:value-type="float">
            <text:p>2.371</text:p>
          </table:table-cell>
          <table:table-cell office:value-type="float" office:value="-7.0271" calcext:value-type="float">
            <text:p>-7.027</text:p>
          </table:table-cell>
          <table:table-cell office:value-type="float" office:value="-5.9275" calcext:value-type="float">
            <text:p>-5.928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-7.7875" calcext:value-type="float">
            <text:p>-7.788</text:p>
          </table:table-cell>
          <table:table-cell office:value-type="float" office:value="-6.24" calcext:value-type="float">
            <text:p>-6.240</text:p>
          </table:table-cell>
        </table:table-row>
        <table:table-row table:style-name="ro1">
          <table:table-cell office:value-type="float" office:value="2.621" calcext:value-type="float">
            <text:p>2.621</text:p>
          </table:table-cell>
          <table:table-cell office:value-type="float" office:value="-8.5871" calcext:value-type="float">
            <text:p>-8.587</text:p>
          </table:table-cell>
          <table:table-cell office:value-type="float" office:value="-6.5525" calcext:value-type="float">
            <text:p>-6.553</text:p>
          </table:table-cell>
        </table:table-row>
        <table:table-row table:style-name="ro1">
          <table:table-cell office:value-type="float" office:value="2.747" calcext:value-type="float">
            <text:p>2.747</text:p>
          </table:table-cell>
          <table:table-cell office:value-type="float" office:value="-9.4325" calcext:value-type="float">
            <text:p>-9.433</text:p>
          </table:table-cell>
          <table:table-cell office:value-type="float" office:value="-6.8675" calcext:value-type="float">
            <text:p>-6.868</text:p>
          </table:table-cell>
        </table:table-row>
        <table:table-row table:style-name="ro1">
          <table:table-cell office:value-type="float" office:value="2.871" calcext:value-type="float">
            <text:p>2.871</text:p>
          </table:table-cell>
          <table:table-cell office:value-type="float" office:value="-10.3033" calcext:value-type="float">
            <text:p>-10.303</text:p>
          </table:table-cell>
          <table:table-cell office:value-type="float" office:value="-7.1775" calcext:value-type="float">
            <text:p>-7.178</text:p>
          </table:table-cell>
        </table:table-row>
        <table:table-row table:style-name="ro1">
          <table:table-cell office:value-type="float" office:value="2.996" calcext:value-type="float">
            <text:p>2.996</text:p>
          </table:table-cell>
          <table:table-cell office:value-type="float" office:value="-11.22" calcext:value-type="float">
            <text:p>-11.220</text:p>
          </table:table-cell>
          <table:table-cell office:value-type="float" office:value="-7.49" calcext:value-type="float">
            <text:p>-7.490</text:p>
          </table:table-cell>
        </table:table-row>
        <table:table-row table:style-name="ro1">
          <table:table-cell office:value-type="float" office:value="3.121" calcext:value-type="float">
            <text:p>3.121</text:p>
          </table:table-cell>
          <table:table-cell office:value-type="float" office:value="-12.1758" calcext:value-type="float">
            <text:p>-12.176</text:p>
          </table:table-cell>
          <table:table-cell office:value-type="float" office:value="-7.8025" calcext:value-type="float">
            <text:p>-7.803</text:p>
          </table:table-cell>
        </table:table-row>
        <table:table-row table:style-name="ro1">
          <table:table-cell office:value-type="float" office:value="3.245" calcext:value-type="float">
            <text:p>3.245</text:p>
          </table:table-cell>
          <table:table-cell office:value-type="float" office:value="-13.1625" calcext:value-type="float">
            <text:p>-13.163</text:p>
          </table:table-cell>
          <table:table-cell office:value-type="float" office:value="-8.1125" calcext:value-type="float">
            <text:p>-8.113</text:p>
          </table:table-cell>
        </table:table-row>
        <table:table-row table:style-name="ro1">
          <table:table-cell office:value-type="float" office:value="3.371" calcext:value-type="float">
            <text:p>3.371</text:p>
          </table:table-cell>
          <table:table-cell office:value-type="float" office:value="-14.2046" calcext:value-type="float">
            <text:p>-14.205</text:p>
          </table:table-cell>
          <table:table-cell office:value-type="float" office:value="-8.4275" calcext:value-type="float">
            <text:p>-8.428</text:p>
          </table:table-cell>
        </table:table-row>
        <table:table-row table:style-name="ro1">
          <table:table-cell office:value-type="float" office:value="3.495" calcext:value-type="float">
            <text:p>3.495</text:p>
          </table:table-cell>
          <table:table-cell office:value-type="float" office:value="-15.2688" calcext:value-type="float">
            <text:p>-15.269</text:p>
          </table:table-cell>
          <table:table-cell office:value-type="float" office:value="-8.7375" calcext:value-type="float">
            <text:p>-8.738</text:p>
          </table:table-cell>
        </table:table-row>
        <table:table-row table:style-name="ro1">
          <table:table-cell office:value-type="float" office:value="3.621" calcext:value-type="float">
            <text:p>3.621</text:p>
          </table:table-cell>
          <table:table-cell office:value-type="float" office:value="-16.3896" calcext:value-type="float">
            <text:p>-16.390</text:p>
          </table:table-cell>
          <table:table-cell office:value-type="float" office:value="-9.0525" calcext:value-type="float">
            <text:p>-9.053</text:p>
          </table:table-cell>
        </table:table-row>
        <table:table-row table:style-name="ro1">
          <table:table-cell office:value-type="float" office:value="3.747" calcext:value-type="float">
            <text:p>3.747</text:p>
          </table:table-cell>
          <table:table-cell office:value-type="float" office:value="-17.55" calcext:value-type="float">
            <text:p>-17.550</text:p>
          </table:table-cell>
          <table:table-cell office:value-type="float" office:value="-9.3675" calcext:value-type="float">
            <text:p>-9.368</text:p>
          </table:table-cell>
        </table:table-row>
        <table:table-row table:style-name="ro1">
          <table:table-cell office:value-type="float" office:value="3.871" calcext:value-type="float">
            <text:p>3.871</text:p>
          </table:table-cell>
          <table:table-cell office:value-type="float" office:value="-18.7308" calcext:value-type="float">
            <text:p>-18.731</text:p>
          </table:table-cell>
          <table:table-cell office:value-type="float" office:value="-9.6775" calcext:value-type="float">
            <text:p>-9.678</text:p>
          </table:table-cell>
        </table:table-row>
        <table:table-row table:style-name="ro1">
          <table:table-cell office:value-type="float" office:value="3.996" calcext:value-type="float">
            <text:p>3.996</text:p>
          </table:table-cell>
          <table:table-cell office:value-type="float" office:value="-19.96" calcext:value-type="float">
            <text:p>-19.960</text:p>
          </table:table-cell>
          <table:table-cell office:value-type="float" office:value="-9.99" calcext:value-type="float">
            <text:p>-9.990</text:p>
          </table:table-cell>
        </table:table-row>
        <table:table-row table:style-name="ro1">
          <table:table-cell office:value-type="float" office:value="4.123" calcext:value-type="float">
            <text:p>4.123</text:p>
          </table:table-cell>
          <table:table-cell office:value-type="float" office:value="-21.2489" calcext:value-type="float">
            <text:p>-21.249</text:p>
          </table:table-cell>
          <table:table-cell office:value-type="float" office:value="-10.3075" calcext:value-type="float">
            <text:p>-10.308</text:p>
          </table:table-cell>
        </table:table-row>
        <table:table-row table:style-name="ro1">
          <table:table-cell office:value-type="float" office:value="4.247" calcext:value-type="float">
            <text:p>4.247</text:p>
          </table:table-cell>
          <table:table-cell office:value-type="float" office:value="-22.5463" calcext:value-type="float">
            <text:p>-22.546</text:p>
          </table:table-cell>
          <table:table-cell office:value-type="float" office:value="-10.6175" calcext:value-type="float">
            <text:p>-10.618</text:p>
          </table:table-cell>
        </table:table-row>
        <table:table-row table:style-name="ro1">
          <table:table-cell office:value-type="float" office:value="4.372" calcext:value-type="float">
            <text:p>4.372</text:p>
          </table:table-cell>
          <table:table-cell office:value-type="float" office:value="-23.893" calcext:value-type="float">
            <text:p>-23.893</text:p>
          </table:table-cell>
          <table:table-cell office:value-type="float" office:value="-10.93" calcext:value-type="float">
            <text:p>-10.930</text:p>
          </table:table-cell>
        </table:table-row>
        <table:table-row table:style-name="ro1">
          <table:table-cell office:value-type="float" office:value="4.497" calcext:value-type="float">
            <text:p>4.497</text:p>
          </table:table-cell>
          <table:table-cell office:value-type="float" office:value="-25.2788" calcext:value-type="float">
            <text:p>-25.279</text:p>
          </table:table-cell>
          <table:table-cell office:value-type="float" office:value="-11.2425" calcext:value-type="float">
            <text:p>-11.243</text:p>
          </table:table-cell>
        </table:table-row>
        <table:table-row table:style-name="ro1">
          <table:table-cell office:value-type="float" office:value="4.622" calcext:value-type="float">
            <text:p>4.622</text:p>
          </table:table-cell>
          <table:table-cell office:value-type="float" office:value="-26.7036" calcext:value-type="float">
            <text:p>-26.704</text:p>
          </table:table-cell>
          <table:table-cell office:value-type="float" office:value="-11.555" calcext:value-type="float">
            <text:p>-11.555</text:p>
          </table:table-cell>
        </table:table-row>
        <table:table-row table:style-name="ro1">
          <table:table-cell office:value-type="float" office:value="4.748" calcext:value-type="float">
            <text:p>4.748</text:p>
          </table:table-cell>
          <table:table-cell office:value-type="float" office:value="-28.1794" calcext:value-type="float">
            <text:p>-28.179</text:p>
          </table:table-cell>
          <table:table-cell office:value-type="float" office:value="-11.87" calcext:value-type="float">
            <text:p>-11.870</text:p>
          </table:table-cell>
        </table:table-row>
        <table:table-row table:style-name="ro1">
          <table:table-cell office:value-type="float" office:value="4.871" calcext:value-type="float">
            <text:p>4.871</text:p>
          </table:table-cell>
          <table:table-cell office:value-type="float" office:value="-29.6583" calcext:value-type="float">
            <text:p>-29.658</text:p>
          </table:table-cell>
          <table:table-cell office:value-type="float" office:value="-12.1775" calcext:value-type="float">
            <text:p>-12.178</text:p>
          </table:table-cell>
        </table:table-row>
        <table:table-row table:style-name="ro1">
          <table:table-cell office:value-type="float" office:value="4.996" calcext:value-type="float">
            <text:p>4.996</text:p>
          </table:table-cell>
          <table:table-cell office:value-type="float" office:value="-31.2" calcext:value-type="float">
            <text:p>-31.200</text:p>
          </table:table-cell>
          <table:table-cell office:value-type="float" office:value="-12.49" calcext:value-type="float">
            <text:p>-12.490</text:p>
          </table:table-cell>
        </table:table-row>
        <table:table-row table:style-name="ro1">
          <table:table-cell office:value-type="float" office:value="5.121" calcext:value-type="float">
            <text:p>5.121</text:p>
          </table:table-cell>
          <table:table-cell office:value-type="float" office:value="-32.7808" calcext:value-type="float">
            <text:p>-32.781</text:p>
          </table:table-cell>
          <table:table-cell office:value-type="float" office:value="-12.8025" calcext:value-type="float">
            <text:p>-12.803</text:p>
          </table:table-cell>
        </table:table-row>
        <table:table-row table:style-name="ro1">
          <table:table-cell office:value-type="float" office:value="5.248" calcext:value-type="float">
            <text:p>5.248</text:p>
          </table:table-cell>
          <table:table-cell office:value-type="float" office:value="-34.4269" calcext:value-type="float">
            <text:p>-34.427</text:p>
          </table:table-cell>
          <table:table-cell office:value-type="float" office:value="-13.12" calcext:value-type="float">
            <text:p>-13.120</text:p>
          </table:table-cell>
        </table:table-row>
        <table:table-row table:style-name="ro1">
          <table:table-cell office:value-type="float" office:value="5.371" calcext:value-type="float">
            <text:p>5.371</text:p>
          </table:table-cell>
          <table:table-cell office:value-type="float" office:value="-36.0596" calcext:value-type="float">
            <text:p>-36.060</text:p>
          </table:table-cell>
          <table:table-cell office:value-type="float" office:value="-13.4275" calcext:value-type="float">
            <text:p>-13.428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-37.7575" calcext:value-type="float">
            <text:p>-37.758</text:p>
          </table:table-cell>
          <table:table-cell office:value-type="float" office:value="-13.74" calcext:value-type="float">
            <text:p>-13.740</text:p>
          </table:table-cell>
        </table:table-row>
        <table:table-row table:style-name="ro1">
          <table:table-cell office:value-type="float" office:value="5.622" calcext:value-type="float">
            <text:p>5.622</text:p>
          </table:table-cell>
          <table:table-cell office:value-type="float" office:value="-39.5086" calcext:value-type="float">
            <text:p>-39.509</text:p>
          </table:table-cell>
          <table:table-cell office:value-type="float" office:value="-14.055" calcext:value-type="float">
            <text:p>-14.055</text:p>
          </table:table-cell>
        </table:table-row>
        <table:table-row table:style-name="ro1">
          <table:table-cell office:value-type="float" office:value="5.747" calcext:value-type="float">
            <text:p>5.747</text:p>
          </table:table-cell>
          <table:table-cell office:value-type="float" office:value="-41.285" calcext:value-type="float">
            <text:p>-41.285</text:p>
          </table:table-cell>
          <table:table-cell office:value-type="float" office:value="-14.3675" calcext:value-type="float">
            <text:p>-14.368</text:p>
          </table:table-cell>
        </table:table-row>
        <table:table-row table:style-name="ro1">
          <table:table-cell office:value-type="float" office:value="5.872" calcext:value-type="float">
            <text:p>5.872</text:p>
          </table:table-cell>
          <table:table-cell office:value-type="float" office:value="-43.1005" calcext:value-type="float">
            <text:p>-43.101</text:p>
          </table:table-cell>
          <table:table-cell office:value-type="float" office:value="-14.68" calcext:value-type="float">
            <text:p>-14.680</text:p>
          </table:table-cell>
        </table:table-row>
        <table:table-row table:style-name="ro1">
          <table:table-cell office:value-type="float" office:value="5.997" calcext:value-type="float">
            <text:p>5.997</text:p>
          </table:table-cell>
          <table:table-cell office:value-type="float" office:value="-44.955" calcext:value-type="float">
            <text:p>-44.955</text:p>
          </table:table-cell>
          <table:table-cell office:value-type="float" office:value="-14.9925" calcext:value-type="float">
            <text:p>-14.993</text:p>
          </table:table-cell>
        </table:table-row>
        <table:table-row table:style-name="ro1">
          <table:table-cell office:value-type="float" office:value="6.122" calcext:value-type="float">
            <text:p>6.122</text:p>
          </table:table-cell>
          <table:table-cell office:value-type="float" office:value="-46.8486" calcext:value-type="float">
            <text:p>-46.849</text:p>
          </table:table-cell>
          <table:table-cell office:value-type="float" office:value="-15.305" calcext:value-type="float">
            <text:p>-15.305</text:p>
          </table:table-cell>
        </table:table-row>
        <table:table-row table:style-name="ro1">
          <table:table-cell office:value-type="float" office:value="6.246" calcext:value-type="float">
            <text:p>6.246</text:p>
          </table:table-cell>
          <table:table-cell office:value-type="float" office:value="-48.7656" calcext:value-type="float">
            <text:p>-48.766</text:p>
          </table:table-cell>
          <table:table-cell office:value-type="float" office:value="-15.615" calcext:value-type="float">
            <text:p>-15.615</text:p>
          </table:table-cell>
        </table:table-row>
        <table:table-row table:style-name="ro1">
          <table:table-cell office:value-type="float" office:value="6.372" calcext:value-type="float">
            <text:p>6.372</text:p>
          </table:table-cell>
          <table:table-cell office:value-type="float" office:value="-50.753" calcext:value-type="float">
            <text:p>-50.753</text:p>
          </table:table-cell>
          <table:table-cell office:value-type="float" office:value="-15.93" calcext:value-type="float">
            <text:p>-15.930</text:p>
          </table:table-cell>
        </table:table-row>
        <table:table-row table:style-name="ro1">
          <table:table-cell office:value-type="float" office:value="6.497" calcext:value-type="float">
            <text:p>6.497</text:p>
          </table:table-cell>
          <table:table-cell office:value-type="float" office:value="-52.7638" calcext:value-type="float">
            <text:p>-52.764</text:p>
          </table:table-cell>
          <table:table-cell office:value-type="float" office:value="-16.2425" calcext:value-type="float">
            <text:p>-16.243</text:p>
          </table:table-cell>
        </table:table-row>
        <table:table-row table:style-name="ro1">
          <table:table-cell office:value-type="float" office:value="6.623" calcext:value-type="float">
            <text:p>6.623</text:p>
          </table:table-cell>
          <table:table-cell office:value-type="float" office:value="-54.8302" calcext:value-type="float">
            <text:p>-54.830</text:p>
          </table:table-cell>
          <table:table-cell office:value-type="float" office:value="-16.5575" calcext:value-type="float">
            <text:p>-16.558</text:p>
          </table:table-cell>
        </table:table-row>
        <table:table-row table:style-name="ro1">
          <table:table-cell office:value-type="float" office:value="6.746" calcext:value-type="float">
            <text:p>6.746</text:p>
          </table:table-cell>
          <table:table-cell office:value-type="float" office:value="-56.8856" calcext:value-type="float">
            <text:p>-56.886</text:p>
          </table:table-cell>
          <table:table-cell office:value-type="float" office:value="-16.865" calcext:value-type="float">
            <text:p>-16.865</text:p>
          </table:table-cell>
        </table:table-row>
        <table:table-row table:style-name="ro1">
          <table:table-cell office:value-type="float" office:value="6.871" calcext:value-type="float">
            <text:p>6.871</text:p>
          </table:table-cell>
          <table:table-cell office:value-type="float" office:value="-59.0133" calcext:value-type="float">
            <text:p>-59.013</text:p>
          </table:table-cell>
          <table:table-cell office:value-type="float" office:value="-17.1775" calcext:value-type="float">
            <text:p>-17.178</text:p>
          </table:table-cell>
        </table:table-row>
        <table:table-row table:style-name="ro1">
          <table:table-cell office:value-type="float" office:value="6.996" calcext:value-type="float">
            <text:p>6.996</text:p>
          </table:table-cell>
          <table:table-cell office:value-type="float" office:value="-61.18" calcext:value-type="float">
            <text:p>-61.180</text:p>
          </table:table-cell>
          <table:table-cell office:value-type="float" office:value="-17.49" calcext:value-type="float">
            <text:p>-17.490</text:p>
          </table:table-cell>
        </table:table-row>
        <table:table-row table:style-name="ro1">
          <table:table-cell office:value-type="float" office:value="7.123" calcext:value-type="float">
            <text:p>7.123</text:p>
          </table:table-cell>
          <table:table-cell office:value-type="float" office:value="-63.4214" calcext:value-type="float">
            <text:p>-63.421</text:p>
          </table:table-cell>
          <table:table-cell office:value-type="float" office:value="-17.8075" calcext:value-type="float">
            <text:p>-17.808</text:p>
          </table:table-cell>
        </table:table-row>
        <table:table-row table:style-name="ro1">
          <table:table-cell office:value-type="float" office:value="7.247" calcext:value-type="float">
            <text:p>7.247</text:p>
          </table:table-cell>
          <table:table-cell office:value-type="float" office:value="-65.6488" calcext:value-type="float">
            <text:p>-65.649</text:p>
          </table:table-cell>
          <table:table-cell office:value-type="float" office:value="-18.1175" calcext:value-type="float">
            <text:p>-18.118</text:p>
          </table:table-cell>
        </table:table-row>
        <table:table-row table:style-name="ro1">
          <table:table-cell office:value-type="float" office:value="7.372" calcext:value-type="float">
            <text:p>7.372</text:p>
          </table:table-cell>
          <table:table-cell office:value-type="float" office:value="-67.933" calcext:value-type="float">
            <text:p>-67.933</text:p>
          </table:table-cell>
          <table:table-cell office:value-type="float" office:value="-18.43" calcext:value-type="float">
            <text:p>-18.430</text:p>
          </table:table-cell>
        </table:table-row>
        <table:table-row table:style-name="ro1">
          <table:table-cell office:value-type="float" office:value="7.496" calcext:value-type="float">
            <text:p>7.496</text:p>
          </table:table-cell>
          <table:table-cell office:value-type="float" office:value="-70.2375" calcext:value-type="float">
            <text:p>-70.238</text:p>
          </table:table-cell>
          <table:table-cell office:value-type="float" office:value="-18.74" calcext:value-type="float">
            <text:p>-18.740</text:p>
          </table:table-cell>
        </table:table-row>
        <table:table-row table:style-name="ro1">
          <table:table-cell office:value-type="float" office:value="7.623" calcext:value-type="float">
            <text:p>7.623</text:p>
          </table:table-cell>
          <table:table-cell office:value-type="float" office:value="-72.6377" calcext:value-type="float">
            <text:p>-72.638</text:p>
          </table:table-cell>
          <table:table-cell office:value-type="float" office:value="-19.0575" calcext:value-type="float">
            <text:p>-19.058</text:p>
          </table:table-cell>
        </table:table-row>
        <table:table-row table:style-name="ro1">
          <table:table-cell office:value-type="float" office:value="7.746" calcext:value-type="float">
            <text:p>7.746</text:p>
          </table:table-cell>
          <table:table-cell office:value-type="float" office:value="-75.0006" calcext:value-type="float">
            <text:p>-75.001</text:p>
          </table:table-cell>
          <table:table-cell office:value-type="float" office:value="-19.365" calcext:value-type="float">
            <text:p>-19.365</text:p>
          </table:table-cell>
        </table:table-row>
        <table:table-row table:style-name="ro1">
          <table:table-cell office:value-type="float" office:value="7.871" calcext:value-type="float">
            <text:p>7.871</text:p>
          </table:table-cell>
          <table:table-cell office:value-type="float" office:value="-77.4408" calcext:value-type="float">
            <text:p>-77.441</text:p>
          </table:table-cell>
          <table:table-cell office:value-type="float" office:value="-19.6775" calcext:value-type="float">
            <text:p>-19.678</text:p>
          </table:table-cell>
        </table:table-row>
        <table:table-row table:style-name="ro1">
          <table:table-cell office:value-type="float" office:value="7.997" calcext:value-type="float">
            <text:p>7.997</text:p>
          </table:table-cell>
          <table:table-cell office:value-type="float" office:value="-79.94" calcext:value-type="float">
            <text:p>-79.940</text:p>
          </table:table-cell>
          <table:table-cell office:value-type="float" office:value="-19.9925" calcext:value-type="float">
            <text:p>-19.993</text:p>
          </table:table-cell>
        </table:table-row>
        <table:table-row table:style-name="ro1">
          <table:table-cell office:value-type="float" office:value="8.122" calcext:value-type="float">
            <text:p>8.122</text:p>
          </table:table-cell>
          <table:table-cell office:value-type="float" office:value="-82.4586" calcext:value-type="float">
            <text:p>-82.459</text:p>
          </table:table-cell>
          <table:table-cell office:value-type="float" office:value="-20.305" calcext:value-type="float">
            <text:p>-20.305</text:p>
          </table:table-cell>
        </table:table-row>
        <table:table-row table:style-name="ro1">
          <table:table-cell office:value-type="float" office:value="8.247" calcext:value-type="float">
            <text:p>8.247</text:p>
          </table:table-cell>
          <table:table-cell office:value-type="float" office:value="-85.0163" calcext:value-type="float">
            <text:p>-85.016</text:p>
          </table:table-cell>
          <table:table-cell office:value-type="float" office:value="-20.6175" calcext:value-type="float">
            <text:p>-20.618</text:p>
          </table:table-cell>
        </table:table-row>
        <table:table-row table:style-name="ro1">
          <table:table-cell office:value-type="float" office:value="8.372" calcext:value-type="float">
            <text:p>8.372</text:p>
          </table:table-cell>
          <table:table-cell office:value-type="float" office:value="-87.613" calcext:value-type="float">
            <text:p>-87.613</text:p>
          </table:table-cell>
          <table:table-cell office:value-type="float" office:value="-20.93" calcext:value-type="float">
            <text:p>-20.93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-90.2275" calcext:value-type="float">
            <text:p>-90.228</text:p>
          </table:table-cell>
          <table:table-cell office:value-type="float" office:value="-21.24" calcext:value-type="float">
            <text:p>-21.240</text:p>
          </table:table-cell>
        </table:table-row>
        <table:table-row table:style-name="ro1">
          <table:table-cell office:value-type="float" office:value="8.622" calcext:value-type="float">
            <text:p>8.622</text:p>
          </table:table-cell>
          <table:table-cell office:value-type="float" office:value="-92.9236" calcext:value-type="float">
            <text:p>-92.924</text:p>
          </table:table-cell>
          <table:table-cell office:value-type="float" office:value="-21.555" calcext:value-type="float">
            <text:p>-21.555</text:p>
          </table:table-cell>
        </table:table-row>
        <table:table-row table:style-name="ro1">
          <table:table-cell office:value-type="float" office:value="8.747" calcext:value-type="float">
            <text:p>8.747</text:p>
          </table:table-cell>
          <table:table-cell office:value-type="float" office:value="-95.6375" calcext:value-type="float">
            <text:p>-95.638</text:p>
          </table:table-cell>
          <table:table-cell office:value-type="float" office:value="-21.8675" calcext:value-type="float">
            <text:p>-21.868</text:p>
          </table:table-cell>
        </table:table-row>
        <table:table-row table:style-name="ro1">
          <table:table-cell office:value-type="float" office:value="8.871" calcext:value-type="float">
            <text:p>8.871</text:p>
          </table:table-cell>
          <table:table-cell office:value-type="float" office:value="-98.3683" calcext:value-type="float">
            <text:p>-98.368</text:p>
          </table:table-cell>
          <table:table-cell office:value-type="float" office:value="-22.1775" calcext:value-type="float">
            <text:p>-22.178</text:p>
          </table:table-cell>
        </table:table-row>
        <table:table-row table:style-name="ro1">
          <table:table-cell office:value-type="float" office:value="8.997" calcext:value-type="float">
            <text:p>8.997</text:p>
          </table:table-cell>
          <table:table-cell office:value-type="float" office:value="-101.1825" calcext:value-type="float">
            <text:p>-101.183</text:p>
          </table:table-cell>
          <table:table-cell office:value-type="float" office:value="-22.4925" calcext:value-type="float">
            <text:p>-22.493</text:p>
          </table:table-cell>
        </table:table-row>
        <table:table-row table:style-name="ro1">
          <table:table-cell office:value-type="float" office:value="9.121" calcext:value-type="float">
            <text:p>9.121</text:p>
          </table:table-cell>
          <table:table-cell office:value-type="float" office:value="-103.9908" calcext:value-type="float">
            <text:p>-103.991</text:p>
          </table:table-cell>
          <table:table-cell office:value-type="float" office:value="-22.8025" calcext:value-type="float">
            <text:p>-22.803</text:p>
          </table:table-cell>
        </table:table-row>
        <table:table-row table:style-name="ro1">
          <table:table-cell office:value-type="float" office:value="9.247" calcext:value-type="float">
            <text:p>9.247</text:p>
          </table:table-cell>
          <table:table-cell office:value-type="float" office:value="-106.8838" calcext:value-type="float">
            <text:p>-106.884</text:p>
          </table:table-cell>
          <table:table-cell office:value-type="float" office:value="-23.1175" calcext:value-type="float">
            <text:p>-23.118</text:p>
          </table:table-cell>
        </table:table-row>
        <table:table-row table:style-name="ro1">
          <table:table-cell office:value-type="float" office:value="9.372" calcext:value-type="float">
            <text:p>9.372</text:p>
          </table:table-cell>
          <table:table-cell office:value-type="float" office:value="-109.793" calcext:value-type="float">
            <text:p>-109.793</text:p>
          </table:table-cell>
          <table:table-cell office:value-type="float" office:value="-23.43" calcext:value-type="float">
            <text:p>-23.430</text:p>
          </table:table-cell>
        </table:table-row>
        <table:table-row table:style-name="ro1">
          <table:table-cell office:value-type="float" office:value="9.496" calcext:value-type="float">
            <text:p>9.496</text:p>
          </table:table-cell>
          <table:table-cell office:value-type="float" office:value="-112.7175" calcext:value-type="float">
            <text:p>-112.718</text:p>
          </table:table-cell>
          <table:table-cell office:value-type="float" office:value="-23.74" calcext:value-type="float">
            <text:p>-23.740</text:p>
          </table:table-cell>
        </table:table-row>
        <table:table-row table:style-name="ro1">
          <table:table-cell office:value-type="float" office:value="9.623" calcext:value-type="float">
            <text:p>9.623</text:p>
          </table:table-cell>
          <table:table-cell office:value-type="float" office:value="-115.7527" calcext:value-type="float">
            <text:p>-115.753</text:p>
          </table:table-cell>
          <table:table-cell office:value-type="float" office:value="-24.0575" calcext:value-type="float">
            <text:p>-24.058</text:p>
          </table:table-cell>
        </table:table-row>
        <table:table-row table:style-name="ro1">
          <table:table-cell office:value-type="float" office:value="9.746" calcext:value-type="float">
            <text:p>9.746</text:p>
          </table:table-cell>
          <table:table-cell office:value-type="float" office:value="-118.7306" calcext:value-type="float">
            <text:p>-118.731</text:p>
          </table:table-cell>
          <table:table-cell office:value-type="float" office:value="-24.365" calcext:value-type="float">
            <text:p>-24.365</text:p>
          </table:table-cell>
        </table:table-row>
        <table:table-row table:style-name="ro1">
          <table:table-cell office:value-type="float" office:value="9.871" calcext:value-type="float">
            <text:p>9.871</text:p>
          </table:table-cell>
          <table:table-cell office:value-type="float" office:value="-121.7958" calcext:value-type="float">
            <text:p>-121.796</text:p>
          </table:table-cell>
          <table:table-cell office:value-type="float" office:value="-24.6775" calcext:value-type="float">
            <text:p>-24.678</text:p>
          </table:table-cell>
        </table:table-row>
        <table:table-row table:style-name="ro1">
          <table:table-cell office:value-type="float" office:value="9.996" calcext:value-type="float">
            <text:p>9.996</text:p>
          </table:table-cell>
          <table:table-cell office:value-type="float" office:value="-124.9" calcext:value-type="float">
            <text:p>-124.900</text:p>
          </table:table-cell>
          <table:table-cell office:value-type="float" office:value="-24.99" calcext:value-type="float">
            <text:p>-24.990</text:p>
          </table:table-cell>
        </table:table-row>
        <table:table-row table:style-name="ro1">
          <table:table-cell office:value-type="float" office:value="10.121" calcext:value-type="float">
            <text:p>10.121</text:p>
          </table:table-cell>
          <table:table-cell office:value-type="float" office:value="-128.0433" calcext:value-type="float">
            <text:p>-128.043</text:p>
          </table:table-cell>
          <table:table-cell office:value-type="float" office:value="-25.3025" calcext:value-type="float">
            <text:p>-25.303</text:p>
          </table:table-cell>
        </table:table-row>
        <table:table-row table:style-name="ro1">
          <table:table-cell office:value-type="float" office:value="10.249" calcext:value-type="float">
            <text:p>10.249</text:p>
          </table:table-cell>
          <table:table-cell office:value-type="float" office:value="-131.3025" calcext:value-type="float">
            <text:p>-131.303</text:p>
          </table:table-cell>
          <table:table-cell office:value-type="float" office:value="-25.6225" calcext:value-type="float">
            <text:p>-25.623</text:p>
          </table:table-cell>
        </table:table-row>
        <table:table-row table:style-name="ro1">
          <table:table-cell office:value-type="float" office:value="10.371" calcext:value-type="float">
            <text:p>10.371</text:p>
          </table:table-cell>
          <table:table-cell office:value-type="float" office:value="-134.4471" calcext:value-type="float">
            <text:p>-134.447</text:p>
          </table:table-cell>
          <table:table-cell office:value-type="float" office:value="-25.9275" calcext:value-type="float">
            <text:p>-25.928</text:p>
          </table:table-cell>
        </table:table-row>
        <table:table-row table:style-name="ro1">
          <table:table-cell office:value-type="float" office:value="10.495" calcext:value-type="float">
            <text:p>10.495</text:p>
          </table:table-cell>
          <table:table-cell office:value-type="float" office:value="-137.6813" calcext:value-type="float">
            <text:p>-137.681</text:p>
          </table:table-cell>
          <table:table-cell office:value-type="float" office:value="-26.2375" calcext:value-type="float">
            <text:p>-26.238</text:p>
          </table:table-cell>
        </table:table-row>
        <table:table-row table:style-name="ro1">
          <table:table-cell office:value-type="float" office:value="10.622" calcext:value-type="float">
            <text:p>10.622</text:p>
          </table:table-cell>
          <table:table-cell office:value-type="float" office:value="-141.0336" calcext:value-type="float">
            <text:p>-141.034</text:p>
          </table:table-cell>
          <table:table-cell office:value-type="float" office:value="-26.555" calcext:value-type="float">
            <text:p>-26.555</text:p>
          </table:table-cell>
        </table:table-row>
        <table:table-row table:style-name="ro1">
          <table:table-cell office:value-type="float" office:value="10.748" calcext:value-type="float">
            <text:p>10.748</text:p>
          </table:table-cell>
          <table:table-cell office:value-type="float" office:value="-144.3994" calcext:value-type="float">
            <text:p>-144.399</text:p>
          </table:table-cell>
          <table:table-cell office:value-type="float" office:value="-26.87" calcext:value-type="float">
            <text:p>-26.870</text:p>
          </table:table-cell>
        </table:table-row>
        <table:table-row table:style-name="ro1">
          <table:table-cell office:value-type="float" office:value="10.871" calcext:value-type="float">
            <text:p>10.871</text:p>
          </table:table-cell>
          <table:table-cell office:value-type="float" office:value="-147.7233" calcext:value-type="float">
            <text:p>-147.723</text:p>
          </table:table-cell>
          <table:table-cell office:value-type="float" office:value="-27.1775" calcext:value-type="float">
            <text:p>-27.178</text:p>
          </table:table-cell>
        </table:table-row>
        <table:table-row table:style-name="ro1">
          <table:table-cell office:value-type="float" office:value="10.997" calcext:value-type="float">
            <text:p>10.997</text:p>
          </table:table-cell>
          <table:table-cell office:value-type="float" office:value="-151.1675" calcext:value-type="float">
            <text:p>-151.168</text:p>
          </table:table-cell>
          <table:table-cell office:value-type="float" office:value="-27.4925" calcext:value-type="float">
            <text:p>-27.493</text:p>
          </table:table-cell>
        </table:table-row>
        <table:table-row table:style-name="ro1">
          <table:table-cell office:value-type="float" office:value="11.121" calcext:value-type="float">
            <text:p>11.121</text:p>
          </table:table-cell>
          <table:table-cell office:value-type="float" office:value="-154.5958" calcext:value-type="float">
            <text:p>-154.596</text:p>
          </table:table-cell>
          <table:table-cell office:value-type="float" office:value="-27.8025" calcext:value-type="float">
            <text:p>-27.803</text:p>
          </table:table-cell>
        </table:table-row>
        <table:table-row table:style-name="ro1">
          <table:table-cell office:value-type="float" office:value="11.246" calcext:value-type="float">
            <text:p>11.246</text:p>
          </table:table-cell>
          <table:table-cell office:value-type="float" office:value="-158.0906" calcext:value-type="float">
            <text:p>-158.091</text:p>
          </table:table-cell>
          <table:table-cell office:value-type="float" office:value="-28.115" calcext:value-type="float">
            <text:p>-28.115</text:p>
          </table:table-cell>
        </table:table-row>
        <table:table-row table:style-name="ro1">
          <table:table-cell office:value-type="float" office:value="11.371" calcext:value-type="float">
            <text:p>11.371</text:p>
          </table:table-cell>
          <table:table-cell office:value-type="float" office:value="-161.6246" calcext:value-type="float">
            <text:p>-161.625</text:p>
          </table:table-cell>
          <table:table-cell office:value-type="float" office:value="-28.4275" calcext:value-type="float">
            <text:p>-28.428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-165.1975" calcext:value-type="float">
            <text:p>-165.198</text:p>
          </table:table-cell>
          <table:table-cell office:value-type="float" office:value="-28.74" calcext:value-type="float">
            <text:p>-28.740</text:p>
          </table:table-cell>
        </table:table-row>
        <table:table-row table:style-name="ro1">
          <table:table-cell office:value-type="float" office:value="11.621" calcext:value-type="float">
            <text:p>11.621</text:p>
          </table:table-cell>
          <table:table-cell office:value-type="float" office:value="-168.8096" calcext:value-type="float">
            <text:p>-168.810</text:p>
          </table:table-cell>
          <table:table-cell office:value-type="float" office:value="-29.0525" calcext:value-type="float">
            <text:p>-29.053</text:p>
          </table:table-cell>
        </table:table-row>
        <table:table-row table:style-name="ro1">
          <table:table-cell office:value-type="float" office:value="11.748" calcext:value-type="float">
            <text:p>11.748</text:p>
          </table:table-cell>
          <table:table-cell office:value-type="float" office:value="-172.5194" calcext:value-type="float">
            <text:p>-172.519</text:p>
          </table:table-cell>
          <table:table-cell office:value-type="float" office:value="-29.37" calcext:value-type="float">
            <text:p>-29.370</text:p>
          </table:table-cell>
        </table:table-row>
        <table:table-row table:style-name="ro1">
          <table:table-cell office:value-type="float" office:value="11.87" calcext:value-type="float">
            <text:p>11.870</text:p>
          </table:table-cell>
          <table:table-cell office:value-type="float" office:value="-176.1211" calcext:value-type="float">
            <text:p>-176.121</text:p>
          </table:table-cell>
          <table:table-cell office:value-type="float" office:value="-29.675" calcext:value-type="float">
            <text:p>-29.675</text:p>
          </table:table-cell>
        </table:table-row>
        <table:table-row table:style-name="ro1">
          <table:table-cell office:value-type="float" office:value="11.996" calcext:value-type="float">
            <text:p>11.996</text:p>
          </table:table-cell>
          <table:table-cell office:value-type="float" office:value="-179.88" calcext:value-type="float">
            <text:p>-179.880</text:p>
          </table:table-cell>
          <table:table-cell office:value-type="float" office:value="-29.99" calcext:value-type="float">
            <text:p>-29.990</text:p>
          </table:table-cell>
        </table:table-row>
        <table:table-row table:style-name="ro1">
          <table:table-cell office:value-type="float" office:value="12.12" calcext:value-type="float">
            <text:p>12.120</text:p>
          </table:table-cell>
          <table:table-cell office:value-type="float" office:value="-183.618" calcext:value-type="float">
            <text:p>-183.618</text:p>
          </table:table-cell>
          <table:table-cell office:value-type="float" office:value="-30.3" calcext:value-type="float">
            <text:p>-30.300</text:p>
          </table:table-cell>
        </table:table-row>
        <table:table-row table:style-name="ro1">
          <table:table-cell office:value-type="float" office:value="12.246" calcext:value-type="float">
            <text:p>12.246</text:p>
          </table:table-cell>
          <table:table-cell office:value-type="float" office:value="-187.4556" calcext:value-type="float">
            <text:p>-187.456</text:p>
          </table:table-cell>
          <table:table-cell office:value-type="float" office:value="-30.615" calcext:value-type="float">
            <text:p>-30.615</text:p>
          </table:table-cell>
        </table:table-row>
        <table:table-row table:style-name="ro1">
          <table:table-cell office:value-type="float" office:value="12.371" calcext:value-type="float">
            <text:p>12.371</text:p>
          </table:table-cell>
          <table:table-cell office:value-type="float" office:value="-191.3021" calcext:value-type="float">
            <text:p>-191.302</text:p>
          </table:table-cell>
          <table:table-cell office:value-type="float" office:value="-30.9275" calcext:value-type="float">
            <text:p>-30.928</text:p>
          </table:table-cell>
        </table:table-row>
        <table:table-row table:style-name="ro1">
          <table:table-cell office:value-type="float" office:value="12.497" calcext:value-type="float">
            <text:p>12.497</text:p>
          </table:table-cell>
          <table:table-cell office:value-type="float" office:value="-195.2188" calcext:value-type="float">
            <text:p>-195.219</text:p>
          </table:table-cell>
          <table:table-cell office:value-type="float" office:value="-31.2425" calcext:value-type="float">
            <text:p>-31.243</text:p>
          </table:table-cell>
        </table:table-row>
        <table:table-row table:style-name="ro1">
          <table:table-cell office:value-type="float" office:value="12.621" calcext:value-type="float">
            <text:p>12.621</text:p>
          </table:table-cell>
          <table:table-cell office:value-type="float" office:value="-199.1121" calcext:value-type="float">
            <text:p>-199.112</text:p>
          </table:table-cell>
          <table:table-cell office:value-type="float" office:value="-31.5525" calcext:value-type="float">
            <text:p>-31.553</text:p>
          </table:table-cell>
        </table:table-row>
        <table:table-row table:style-name="ro1">
          <table:table-cell office:value-type="float" office:value="12.65" calcext:value-type="float">
            <text:p>12.650</text:p>
          </table:table-cell>
          <table:table-cell office:value-type="float" office:value="-200" calcext:value-type="float">
            <text:p>-200.000</text:p>
          </table:table-cell>
          <table:table-cell office:value-type="float" office:value="-31.6228" calcext:value-type="float">
            <text:p>-31.623</text:p>
          </table:table-cell>
        </table:table-row>
      </table:table>
      <table:table table:name="frac_Fm = a" table:style-name="ta1">
        <table:shapes>
          <draw:frame draw:z-index="0" draw:style-name="gr1" draw:text-style-name="P1" svg:width="15.999cm" svg:height="8.999cm" svg:x="0.1cm" svg:y="0.1cm">
            <draw:object draw:notify-on-update-of-ranges="'frac_Fm = a'.A1:'frac_Fm = a'.A1 'frac_Fm = a'.A2:'frac_Fm = a'.A4 'frac_Fm = a'.B1:'frac_Fm = a'.B1 'frac_Fm = a'.B2:'frac_Fm = a'.B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Mass (kg)</text:p>
          </table:table-cell>
          <table:table-cell table:style-name="Default" office:value-type="string" calcext:value-type="string">
            <text:p>Acceleration (m/s<text:span text:style-name="T1">2</text:span>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 number:title="User-defined">
      <number:number number:decimal-places="3" loext:min-decimal-places="3" number:min-integer-digits="1"/>
    </number:number-style>
    <number:number-style style:name="N113" number:title="User-defined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5:55:47.212795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5:39:42.651342581</meta:creation-date>
    <dc:date>2020-07-04T20:07:57.877291633</dc:date>
    <meta:editing-duration>PT39M7S</meta:editing-duration>
    <meta:editing-cycles>16</meta:editing-cycles>
    <meta:generator>LibreOffice/6.4.4.2$Linux_X86_64 LibreOffice_project/40$Build-2</meta:generator>
    <meta:document-statistic meta:table-count="8" meta:cell-count="1204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number:number-style style:name="N11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5">
      <style:chart-properties chart:display-label="true" chart:logarithmic="false" chart:reverse-direction="false" text:line-break="false" loext:try-staggering-first="fals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12" style:family="chart" style:data-style-name="N2">
      <style:chart-properties loext:regression-x-name="t" loext:regression-y-name="v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1.078cm" xlink:href=".." xlink:type="simple" chart:class="chart:scatter" chart:style-name="ch1">
        <chart:title svg:x="6.196cm" svg:y="0.357cm" chart:style-name="ch2">
          <text:p>Velocity vs. Time</text:p>
        </chart:title>
        <chart:subtitle svg:x="7.611cm" svg:y="1.357cm" chart:style-name="ch3">
          <text:p>1kg</text:p>
        </chart:subtitle>
        <chart:plot-area chart:style-name="ch4" table:cell-range-address="'1kg 10N'.A1:'1kg 10N'.A53 '1kg 10N'.C1:'1kg 10N'.C53" chart:data-source-has-labels="row" svg:x="1.33cm" svg:y="2.261cm" svg:width="14.349cm" svg:height="7.615cm">
          <chartooo:coordinate-region svg:x="2.719cm" svg:y="2.46cm" svg:width="12.628cm" svg:height="6.769cm"/>
          <chart:axis chart:dimension="x" chart:name="primary-x" chart:style-name="ch5">
            <chart:title svg:x="7.865cm" svg:y="10.097cm" chart:style-name="ch6">
              <text:p>Time (s)</text:p>
            </chart:title>
            <chart:grid chart:style-name="ch7" chart:class="major"/>
          </chart:axis>
          <chart:axis chart:dimension="y" chart:name="primary-y" chart:style-name="ch8">
            <chart:title svg:x="0.451cm" svg:y="7.091cm" chart:style-name="ch9">
              <text:p>Velocity (m/s)</text:p>
            </chart:title>
            <chart:grid chart:style-name="ch7" chart:class="major"/>
          </chart:axis>
          <chart:series chart:style-name="ch10" chart:values-cell-range-address="'1kg 10N'.C2:'1kg 10N'.C53" chart:label-cell-address="'1kg 10N'.C1:'1kg 10N'.C1" chart:class="chart:scatter">
            <chart:domain table:cell-range-address="'1kg 10N'.A2:'1kg 10N'.A53"/>
            <chart:regression-curve chart:style-name="ch11">
              <chart:equation chart:display-equation="true" chart:display-r-square="true" svg:x="2.8cm" svg:y="7.29cm" chart:style-name="ch12"/>
            </chart:regression-curve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x (m/s)</text:p>
                <draw:g>
                  <svg:desc>'1kg 10N'.C1:'1kg 10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kg 10N'.A2:'1kg 10N'.A53</svg:desc>
                </draw:g>
              </table:table-cell>
              <table:table-cell office:value-type="float" office:value="0">
                <text:p>0</text:p>
                <draw:g>
                  <svg:desc>'1kg 10N'.C2:'1kg 10N'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5999999999998">
                <text:p>0.265999999999998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5999999999998">
                <text:p>0.51599999999999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65000000000001">
                <text:p>0.765000000000001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7">
                <text:p>1.01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43">
                <text:p>1.143</text:p>
              </table:table-cell>
              <table:table-cell office:value-type="float" office:value="-11.25">
                <text:p>-11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65">
                <text:p>1.265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9">
                <text:p>1.39</text:p>
              </table:table-cell>
              <table:table-cell office:value-type="float" office:value="-13.75">
                <text:p>-13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15">
                <text:p>1.5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41">
                <text:p>1.641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65">
                <text:p>1.765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9">
                <text:p>1.89</text:p>
              </table:table-cell>
              <table:table-cell office:value-type="float" office:value="-18.75">
                <text:p>-1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15">
                <text:p>2.01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41">
                <text:p>2.141</text:p>
              </table:table-cell>
              <table:table-cell office:value-type="float" office:value="-21.25">
                <text:p>-21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65">
                <text:p>2.265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91">
                <text:p>2.391</text:p>
              </table:table-cell>
              <table:table-cell office:value-type="float" office:value="-23.75">
                <text:p>-23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16">
                <text:p>2.51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4">
                <text:p>2.64</text:p>
              </table:table-cell>
              <table:table-cell office:value-type="float" office:value="-26.25">
                <text:p>-26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65">
                <text:p>2.765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91">
                <text:p>2.891</text:p>
              </table:table-cell>
              <table:table-cell office:value-type="float" office:value="-28.75">
                <text:p>-28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16">
                <text:p>3.016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4">
                <text:p>3.14</text:p>
              </table:table-cell>
              <table:table-cell office:value-type="float" office:value="-31.25">
                <text:p>-31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65">
                <text:p>3.265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92">
                <text:p>3.392</text:p>
              </table:table-cell>
              <table:table-cell office:value-type="float" office:value="-33.75">
                <text:p>-33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15">
                <text:p>3.51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41">
                <text:p>3.641</text:p>
              </table:table-cell>
              <table:table-cell office:value-type="float" office:value="-36.25">
                <text:p>-36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65">
                <text:p>3.765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91">
                <text:p>3.891</text:p>
              </table:table-cell>
              <table:table-cell office:value-type="float" office:value="-38.75">
                <text:p>-38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015">
                <text:p>4.015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41">
                <text:p>4.141</text:p>
              </table:table-cell>
              <table:table-cell office:value-type="float" office:value="-41.25">
                <text:p>-41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65">
                <text:p>4.265</text:p>
              </table:table-cell>
              <table:table-cell office:value-type="float" office:value="-42.5">
                <text:p>-4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91">
                <text:p>4.391</text:p>
              </table:table-cell>
              <table:table-cell office:value-type="float" office:value="-43.75">
                <text:p>-43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515">
                <text:p>4.51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4">
                <text:p>4.64</text:p>
              </table:table-cell>
              <table:table-cell office:value-type="float" office:value="-46.25">
                <text:p>-46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65">
                <text:p>4.765</text:p>
              </table:table-cell>
              <table:table-cell office:value-type="float" office:value="-47.5">
                <text:p>-47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92">
                <text:p>4.892</text:p>
              </table:table-cell>
              <table:table-cell office:value-type="float" office:value="-48.75">
                <text:p>-48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015">
                <text:p>5.01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42">
                <text:p>5.142</text:p>
              </table:table-cell>
              <table:table-cell office:value-type="float" office:value="-51.25">
                <text:p>-51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66">
                <text:p>5.266</text:p>
              </table:table-cell>
              <table:table-cell office:value-type="float" office:value="-52.5">
                <text:p>-5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91">
                <text:p>5.391</text:p>
              </table:table-cell>
              <table:table-cell office:value-type="float" office:value="-53.75">
                <text:p>-53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515">
                <text:p>5.51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41">
                <text:p>5.641</text:p>
              </table:table-cell>
              <table:table-cell office:value-type="float" office:value="-56.25">
                <text:p>-56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66">
                <text:p>5.766</text:p>
              </table:table-cell>
              <table:table-cell office:value-type="float" office:value="-57.5">
                <text:p>-57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91">
                <text:p>5.891</text:p>
              </table:table-cell>
              <table:table-cell office:value-type="float" office:value="-58.75">
                <text:p>-58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015">
                <text:p>6.015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4">
                <text:p>6.14</text:p>
              </table:table-cell>
              <table:table-cell office:value-type="float" office:value="-61.25">
                <text:p>-61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64">
                <text:p>6.264</text:p>
              </table:table-cell>
              <table:table-cell office:value-type="float" office:value="-62.5">
                <text:p>-6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91">
                <text:p>6.391</text:p>
              </table:table-cell>
              <table:table-cell office:value-type="float" office:value="-63.75">
                <text:p>-63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12" style:family="chart" style:data-style-name="N2">
      <style:chart-properties loext:regression-x-name="t" loext:regression-y-name="v(t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749cm" xlink:href=".." xlink:type="simple" chart:class="chart:scatter" chart:style-name="ch1">
        <chart:title svg:x="6.195cm" svg:y="0.33cm" chart:style-name="ch2">
          <text:p>Velocity v/s Time</text:p>
        </chart:title>
        <chart:subtitle svg:x="7.147cm" svg:y="1.303cm" chart:style-name="ch3">
          <text:p>2kg, 10N</text:p>
        </chart:subtitle>
        <chart:plot-area chart:style-name="ch4" table:cell-range-address="'2kg 10N'.A1:'2kg 10N'.A74 '2kg 10N'.C1:'2kg 10N'.C74" chart:data-source-has-labels="row" svg:x="1.33cm" svg:y="2.18cm" svg:width="14.347cm" svg:height="6.394cm">
          <chartooo:coordinate-region svg:x="2.534cm" svg:y="2.379cm" svg:width="12.625cm" svg:height="5.548cm"/>
          <chart:axis chart:dimension="x" chart:name="primary-x" chart:style-name="ch5">
            <chart:title svg:x="7.864cm" svg:y="8.768cm" chart:style-name="ch6">
              <text:p>Time (s)</text:p>
            </chart:title>
            <chart:grid chart:style-name="ch7" chart:class="major"/>
          </chart:axis>
          <chart:axis chart:dimension="y" chart:name="primary-y" chart:style-name="ch8">
            <chart:title svg:x="0.451cm" svg:y="6.4cm" chart:style-name="ch9">
              <text:p>Velocity (m/s)</text:p>
            </chart:title>
            <chart:grid chart:style-name="ch7" chart:class="major"/>
          </chart:axis>
          <chart:series chart:style-name="ch10" chart:values-cell-range-address="'2kg 10N'.C2:'2kg 10N'.C74" chart:label-cell-address="'2kg 10N'.C1:'2kg 10N'.C1" chart:class="chart:scatter">
            <chart:domain table:cell-range-address="'2kg 10N'.A2:'2kg 10N'.A74"/>
            <chart:regression-curve chart:style-name="ch11">
              <chart:equation chart:display-equation="true" chart:display-r-square="true" svg:x="2.726cm" svg:y="6.617cm" chart:style-name="ch12"/>
            </chart:regression-curve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x (m/s)</text:p>
                <draw:g>
                  <svg:desc>'2kg 10N'.C1:'2kg 10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kg 10N'.A2:'2kg 10N'.A74</svg:desc>
                </draw:g>
              </table:table-cell>
              <table:table-cell office:value-type="float" office:value="0">
                <text:p>0</text:p>
                <draw:g>
                  <svg:desc>'2kg 10N'.C2:'2kg 10N'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8">
                <text:p>0.248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-1.875">
                <text:p>-1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4">
                <text:p>0.624</text:p>
              </table:table-cell>
              <table:table-cell office:value-type="float" office:value="-3.12">
                <text:p>-3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8">
                <text:p>0.748</text:p>
              </table:table-cell>
              <table:table-cell office:value-type="float" office:value="-3.74">
                <text:p>-3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5">
                <text:p>0.875</text:p>
              </table:table-cell>
              <table:table-cell office:value-type="float" office:value="-4.375">
                <text:p>-4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">
                <text:p>1.125</text:p>
              </table:table-cell>
              <table:table-cell office:value-type="float" office:value="-5.625">
                <text:p>-5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1">
                <text:p>1.251</text:p>
              </table:table-cell>
              <table:table-cell office:value-type="float" office:value="-6.255">
                <text:p>-6.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5">
                <text:p>1.375</text:p>
              </table:table-cell>
              <table:table-cell office:value-type="float" office:value="-6.875">
                <text:p>-6.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99">
                <text:p>1.499</text:p>
              </table:table-cell>
              <table:table-cell office:value-type="float" office:value="-7.495">
                <text:p>-7.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5">
                <text:p>1.62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49">
                <text:p>1.749</text:p>
              </table:table-cell>
              <table:table-cell office:value-type="float" office:value="-8.745">
                <text:p>-8.7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4">
                <text:p>1.874</text:p>
              </table:table-cell>
              <table:table-cell office:value-type="float" office:value="-9.37">
                <text:p>-9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5">
                <text:p>2.125</text:p>
              </table:table-cell>
              <table:table-cell office:value-type="float" office:value="-10.625">
                <text:p>-10.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49">
                <text:p>2.249</text:p>
              </table:table-cell>
              <table:table-cell office:value-type="float" office:value="-11.245">
                <text:p>-11.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5">
                <text:p>2.375</text:p>
              </table:table-cell>
              <table:table-cell office:value-type="float" office:value="-11.875">
                <text:p>-11.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99">
                <text:p>2.499</text:p>
              </table:table-cell>
              <table:table-cell office:value-type="float" office:value="-12.495">
                <text:p>-12.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25">
                <text:p>2.625</text:p>
              </table:table-cell>
              <table:table-cell office:value-type="float" office:value="-13.125">
                <text:p>-13.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49">
                <text:p>2.749</text:p>
              </table:table-cell>
              <table:table-cell office:value-type="float" office:value="-13.745">
                <text:p>-13.7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74">
                <text:p>2.874</text:p>
              </table:table-cell>
              <table:table-cell office:value-type="float" office:value="-14.37">
                <text:p>-14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99">
                <text:p>2.999</text:p>
              </table:table-cell>
              <table:table-cell office:value-type="float" office:value="-14.995">
                <text:p>-14.9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25">
                <text:p>3.125</text:p>
              </table:table-cell>
              <table:table-cell office:value-type="float" office:value="-15.625">
                <text:p>-15.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49">
                <text:p>3.249</text:p>
              </table:table-cell>
              <table:table-cell office:value-type="float" office:value="-16.245">
                <text:p>-16.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74">
                <text:p>3.374</text:p>
              </table:table-cell>
              <table:table-cell office:value-type="float" office:value="-16.87">
                <text:p>-16.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99">
                <text:p>3.499</text:p>
              </table:table-cell>
              <table:table-cell office:value-type="float" office:value="-17.495">
                <text:p>-17.4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24">
                <text:p>3.624</text:p>
              </table:table-cell>
              <table:table-cell office:value-type="float" office:value="-18.12">
                <text:p>-18.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49">
                <text:p>3.749</text:p>
              </table:table-cell>
              <table:table-cell office:value-type="float" office:value="-18.745">
                <text:p>-18.7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75">
                <text:p>3.875</text:p>
              </table:table-cell>
              <table:table-cell office:value-type="float" office:value="-19.375">
                <text:p>-19.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99">
                <text:p>3.999</text:p>
              </table:table-cell>
              <table:table-cell office:value-type="float" office:value="-19.995">
                <text:p>-19.9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26">
                <text:p>4.126</text:p>
              </table:table-cell>
              <table:table-cell office:value-type="float" office:value="-20.63">
                <text:p>-20.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48">
                <text:p>4.248</text:p>
              </table:table-cell>
              <table:table-cell office:value-type="float" office:value="-21.24">
                <text:p>-21.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73">
                <text:p>4.373</text:p>
              </table:table-cell>
              <table:table-cell office:value-type="float" office:value="-21.865">
                <text:p>-21.8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499">
                <text:p>4.499</text:p>
              </table:table-cell>
              <table:table-cell office:value-type="float" office:value="-22.495">
                <text:p>-22.4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26">
                <text:p>4.626</text:p>
              </table:table-cell>
              <table:table-cell office:value-type="float" office:value="-23.13">
                <text:p>-23.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49">
                <text:p>4.749</text:p>
              </table:table-cell>
              <table:table-cell office:value-type="float" office:value="-23.745">
                <text:p>-23.7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75">
                <text:p>4.875</text:p>
              </table:table-cell>
              <table:table-cell office:value-type="float" office:value="-24.375">
                <text:p>-24.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99">
                <text:p>4.999</text:p>
              </table:table-cell>
              <table:table-cell office:value-type="float" office:value="-24.995">
                <text:p>-24.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26">
                <text:p>5.126</text:p>
              </table:table-cell>
              <table:table-cell office:value-type="float" office:value="-25.63">
                <text:p>-25.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49">
                <text:p>5.249</text:p>
              </table:table-cell>
              <table:table-cell office:value-type="float" office:value="-26.245">
                <text:p>-26.2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74">
                <text:p>5.374</text:p>
              </table:table-cell>
              <table:table-cell office:value-type="float" office:value="-26.87">
                <text:p>-26.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99">
                <text:p>5.499</text:p>
              </table:table-cell>
              <table:table-cell office:value-type="float" office:value="-27.495">
                <text:p>-27.4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25">
                <text:p>5.625</text:p>
              </table:table-cell>
              <table:table-cell office:value-type="float" office:value="-28.125">
                <text:p>-28.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48">
                <text:p>5.748</text:p>
              </table:table-cell>
              <table:table-cell office:value-type="float" office:value="-28.74">
                <text:p>-28.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74">
                <text:p>5.874</text:p>
              </table:table-cell>
              <table:table-cell office:value-type="float" office:value="-29.37">
                <text:p>-29.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999">
                <text:p>5.999</text:p>
              </table:table-cell>
              <table:table-cell office:value-type="float" office:value="-29.995">
                <text:p>-29.9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24">
                <text:p>6.124</text:p>
              </table:table-cell>
              <table:table-cell office:value-type="float" office:value="-30.62">
                <text:p>-30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49">
                <text:p>6.249</text:p>
              </table:table-cell>
              <table:table-cell office:value-type="float" office:value="-31.245">
                <text:p>-31.2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74">
                <text:p>6.374</text:p>
              </table:table-cell>
              <table:table-cell office:value-type="float" office:value="-31.87">
                <text:p>-31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499">
                <text:p>6.499</text:p>
              </table:table-cell>
              <table:table-cell office:value-type="float" office:value="-32.495">
                <text:p>-32.4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24">
                <text:p>6.624</text:p>
              </table:table-cell>
              <table:table-cell office:value-type="float" office:value="-33.12">
                <text:p>-33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49">
                <text:p>6.749</text:p>
              </table:table-cell>
              <table:table-cell office:value-type="float" office:value="-33.745">
                <text:p>-33.7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73">
                <text:p>6.873</text:p>
              </table:table-cell>
              <table:table-cell office:value-type="float" office:value="-34.365">
                <text:p>-34.3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999">
                <text:p>6.999</text:p>
              </table:table-cell>
              <table:table-cell office:value-type="float" office:value="-34.995">
                <text:p>-34.9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24">
                <text:p>7.124</text:p>
              </table:table-cell>
              <table:table-cell office:value-type="float" office:value="-35.62">
                <text:p>-35.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49">
                <text:p>7.249</text:p>
              </table:table-cell>
              <table:table-cell office:value-type="float" office:value="-36.245">
                <text:p>-36.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73">
                <text:p>7.373</text:p>
              </table:table-cell>
              <table:table-cell office:value-type="float" office:value="-36.865">
                <text:p>-36.8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499">
                <text:p>7.499</text:p>
              </table:table-cell>
              <table:table-cell office:value-type="float" office:value="-37.495">
                <text:p>-37.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24">
                <text:p>7.624</text:p>
              </table:table-cell>
              <table:table-cell office:value-type="float" office:value="-38.12">
                <text:p>-38.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49">
                <text:p>7.749</text:p>
              </table:table-cell>
              <table:table-cell office:value-type="float" office:value="-38.745">
                <text:p>-38.7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75">
                <text:p>7.875</text:p>
              </table:table-cell>
              <table:table-cell office:value-type="float" office:value="-39.375">
                <text:p>-39.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999">
                <text:p>7.999</text:p>
              </table:table-cell>
              <table:table-cell office:value-type="float" office:value="-39.995">
                <text:p>-39.9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25">
                <text:p>8.125</text:p>
              </table:table-cell>
              <table:table-cell office:value-type="float" office:value="-40.625">
                <text:p>-40.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48">
                <text:p>8.248</text:p>
              </table:table-cell>
              <table:table-cell office:value-type="float" office:value="-41.24">
                <text:p>-41.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74">
                <text:p>8.374</text:p>
              </table:table-cell>
              <table:table-cell office:value-type="float" office:value="-41.87">
                <text:p>-41.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501">
                <text:p>8.501</text:p>
              </table:table-cell>
              <table:table-cell office:value-type="float" office:value="-42.505">
                <text:p>-42.5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24">
                <text:p>8.624</text:p>
              </table:table-cell>
              <table:table-cell office:value-type="float" office:value="-43.12">
                <text:p>-43.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749">
                <text:p>8.749</text:p>
              </table:table-cell>
              <table:table-cell office:value-type="float" office:value="-43.745">
                <text:p>-43.7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75">
                <text:p>8.875</text:p>
              </table:table-cell>
              <table:table-cell office:value-type="float" office:value="-44.375">
                <text:p>-44.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945">
                <text:p>8.945</text:p>
              </table:table-cell>
              <table:table-cell office:value-type="float" office:value="-44.7214">
                <text:p>-44.72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12" style:family="chart" style:data-style-name="N2">
      <style:chart-properties loext:regression-x-name="t" loext:regression-y-name="v(t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10.095cm" xlink:href=".." xlink:type="simple" chart:class="chart:scatter" chart:style-name="ch1">
        <chart:title svg:x="6.195cm" svg:y="0.337cm" chart:style-name="ch2">
          <text:p>Velocity v/s Time</text:p>
        </chart:title>
        <chart:subtitle svg:x="7.147cm" svg:y="1.317cm" chart:style-name="ch3">
          <text:p>2kg, 20N</text:p>
        </chart:subtitle>
        <chart:plot-area chart:style-name="ch4" table:cell-range-address="'2kg 20N'.A1:'2kg 20N'.A53 '2kg 20N'.C1:'2kg 20N'.C53" chart:data-source-has-labels="row" svg:x="1.33cm" svg:y="2.201cm" svg:width="14.347cm" svg:height="6.712cm">
          <chartooo:coordinate-region svg:x="2.534cm" svg:y="2.4cm" svg:width="12.718cm" svg:height="5.866cm"/>
          <chart:axis chart:dimension="x" chart:name="primary-x" chart:style-name="ch5">
            <chart:title svg:x="7.864cm" svg:y="9.114cm" chart:style-name="ch6">
              <text:p>Time (s)</text:p>
            </chart:title>
            <chart:grid chart:style-name="ch7" chart:class="major"/>
          </chart:axis>
          <chart:axis chart:dimension="y" chart:name="primary-y" chart:style-name="ch8">
            <chart:title svg:x="0.451cm" svg:y="6.58cm" chart:style-name="ch9">
              <text:p>Velocity (m/s)</text:p>
            </chart:title>
            <chart:grid chart:style-name="ch7" chart:class="major"/>
          </chart:axis>
          <chart:series chart:style-name="ch10" chart:values-cell-range-address="'2kg 20N'.C2:'2kg 20N'.C53" chart:label-cell-address="'2kg 20N'.C1:'2kg 20N'.C1" chart:class="chart:scatter">
            <chart:domain table:cell-range-address="'2kg 20N'.A2:'2kg 20N'.A53"/>
            <chart:regression-curve chart:style-name="ch11">
              <chart:equation chart:display-equation="true" chart:display-r-square="true" svg:x="2.754cm" svg:y="6.798cm" chart:style-name="ch12"/>
            </chart:regression-curve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x (m/s)</text:p>
                <draw:g>
                  <svg:desc>'2kg 20N'.C1:'2kg 20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kg 20N'.A2:'2kg 20N'.A53</svg:desc>
                </draw:g>
              </table:table-cell>
              <table:table-cell office:value-type="float" office:value="0">
                <text:p>0</text:p>
                <draw:g>
                  <svg:desc>'2kg 20N'.C2:'2kg 20N'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1">
                <text:p>0.111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6">
                <text:p>0.236</text:p>
              </table:table-cell>
              <table:table-cell office:value-type="float" office:value="-2.36">
                <text:p>-2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1">
                <text:p>0.361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6">
                <text:p>0.486</text:p>
              </table:table-cell>
              <table:table-cell office:value-type="float" office:value="-4.86">
                <text:p>-4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1">
                <text:p>0.611</text:p>
              </table:table-cell>
              <table:table-cell office:value-type="float" office:value="-6.11">
                <text:p>-6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6">
                <text:p>0.736</text:p>
              </table:table-cell>
              <table:table-cell office:value-type="float" office:value="-7.36">
                <text:p>-7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2">
                <text:p>0.862</text:p>
              </table:table-cell>
              <table:table-cell office:value-type="float" office:value="-8.62">
                <text:p>-8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6">
                <text:p>0.986</text:p>
              </table:table-cell>
              <table:table-cell office:value-type="float" office:value="-9.86">
                <text:p>-9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13">
                <text:p>1.113</text:p>
              </table:table-cell>
              <table:table-cell office:value-type="float" office:value="-11.13">
                <text:p>-11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37">
                <text:p>1.237</text:p>
              </table:table-cell>
              <table:table-cell office:value-type="float" office:value="-12.37">
                <text:p>-12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62">
                <text:p>1.362</text:p>
              </table:table-cell>
              <table:table-cell office:value-type="float" office:value="-13.62">
                <text:p>-13.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86">
                <text:p>1.486</text:p>
              </table:table-cell>
              <table:table-cell office:value-type="float" office:value="-14.86">
                <text:p>-14.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12">
                <text:p>1.612</text:p>
              </table:table-cell>
              <table:table-cell office:value-type="float" office:value="-16.12">
                <text:p>-16.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6">
                <text:p>1.736</text:p>
              </table:table-cell>
              <table:table-cell office:value-type="float" office:value="-17.36">
                <text:p>-17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61">
                <text:p>1.861</text:p>
              </table:table-cell>
              <table:table-cell office:value-type="float" office:value="-18.61">
                <text:p>-18.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86">
                <text:p>1.986</text:p>
              </table:table-cell>
              <table:table-cell office:value-type="float" office:value="-19.86">
                <text:p>-19.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3">
                <text:p>2.113</text:p>
              </table:table-cell>
              <table:table-cell office:value-type="float" office:value="-21.13">
                <text:p>-21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37">
                <text:p>2.237</text:p>
              </table:table-cell>
              <table:table-cell office:value-type="float" office:value="-22.37">
                <text:p>-22.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63">
                <text:p>2.363</text:p>
              </table:table-cell>
              <table:table-cell office:value-type="float" office:value="-23.63">
                <text:p>-23.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87">
                <text:p>2.487</text:p>
              </table:table-cell>
              <table:table-cell office:value-type="float" office:value="-24.87">
                <text:p>-24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11">
                <text:p>2.611</text:p>
              </table:table-cell>
              <table:table-cell office:value-type="float" office:value="-26.11">
                <text:p>-26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37">
                <text:p>2.737</text:p>
              </table:table-cell>
              <table:table-cell office:value-type="float" office:value="-27.37">
                <text:p>-27.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61">
                <text:p>2.861</text:p>
              </table:table-cell>
              <table:table-cell office:value-type="float" office:value="-28.61">
                <text:p>-28.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86">
                <text:p>2.986</text:p>
              </table:table-cell>
              <table:table-cell office:value-type="float" office:value="-29.86">
                <text:p>-29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12">
                <text:p>3.112</text:p>
              </table:table-cell>
              <table:table-cell office:value-type="float" office:value="-31.12">
                <text:p>-31.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37">
                <text:p>3.237</text:p>
              </table:table-cell>
              <table:table-cell office:value-type="float" office:value="-32.37">
                <text:p>-32.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6">
                <text:p>3.36</text:p>
              </table:table-cell>
              <table:table-cell office:value-type="float" office:value="-33.6">
                <text:p>-33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86">
                <text:p>3.486</text:p>
              </table:table-cell>
              <table:table-cell office:value-type="float" office:value="-34.86">
                <text:p>-34.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11">
                <text:p>3.611</text:p>
              </table:table-cell>
              <table:table-cell office:value-type="float" office:value="-36.11">
                <text:p>-36.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36">
                <text:p>3.736</text:p>
              </table:table-cell>
              <table:table-cell office:value-type="float" office:value="-37.36">
                <text:p>-37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61">
                <text:p>3.861</text:p>
              </table:table-cell>
              <table:table-cell office:value-type="float" office:value="-38.61">
                <text:p>-38.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87">
                <text:p>3.987</text:p>
              </table:table-cell>
              <table:table-cell office:value-type="float" office:value="-39.87">
                <text:p>-39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11">
                <text:p>4.111</text:p>
              </table:table-cell>
              <table:table-cell office:value-type="float" office:value="-41.11">
                <text:p>-41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36">
                <text:p>4.236</text:p>
              </table:table-cell>
              <table:table-cell office:value-type="float" office:value="-42.36">
                <text:p>-42.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61">
                <text:p>4.361</text:p>
              </table:table-cell>
              <table:table-cell office:value-type="float" office:value="-43.61">
                <text:p>-43.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486">
                <text:p>4.486</text:p>
              </table:table-cell>
              <table:table-cell office:value-type="float" office:value="-44.86">
                <text:p>-44.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11">
                <text:p>4.611</text:p>
              </table:table-cell>
              <table:table-cell office:value-type="float" office:value="-46.11">
                <text:p>-46.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35">
                <text:p>4.735</text:p>
              </table:table-cell>
              <table:table-cell office:value-type="float" office:value="-47.35">
                <text:p>-47.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61">
                <text:p>4.861</text:p>
              </table:table-cell>
              <table:table-cell office:value-type="float" office:value="-48.61">
                <text:p>-48.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86">
                <text:p>4.986</text:p>
              </table:table-cell>
              <table:table-cell office:value-type="float" office:value="-49.86">
                <text:p>-49.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12">
                <text:p>5.112</text:p>
              </table:table-cell>
              <table:table-cell office:value-type="float" office:value="-51.12">
                <text:p>-51.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36">
                <text:p>5.236</text:p>
              </table:table-cell>
              <table:table-cell office:value-type="float" office:value="-52.36">
                <text:p>-52.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6">
                <text:p>5.36</text:p>
              </table:table-cell>
              <table:table-cell office:value-type="float" office:value="-53.6">
                <text:p>-53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86">
                <text:p>5.486</text:p>
              </table:table-cell>
              <table:table-cell office:value-type="float" office:value="-54.86">
                <text:p>-54.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1">
                <text:p>5.61</text:p>
              </table:table-cell>
              <table:table-cell office:value-type="float" office:value="-56.1">
                <text:p>-56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36">
                <text:p>5.736</text:p>
              </table:table-cell>
              <table:table-cell office:value-type="float" office:value="-57.36">
                <text:p>-57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61">
                <text:p>5.861</text:p>
              </table:table-cell>
              <table:table-cell office:value-type="float" office:value="-58.61">
                <text:p>-58.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986">
                <text:p>5.986</text:p>
              </table:table-cell>
              <table:table-cell office:value-type="float" office:value="-59.86">
                <text:p>-59.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11">
                <text:p>6.111</text:p>
              </table:table-cell>
              <table:table-cell office:value-type="float" office:value="-61.11">
                <text:p>-61.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37">
                <text:p>6.237</text:p>
              </table:table-cell>
              <table:table-cell office:value-type="float" office:value="-62.37">
                <text:p>-62.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25">
                <text:p>6.325</text:p>
              </table:table-cell>
              <table:table-cell office:value-type="float" office:value="-63.2456">
                <text:p>-63.24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12" style:family="chart" style:data-style-name="N2">
      <style:chart-properties loext:regression-x-name="t" loext:regression-y-name="v(t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10.361cm" xlink:href=".." xlink:type="simple" chart:class="chart:scatter" chart:style-name="ch1">
        <chart:title svg:x="6.198cm" svg:y="0.343cm" chart:style-name="ch2">
          <text:p>Velocity v/s Time</text:p>
        </chart:title>
        <chart:subtitle svg:x="7.15cm" svg:y="1.329cm" chart:style-name="ch3">
          <text:p>2kg, 40N</text:p>
        </chart:subtitle>
        <chart:plot-area chart:style-name="ch4" table:cell-range-address="'2kg 40N'.A1:'2kg 40N'.A38 '2kg 40N'.C1:'2kg 40N'.C38" chart:data-source-has-labels="row" svg:x="1.331cm" svg:y="2.219cm" svg:width="14.351cm" svg:height="6.954cm">
          <chartooo:coordinate-region svg:x="2.72cm" svg:y="2.418cm" svg:width="12.868cm" svg:height="6.108cm"/>
          <chart:axis chart:dimension="x" chart:name="primary-x" chart:style-name="ch5">
            <chart:title svg:x="7.867cm" svg:y="9.38cm" chart:style-name="ch6">
              <text:p>Time (s)</text:p>
            </chart:title>
            <chart:grid chart:style-name="ch7" chart:class="major"/>
          </chart:axis>
          <chart:axis chart:dimension="y" chart:name="primary-y" chart:style-name="ch8">
            <chart:title svg:x="0.451cm" svg:y="6.719cm" chart:style-name="ch9">
              <text:p>Velocity (m/s)</text:p>
            </chart:title>
            <chart:grid chart:style-name="ch7" chart:class="major"/>
          </chart:axis>
          <chart:series chart:style-name="ch10" chart:values-cell-range-address="'2kg 40N'.C2:'2kg 40N'.C38" chart:label-cell-address="'2kg 40N'.C1:'2kg 40N'.C1" chart:class="chart:scatter">
            <chart:domain table:cell-range-address="'2kg 40N'.A2:'2kg 40N'.A38"/>
            <chart:regression-curve chart:style-name="ch11">
              <chart:equation chart:display-equation="true" chart:display-r-square="true" svg:x="2.665cm" svg:y="7.056cm" chart:style-name="ch12"/>
            </chart:regression-curve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x (m/s)</text:p>
                <draw:g>
                  <svg:desc>'2kg 40N'.C1:'2kg 40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kg 40N'.A2:'2kg 40N'.A38</svg:desc>
                </draw:g>
              </table:table-cell>
              <table:table-cell office:value-type="float" office:value="0">
                <text:p>0</text:p>
                <draw:g>
                  <svg:desc>'2kg 40N'.C2:'2kg 40N'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4">
                <text:p>0.104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9">
                <text:p>0.229</text:p>
              </table:table-cell>
              <table:table-cell office:value-type="float" office:value="-4.58">
                <text:p>-4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3000000000001">
                <text:p>0.353000000000001</text:p>
              </table:table-cell>
              <table:table-cell office:value-type="float" office:value="-7.06">
                <text:p>-7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7">
                <text:p>0.477</text:p>
              </table:table-cell>
              <table:table-cell office:value-type="float" office:value="-9.54">
                <text:p>-9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2">
                <text:p>0.602</text:p>
              </table:table-cell>
              <table:table-cell office:value-type="float" office:value="-12.04">
                <text:p>-12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7">
                <text:p>0.727</text:p>
              </table:table-cell>
              <table:table-cell office:value-type="float" office:value="-14.54">
                <text:p>-14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3000000000001">
                <text:p>0.853000000000001</text:p>
              </table:table-cell>
              <table:table-cell office:value-type="float" office:value="-17.06">
                <text:p>-17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9">
                <text:p>0.979</text:p>
              </table:table-cell>
              <table:table-cell office:value-type="float" office:value="-19.58">
                <text:p>-19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3">
                <text:p>1.103</text:p>
              </table:table-cell>
              <table:table-cell office:value-type="float" office:value="-22.06">
                <text:p>-22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28">
                <text:p>1.228</text:p>
              </table:table-cell>
              <table:table-cell office:value-type="float" office:value="-24.56">
                <text:p>-24.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53">
                <text:p>1.353</text:p>
              </table:table-cell>
              <table:table-cell office:value-type="float" office:value="-27.06">
                <text:p>-27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78">
                <text:p>1.478</text:p>
              </table:table-cell>
              <table:table-cell office:value-type="float" office:value="-29.56">
                <text:p>-29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03">
                <text:p>1.603</text:p>
              </table:table-cell>
              <table:table-cell office:value-type="float" office:value="-32.06">
                <text:p>-32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29">
                <text:p>1.729</text:p>
              </table:table-cell>
              <table:table-cell office:value-type="float" office:value="-34.58">
                <text:p>-34.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53">
                <text:p>1.853</text:p>
              </table:table-cell>
              <table:table-cell office:value-type="float" office:value="-37.06">
                <text:p>-37.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82">
                <text:p>1.982</text:p>
              </table:table-cell>
              <table:table-cell office:value-type="float" office:value="-39.64">
                <text:p>-39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04">
                <text:p>2.104</text:p>
              </table:table-cell>
              <table:table-cell office:value-type="float" office:value="-42.08">
                <text:p>-42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28">
                <text:p>2.228</text:p>
              </table:table-cell>
              <table:table-cell office:value-type="float" office:value="-44.56">
                <text:p>-44.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54">
                <text:p>2.354</text:p>
              </table:table-cell>
              <table:table-cell office:value-type="float" office:value="-47.08">
                <text:p>-47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78">
                <text:p>2.478</text:p>
              </table:table-cell>
              <table:table-cell office:value-type="float" office:value="-49.56">
                <text:p>-49.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04">
                <text:p>2.604</text:p>
              </table:table-cell>
              <table:table-cell office:value-type="float" office:value="-52.08">
                <text:p>-52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28">
                <text:p>2.728</text:p>
              </table:table-cell>
              <table:table-cell office:value-type="float" office:value="-54.56">
                <text:p>-54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55">
                <text:p>2.855</text:p>
              </table:table-cell>
              <table:table-cell office:value-type="float" office:value="-57.1">
                <text:p>-57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78">
                <text:p>2.978</text:p>
              </table:table-cell>
              <table:table-cell office:value-type="float" office:value="-59.56">
                <text:p>-59.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05">
                <text:p>3.105</text:p>
              </table:table-cell>
              <table:table-cell office:value-type="float" office:value="-62.1">
                <text:p>-62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27">
                <text:p>3.227</text:p>
              </table:table-cell>
              <table:table-cell office:value-type="float" office:value="-64.54">
                <text:p>-64.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54">
                <text:p>3.354</text:p>
              </table:table-cell>
              <table:table-cell office:value-type="float" office:value="-67.08">
                <text:p>-67.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78">
                <text:p>3.478</text:p>
              </table:table-cell>
              <table:table-cell office:value-type="float" office:value="-69.56">
                <text:p>-69.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04">
                <text:p>3.604</text:p>
              </table:table-cell>
              <table:table-cell office:value-type="float" office:value="-72.08">
                <text:p>-72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28">
                <text:p>3.728</text:p>
              </table:table-cell>
              <table:table-cell office:value-type="float" office:value="-74.56">
                <text:p>-74.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53">
                <text:p>3.853</text:p>
              </table:table-cell>
              <table:table-cell office:value-type="float" office:value="-77.06">
                <text:p>-77.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79">
                <text:p>3.979</text:p>
              </table:table-cell>
              <table:table-cell office:value-type="float" office:value="-79.58">
                <text:p>-79.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03">
                <text:p>4.103</text:p>
              </table:table-cell>
              <table:table-cell office:value-type="float" office:value="-82.06">
                <text:p>-82.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27">
                <text:p>4.227</text:p>
              </table:table-cell>
              <table:table-cell office:value-type="float" office:value="-84.54">
                <text:p>-84.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54">
                <text:p>4.354</text:p>
              </table:table-cell>
              <table:table-cell office:value-type="float" office:value="-87.08">
                <text:p>-87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473">
                <text:p>4.473</text:p>
              </table:table-cell>
              <table:table-cell office:value-type="float" office:value="-89.4427">
                <text:p>-89.44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loext:regression-x-name="a" loext:regression-y-name="F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44cm" xlink:href=".." xlink:type="simple" chart:class="chart:scatter" chart:style-name="ch1">
        <chart:title svg:x="5.68cm" svg:y="0.344cm" chart:style-name="ch2">
          <text:p>Force v/s Acceleration</text:p>
        </chart:title>
        <chart:subtitle svg:x="7.228cm" svg:y="1.331cm" chart:style-name="ch3">
          <text:p>m = 2kg</text:p>
        </chart:subtitle>
        <chart:plot-area chart:style-name="ch4" table:cell-range-address="'F=ma'.A1:'F=ma'.B4" chart:data-source-has-labels="row" svg:x="1.33cm" svg:y="2.222cm" svg:width="14.349cm" svg:height="7.029cm">
          <chartooo:coordinate-region svg:x="1.951cm" svg:y="2.422cm" svg:width="13.542cm" svg:height="6.182cm"/>
          <chart:axis chart:dimension="x" chart:name="primary-x" chart:style-name="ch5">
            <chart:title svg:x="6.978cm" svg:y="9.459cm" chart:style-name="ch6">
              <text:p>Acceleration (m/s^2)</text:p>
            </chart:title>
            <chart:grid chart:style-name="ch7" chart:class="major"/>
          </chart:axis>
          <chart:axis chart:dimension="y" chart:name="primary-y" chart:style-name="ch5">
            <chart:title svg:x="0.451cm" svg:y="6.468cm" chart:style-name="ch8">
              <text:p>Force (N)</text:p>
            </chart:title>
            <chart:grid chart:style-name="ch7" chart:class="major"/>
          </chart:axis>
          <chart:series chart:style-name="ch9" chart:values-cell-range-address="'F=ma'.B2:'F=ma'.B4" chart:label-cell-address="'F=ma'.B1:'F=ma'.B1" chart:class="chart:scatter">
            <chart:domain table:cell-range-address="'F=ma'.A2:'F=ma'.A4"/>
            <chart:regression-curve chart:style-name="ch10">
              <chart:equation chart:display-equation="true" chart:display-r-square="true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orce (N)</text:p>
                <draw:g>
                  <svg:desc>'F=ma'.B1:'F=m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=ma'.A2:'F=ma'.A4</svg:desc>
                </draw:g>
              </table:table-cell>
              <table:table-cell office:value-type="float" office:value="10">
                <text:p>10</text:p>
                <draw:g>
                  <svg:desc>'F=ma'.B2:'F=ma'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number:number-style style:name="N11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5">
      <style:chart-properties chart:display-label="true" chart:logarithmic="false" chart:reverse-direction="false" text:line-break="false" loext:try-staggering-first="fals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12" style:family="chart" style:data-style-name="N2">
      <style:chart-properties loext:regression-x-name="t" loext:regression-y-name="v(t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004cm" xlink:href=".." xlink:type="simple" chart:class="chart:scatter" chart:style-name="ch1">
        <chart:title svg:x="6.197cm" svg:y="0.356cm" chart:style-name="ch2">
          <text:p>Velocity v/s Time</text:p>
        </chart:title>
        <chart:subtitle svg:x="7.612cm" svg:y="1.355cm" chart:style-name="ch3">
          <text:p>2kg</text:p>
        </chart:subtitle>
        <chart:plot-area chart:style-name="ch4" table:cell-range-address="'2kg 10N_2'.A1:'2kg 10N_2'.A74 '2kg 10N_2'.C1:'2kg 10N_2'.C74" chart:data-source-has-labels="row" svg:x="1.331cm" svg:y="2.258cm" svg:width="14.349cm" svg:height="7.545cm">
          <chartooo:coordinate-region svg:x="2.72cm" svg:y="2.457cm" svg:width="12.535cm" svg:height="6.699cm"/>
          <chart:axis chart:dimension="x" chart:name="primary-x" chart:style-name="ch5">
            <chart:title svg:x="7.866cm" svg:y="10.023cm" chart:style-name="ch6">
              <text:p>Time (s)</text:p>
            </chart:title>
            <chart:grid chart:style-name="ch7" chart:class="major"/>
          </chart:axis>
          <chart:axis chart:dimension="y" chart:name="primary-y" chart:style-name="ch8">
            <chart:title svg:x="0.451cm" svg:y="7.053cm" chart:style-name="ch9">
              <text:p>Velocity (m/s)</text:p>
            </chart:title>
            <chart:grid chart:style-name="ch7" chart:class="major"/>
          </chart:axis>
          <chart:series chart:style-name="ch10" chart:values-cell-range-address="'2kg 10N_2'.C2:'2kg 10N_2'.C74" chart:label-cell-address="'2kg 10N_2'.C1:'2kg 10N_2'.C1" chart:class="chart:scatter">
            <chart:domain table:cell-range-address="'2kg 10N_2'.A2:'2kg 10N_2'.A74"/>
            <chart:regression-curve chart:style-name="ch11">
              <chart:equation chart:display-equation="true" chart:display-r-square="true" svg:x="3.408cm" svg:y="7.161cm" chart:style-name="ch12"/>
            </chart:regression-curve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x (m/s)</text:p>
                <draw:g>
                  <svg:desc>'2kg 10N_2'.C1:'2kg 10N_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kg 10N_2'.A2:'2kg 10N_2'.A74</svg:desc>
                </draw:g>
              </table:table-cell>
              <table:table-cell office:value-type="float" office:value="0">
                <text:p>0</text:p>
                <draw:g>
                  <svg:desc>'2kg 10N_2'.C2:'2kg 10N_2'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8">
                <text:p>0.248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-1.875">
                <text:p>-1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4">
                <text:p>0.624</text:p>
              </table:table-cell>
              <table:table-cell office:value-type="float" office:value="-3.12">
                <text:p>-3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8">
                <text:p>0.748</text:p>
              </table:table-cell>
              <table:table-cell office:value-type="float" office:value="-3.74">
                <text:p>-3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5">
                <text:p>0.875</text:p>
              </table:table-cell>
              <table:table-cell office:value-type="float" office:value="-4.375">
                <text:p>-4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">
                <text:p>1.125</text:p>
              </table:table-cell>
              <table:table-cell office:value-type="float" office:value="-5.625">
                <text:p>-5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1">
                <text:p>1.251</text:p>
              </table:table-cell>
              <table:table-cell office:value-type="float" office:value="-6.255">
                <text:p>-6.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5">
                <text:p>1.375</text:p>
              </table:table-cell>
              <table:table-cell office:value-type="float" office:value="-6.875">
                <text:p>-6.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99">
                <text:p>1.499</text:p>
              </table:table-cell>
              <table:table-cell office:value-type="float" office:value="-7.495">
                <text:p>-7.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5">
                <text:p>1.62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49">
                <text:p>1.749</text:p>
              </table:table-cell>
              <table:table-cell office:value-type="float" office:value="-8.745">
                <text:p>-8.7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4">
                <text:p>1.874</text:p>
              </table:table-cell>
              <table:table-cell office:value-type="float" office:value="-9.37">
                <text:p>-9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5">
                <text:p>2.125</text:p>
              </table:table-cell>
              <table:table-cell office:value-type="float" office:value="-10.625">
                <text:p>-10.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49">
                <text:p>2.249</text:p>
              </table:table-cell>
              <table:table-cell office:value-type="float" office:value="-11.245">
                <text:p>-11.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5">
                <text:p>2.375</text:p>
              </table:table-cell>
              <table:table-cell office:value-type="float" office:value="-11.875">
                <text:p>-11.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99">
                <text:p>2.499</text:p>
              </table:table-cell>
              <table:table-cell office:value-type="float" office:value="-12.495">
                <text:p>-12.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25">
                <text:p>2.625</text:p>
              </table:table-cell>
              <table:table-cell office:value-type="float" office:value="-13.125">
                <text:p>-13.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49">
                <text:p>2.749</text:p>
              </table:table-cell>
              <table:table-cell office:value-type="float" office:value="-13.745">
                <text:p>-13.7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74">
                <text:p>2.874</text:p>
              </table:table-cell>
              <table:table-cell office:value-type="float" office:value="-14.37">
                <text:p>-14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99">
                <text:p>2.999</text:p>
              </table:table-cell>
              <table:table-cell office:value-type="float" office:value="-14.995">
                <text:p>-14.9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25">
                <text:p>3.125</text:p>
              </table:table-cell>
              <table:table-cell office:value-type="float" office:value="-15.625">
                <text:p>-15.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49">
                <text:p>3.249</text:p>
              </table:table-cell>
              <table:table-cell office:value-type="float" office:value="-16.245">
                <text:p>-16.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74">
                <text:p>3.374</text:p>
              </table:table-cell>
              <table:table-cell office:value-type="float" office:value="-16.87">
                <text:p>-16.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99">
                <text:p>3.499</text:p>
              </table:table-cell>
              <table:table-cell office:value-type="float" office:value="-17.495">
                <text:p>-17.4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24">
                <text:p>3.624</text:p>
              </table:table-cell>
              <table:table-cell office:value-type="float" office:value="-18.12">
                <text:p>-18.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49">
                <text:p>3.749</text:p>
              </table:table-cell>
              <table:table-cell office:value-type="float" office:value="-18.745">
                <text:p>-18.7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75">
                <text:p>3.875</text:p>
              </table:table-cell>
              <table:table-cell office:value-type="float" office:value="-19.375">
                <text:p>-19.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99">
                <text:p>3.999</text:p>
              </table:table-cell>
              <table:table-cell office:value-type="float" office:value="-19.995">
                <text:p>-19.9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26">
                <text:p>4.126</text:p>
              </table:table-cell>
              <table:table-cell office:value-type="float" office:value="-20.63">
                <text:p>-20.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48">
                <text:p>4.248</text:p>
              </table:table-cell>
              <table:table-cell office:value-type="float" office:value="-21.24">
                <text:p>-21.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73">
                <text:p>4.373</text:p>
              </table:table-cell>
              <table:table-cell office:value-type="float" office:value="-21.865">
                <text:p>-21.8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499">
                <text:p>4.499</text:p>
              </table:table-cell>
              <table:table-cell office:value-type="float" office:value="-22.495">
                <text:p>-22.4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26">
                <text:p>4.626</text:p>
              </table:table-cell>
              <table:table-cell office:value-type="float" office:value="-23.13">
                <text:p>-23.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49">
                <text:p>4.749</text:p>
              </table:table-cell>
              <table:table-cell office:value-type="float" office:value="-23.745">
                <text:p>-23.7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75">
                <text:p>4.875</text:p>
              </table:table-cell>
              <table:table-cell office:value-type="float" office:value="-24.375">
                <text:p>-24.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99">
                <text:p>4.999</text:p>
              </table:table-cell>
              <table:table-cell office:value-type="float" office:value="-24.995">
                <text:p>-24.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26">
                <text:p>5.126</text:p>
              </table:table-cell>
              <table:table-cell office:value-type="float" office:value="-25.63">
                <text:p>-25.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49">
                <text:p>5.249</text:p>
              </table:table-cell>
              <table:table-cell office:value-type="float" office:value="-26.245">
                <text:p>-26.2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74">
                <text:p>5.374</text:p>
              </table:table-cell>
              <table:table-cell office:value-type="float" office:value="-26.87">
                <text:p>-26.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99">
                <text:p>5.499</text:p>
              </table:table-cell>
              <table:table-cell office:value-type="float" office:value="-27.495">
                <text:p>-27.4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25">
                <text:p>5.625</text:p>
              </table:table-cell>
              <table:table-cell office:value-type="float" office:value="-28.125">
                <text:p>-28.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48">
                <text:p>5.748</text:p>
              </table:table-cell>
              <table:table-cell office:value-type="float" office:value="-28.74">
                <text:p>-28.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74">
                <text:p>5.874</text:p>
              </table:table-cell>
              <table:table-cell office:value-type="float" office:value="-29.37">
                <text:p>-29.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999">
                <text:p>5.999</text:p>
              </table:table-cell>
              <table:table-cell office:value-type="float" office:value="-29.995">
                <text:p>-29.9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24">
                <text:p>6.124</text:p>
              </table:table-cell>
              <table:table-cell office:value-type="float" office:value="-30.62">
                <text:p>-30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49">
                <text:p>6.249</text:p>
              </table:table-cell>
              <table:table-cell office:value-type="float" office:value="-31.245">
                <text:p>-31.2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74">
                <text:p>6.374</text:p>
              </table:table-cell>
              <table:table-cell office:value-type="float" office:value="-31.87">
                <text:p>-31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499">
                <text:p>6.499</text:p>
              </table:table-cell>
              <table:table-cell office:value-type="float" office:value="-32.495">
                <text:p>-32.4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24">
                <text:p>6.624</text:p>
              </table:table-cell>
              <table:table-cell office:value-type="float" office:value="-33.12">
                <text:p>-33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49">
                <text:p>6.749</text:p>
              </table:table-cell>
              <table:table-cell office:value-type="float" office:value="-33.745">
                <text:p>-33.7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73">
                <text:p>6.873</text:p>
              </table:table-cell>
              <table:table-cell office:value-type="float" office:value="-34.365">
                <text:p>-34.3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999">
                <text:p>6.999</text:p>
              </table:table-cell>
              <table:table-cell office:value-type="float" office:value="-34.995">
                <text:p>-34.9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24">
                <text:p>7.124</text:p>
              </table:table-cell>
              <table:table-cell office:value-type="float" office:value="-35.62">
                <text:p>-35.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49">
                <text:p>7.249</text:p>
              </table:table-cell>
              <table:table-cell office:value-type="float" office:value="-36.245">
                <text:p>-36.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73">
                <text:p>7.373</text:p>
              </table:table-cell>
              <table:table-cell office:value-type="float" office:value="-36.865">
                <text:p>-36.8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499">
                <text:p>7.499</text:p>
              </table:table-cell>
              <table:table-cell office:value-type="float" office:value="-37.495">
                <text:p>-37.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24">
                <text:p>7.624</text:p>
              </table:table-cell>
              <table:table-cell office:value-type="float" office:value="-38.12">
                <text:p>-38.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49">
                <text:p>7.749</text:p>
              </table:table-cell>
              <table:table-cell office:value-type="float" office:value="-38.745">
                <text:p>-38.7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75">
                <text:p>7.875</text:p>
              </table:table-cell>
              <table:table-cell office:value-type="float" office:value="-39.375">
                <text:p>-39.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999">
                <text:p>7.999</text:p>
              </table:table-cell>
              <table:table-cell office:value-type="float" office:value="-39.995">
                <text:p>-39.9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25">
                <text:p>8.125</text:p>
              </table:table-cell>
              <table:table-cell office:value-type="float" office:value="-40.625">
                <text:p>-40.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48">
                <text:p>8.248</text:p>
              </table:table-cell>
              <table:table-cell office:value-type="float" office:value="-41.24">
                <text:p>-41.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74">
                <text:p>8.374</text:p>
              </table:table-cell>
              <table:table-cell office:value-type="float" office:value="-41.87">
                <text:p>-41.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501">
                <text:p>8.501</text:p>
              </table:table-cell>
              <table:table-cell office:value-type="float" office:value="-42.505">
                <text:p>-42.5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24">
                <text:p>8.624</text:p>
              </table:table-cell>
              <table:table-cell office:value-type="float" office:value="-43.12">
                <text:p>-43.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749">
                <text:p>8.749</text:p>
              </table:table-cell>
              <table:table-cell office:value-type="float" office:value="-43.745">
                <text:p>-43.7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75">
                <text:p>8.875</text:p>
              </table:table-cell>
              <table:table-cell office:value-type="float" office:value="-44.375">
                <text:p>-44.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945">
                <text:p>8.945</text:p>
              </table:table-cell>
              <table:table-cell office:value-type="float" office:value="-44.7214">
                <text:p>-44.72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12" style:family="chart" style:data-style-name="N2">
      <style:chart-properties loext:regression-x-name="t" loext:regression-y-name="v(t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7cm" svg:height="10.413cm" xlink:href=".." xlink:type="simple" chart:class="chart:scatter" chart:style-name="ch1">
        <chart:title svg:x="6.19cm" svg:y="0.344cm" chart:style-name="ch2">
          <text:p>Velocity v/s Time</text:p>
        </chart:title>
        <chart:subtitle svg:x="7.605cm" svg:y="1.331cm" chart:style-name="ch3">
          <text:p>4kg</text:p>
        </chart:subtitle>
        <chart:plot-area chart:style-name="ch4" table:cell-range-address="'4kg 10N'.A1:'4kg 10N'.A104 '4kg 10N'.C1:'4kg 10N'.C104" chart:data-source-has-labels="row" svg:x="1.33cm" svg:y="2.222cm" svg:width="14.338cm" svg:height="7.002cm">
          <chartooo:coordinate-region svg:x="2.719cm" svg:y="2.421cm" svg:width="12.524cm" svg:height="6.156cm"/>
          <chart:axis chart:dimension="x" chart:name="primary-x" chart:style-name="ch5">
            <chart:title svg:x="7.86cm" svg:y="9.432cm" chart:style-name="ch6">
              <text:p>Time (s)</text:p>
            </chart:title>
            <chart:grid chart:style-name="ch7" chart:class="major"/>
          </chart:axis>
          <chart:axis chart:dimension="y" chart:name="primary-y" chart:style-name="ch8">
            <chart:title svg:x="0.451cm" svg:y="6.746cm" chart:style-name="ch9">
              <text:p>Velocity (m/s)</text:p>
            </chart:title>
            <chart:grid chart:style-name="ch7" chart:class="major"/>
          </chart:axis>
          <chart:series chart:style-name="ch10" chart:values-cell-range-address="'4kg 10N'.C2:'4kg 10N'.C104" chart:label-cell-address="'4kg 10N'.C1:'4kg 10N'.C1" chart:class="chart:scatter">
            <chart:domain table:cell-range-address="'4kg 10N'.A2:'4kg 10N'.A104"/>
            <chart:regression-curve chart:style-name="ch11">
              <chart:equation chart:display-equation="true" chart:display-r-square="true" svg:x="3.433cm" svg:y="6.766cm" chart:style-name="ch12"/>
            </chart:regression-curve>
            <chart:data-point chart:repeated="10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x (m/s)</text:p>
                <draw:g>
                  <svg:desc>'4kg 10N'.C1:'4kg 10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kg 10N'.A2:'4kg 10N'.A104</svg:desc>
                </draw:g>
              </table:table-cell>
              <table:table-cell office:value-type="float" office:value="0">
                <text:p>0</text:p>
                <draw:g>
                  <svg:desc>'4kg 10N'.C2:'4kg 10N'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2">
                <text:p>0.122</text:p>
              </table:table-cell>
              <table:table-cell office:value-type="float" office:value="-0.305">
                <text:p>-0.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6">
                <text:p>0.246</text:p>
              </table:table-cell>
              <table:table-cell office:value-type="float" office:value="-0.615">
                <text:p>-0.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1">
                <text:p>0.371</text:p>
              </table:table-cell>
              <table:table-cell office:value-type="float" office:value="-0.9275">
                <text:p>-0.9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6">
                <text:p>0.496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1">
                <text:p>0.621</text:p>
              </table:table-cell>
              <table:table-cell office:value-type="float" office:value="-1.5525">
                <text:p>-1.5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999999999999">
                <text:p>0.747999999999999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9999999999999">
                <text:p>0.869999999999999</text:p>
              </table:table-cell>
              <table:table-cell office:value-type="float" office:value="-2.175">
                <text:p>-2.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6">
                <text:p>0.996</text:p>
              </table:table-cell>
              <table:table-cell office:value-type="float" office:value="-2.49">
                <text:p>-2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1">
                <text:p>1.121</text:p>
              </table:table-cell>
              <table:table-cell office:value-type="float" office:value="-2.8025">
                <text:p>-2.8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46">
                <text:p>1.246</text:p>
              </table:table-cell>
              <table:table-cell office:value-type="float" office:value="-3.115">
                <text:p>-3.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">
                <text:p>1.37</text:p>
              </table:table-cell>
              <table:table-cell office:value-type="float" office:value="-3.425">
                <text:p>-3.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96">
                <text:p>1.496</text:p>
              </table:table-cell>
              <table:table-cell office:value-type="float" office:value="-3.74">
                <text:p>-3.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1">
                <text:p>1.621</text:p>
              </table:table-cell>
              <table:table-cell office:value-type="float" office:value="-4.0525">
                <text:p>-4.0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46">
                <text:p>1.746</text:p>
              </table:table-cell>
              <table:table-cell office:value-type="float" office:value="-4.365">
                <text:p>-4.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1">
                <text:p>1.871</text:p>
              </table:table-cell>
              <table:table-cell office:value-type="float" office:value="-4.6775">
                <text:p>-4.6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7">
                <text:p>1.997</text:p>
              </table:table-cell>
              <table:table-cell office:value-type="float" office:value="-4.9925">
                <text:p>-4.99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2">
                <text:p>2.122</text:p>
              </table:table-cell>
              <table:table-cell office:value-type="float" office:value="-5.305">
                <text:p>-5.3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49">
                <text:p>2.249</text:p>
              </table:table-cell>
              <table:table-cell office:value-type="float" office:value="-5.6225">
                <text:p>-5.6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1">
                <text:p>2.371</text:p>
              </table:table-cell>
              <table:table-cell office:value-type="float" office:value="-5.9275">
                <text:p>-5.9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96">
                <text:p>2.496</text:p>
              </table:table-cell>
              <table:table-cell office:value-type="float" office:value="-6.24">
                <text:p>-6.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21">
                <text:p>2.621</text:p>
              </table:table-cell>
              <table:table-cell office:value-type="float" office:value="-6.5525">
                <text:p>-6.5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47">
                <text:p>2.747</text:p>
              </table:table-cell>
              <table:table-cell office:value-type="float" office:value="-6.8675">
                <text:p>-6.8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71">
                <text:p>2.871</text:p>
              </table:table-cell>
              <table:table-cell office:value-type="float" office:value="-7.1775">
                <text:p>-7.17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96">
                <text:p>2.996</text:p>
              </table:table-cell>
              <table:table-cell office:value-type="float" office:value="-7.49">
                <text:p>-7.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21">
                <text:p>3.121</text:p>
              </table:table-cell>
              <table:table-cell office:value-type="float" office:value="-7.8025">
                <text:p>-7.8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45">
                <text:p>3.245</text:p>
              </table:table-cell>
              <table:table-cell office:value-type="float" office:value="-8.1125">
                <text:p>-8.1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71">
                <text:p>3.371</text:p>
              </table:table-cell>
              <table:table-cell office:value-type="float" office:value="-8.4275">
                <text:p>-8.42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95">
                <text:p>3.495</text:p>
              </table:table-cell>
              <table:table-cell office:value-type="float" office:value="-8.7375">
                <text:p>-8.7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21">
                <text:p>3.621</text:p>
              </table:table-cell>
              <table:table-cell office:value-type="float" office:value="-9.0525">
                <text:p>-9.0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47">
                <text:p>3.747</text:p>
              </table:table-cell>
              <table:table-cell office:value-type="float" office:value="-9.3675">
                <text:p>-9.36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71">
                <text:p>3.871</text:p>
              </table:table-cell>
              <table:table-cell office:value-type="float" office:value="-9.6775">
                <text:p>-9.67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96">
                <text:p>3.996</text:p>
              </table:table-cell>
              <table:table-cell office:value-type="float" office:value="-9.99">
                <text:p>-9.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23">
                <text:p>4.123</text:p>
              </table:table-cell>
              <table:table-cell office:value-type="float" office:value="-10.3075">
                <text:p>-10.30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47">
                <text:p>4.247</text:p>
              </table:table-cell>
              <table:table-cell office:value-type="float" office:value="-10.6175">
                <text:p>-10.6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72">
                <text:p>4.372</text:p>
              </table:table-cell>
              <table:table-cell office:value-type="float" office:value="-10.93">
                <text:p>-10.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497">
                <text:p>4.497</text:p>
              </table:table-cell>
              <table:table-cell office:value-type="float" office:value="-11.2425">
                <text:p>-11.24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22">
                <text:p>4.622</text:p>
              </table:table-cell>
              <table:table-cell office:value-type="float" office:value="-11.555">
                <text:p>-11.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48">
                <text:p>4.748</text:p>
              </table:table-cell>
              <table:table-cell office:value-type="float" office:value="-11.87">
                <text:p>-11.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71">
                <text:p>4.871</text:p>
              </table:table-cell>
              <table:table-cell office:value-type="float" office:value="-12.1775">
                <text:p>-12.1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96">
                <text:p>4.996</text:p>
              </table:table-cell>
              <table:table-cell office:value-type="float" office:value="-12.49">
                <text:p>-12.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21">
                <text:p>5.121</text:p>
              </table:table-cell>
              <table:table-cell office:value-type="float" office:value="-12.8025">
                <text:p>-12.80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48">
                <text:p>5.248</text:p>
              </table:table-cell>
              <table:table-cell office:value-type="float" office:value="-13.12">
                <text:p>-13.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71">
                <text:p>5.371</text:p>
              </table:table-cell>
              <table:table-cell office:value-type="float" office:value="-13.4275">
                <text:p>-13.4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96">
                <text:p>5.496</text:p>
              </table:table-cell>
              <table:table-cell office:value-type="float" office:value="-13.74">
                <text:p>-13.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22">
                <text:p>5.622</text:p>
              </table:table-cell>
              <table:table-cell office:value-type="float" office:value="-14.055">
                <text:p>-14.0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47">
                <text:p>5.747</text:p>
              </table:table-cell>
              <table:table-cell office:value-type="float" office:value="-14.3675">
                <text:p>-14.36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72">
                <text:p>5.872</text:p>
              </table:table-cell>
              <table:table-cell office:value-type="float" office:value="-14.68">
                <text:p>-14.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997">
                <text:p>5.997</text:p>
              </table:table-cell>
              <table:table-cell office:value-type="float" office:value="-14.9925">
                <text:p>-14.99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22">
                <text:p>6.122</text:p>
              </table:table-cell>
              <table:table-cell office:value-type="float" office:value="-15.305">
                <text:p>-15.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46">
                <text:p>6.246</text:p>
              </table:table-cell>
              <table:table-cell office:value-type="float" office:value="-15.615">
                <text:p>-15.6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72">
                <text:p>6.372</text:p>
              </table:table-cell>
              <table:table-cell office:value-type="float" office:value="-15.93">
                <text:p>-15.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497">
                <text:p>6.497</text:p>
              </table:table-cell>
              <table:table-cell office:value-type="float" office:value="-16.2425">
                <text:p>-16.24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23">
                <text:p>6.623</text:p>
              </table:table-cell>
              <table:table-cell office:value-type="float" office:value="-16.5575">
                <text:p>-16.55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46">
                <text:p>6.746</text:p>
              </table:table-cell>
              <table:table-cell office:value-type="float" office:value="-16.865">
                <text:p>-16.8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71">
                <text:p>6.871</text:p>
              </table:table-cell>
              <table:table-cell office:value-type="float" office:value="-17.1775">
                <text:p>-17.17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996">
                <text:p>6.996</text:p>
              </table:table-cell>
              <table:table-cell office:value-type="float" office:value="-17.49">
                <text:p>-17.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23">
                <text:p>7.123</text:p>
              </table:table-cell>
              <table:table-cell office:value-type="float" office:value="-17.8075">
                <text:p>-17.80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47">
                <text:p>7.247</text:p>
              </table:table-cell>
              <table:table-cell office:value-type="float" office:value="-18.1175">
                <text:p>-18.11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72">
                <text:p>7.372</text:p>
              </table:table-cell>
              <table:table-cell office:value-type="float" office:value="-18.43">
                <text:p>-18.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496">
                <text:p>7.496</text:p>
              </table:table-cell>
              <table:table-cell office:value-type="float" office:value="-18.74">
                <text:p>-18.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23">
                <text:p>7.623</text:p>
              </table:table-cell>
              <table:table-cell office:value-type="float" office:value="-19.0575">
                <text:p>-19.0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46">
                <text:p>7.746</text:p>
              </table:table-cell>
              <table:table-cell office:value-type="float" office:value="-19.365">
                <text:p>-19.3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71">
                <text:p>7.871</text:p>
              </table:table-cell>
              <table:table-cell office:value-type="float" office:value="-19.6775">
                <text:p>-19.67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997">
                <text:p>7.997</text:p>
              </table:table-cell>
              <table:table-cell office:value-type="float" office:value="-19.9925">
                <text:p>-19.99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22">
                <text:p>8.122</text:p>
              </table:table-cell>
              <table:table-cell office:value-type="float" office:value="-20.305">
                <text:p>-20.3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47">
                <text:p>8.247</text:p>
              </table:table-cell>
              <table:table-cell office:value-type="float" office:value="-20.6175">
                <text:p>-20.61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72">
                <text:p>8.372</text:p>
              </table:table-cell>
              <table:table-cell office:value-type="float" office:value="-20.93">
                <text:p>-20.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96">
                <text:p>8.496</text:p>
              </table:table-cell>
              <table:table-cell office:value-type="float" office:value="-21.24">
                <text:p>-21.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22">
                <text:p>8.622</text:p>
              </table:table-cell>
              <table:table-cell office:value-type="float" office:value="-21.555">
                <text:p>-21.5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747">
                <text:p>8.747</text:p>
              </table:table-cell>
              <table:table-cell office:value-type="float" office:value="-21.8675">
                <text:p>-21.8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71">
                <text:p>8.871</text:p>
              </table:table-cell>
              <table:table-cell office:value-type="float" office:value="-22.1775">
                <text:p>-22.17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997">
                <text:p>8.997</text:p>
              </table:table-cell>
              <table:table-cell office:value-type="float" office:value="-22.4925">
                <text:p>-22.49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21">
                <text:p>9.121</text:p>
              </table:table-cell>
              <table:table-cell office:value-type="float" office:value="-22.8025">
                <text:p>-22.80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247">
                <text:p>9.247</text:p>
              </table:table-cell>
              <table:table-cell office:value-type="float" office:value="-23.1175">
                <text:p>-23.11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372">
                <text:p>9.372</text:p>
              </table:table-cell>
              <table:table-cell office:value-type="float" office:value="-23.43">
                <text:p>-23.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496">
                <text:p>9.496</text:p>
              </table:table-cell>
              <table:table-cell office:value-type="float" office:value="-23.74">
                <text:p>-23.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23">
                <text:p>9.623</text:p>
              </table:table-cell>
              <table:table-cell office:value-type="float" office:value="-24.0575">
                <text:p>-24.05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746">
                <text:p>9.746</text:p>
              </table:table-cell>
              <table:table-cell office:value-type="float" office:value="-24.365">
                <text:p>-24.3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871">
                <text:p>9.871</text:p>
              </table:table-cell>
              <table:table-cell office:value-type="float" office:value="-24.6775">
                <text:p>-24.67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996">
                <text:p>9.996</text:p>
              </table:table-cell>
              <table:table-cell office:value-type="float" office:value="-24.99">
                <text:p>-24.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21">
                <text:p>10.121</text:p>
              </table:table-cell>
              <table:table-cell office:value-type="float" office:value="-25.3025">
                <text:p>-25.30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49">
                <text:p>10.249</text:p>
              </table:table-cell>
              <table:table-cell office:value-type="float" office:value="-25.6225">
                <text:p>-25.62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371">
                <text:p>10.371</text:p>
              </table:table-cell>
              <table:table-cell office:value-type="float" office:value="-25.9275">
                <text:p>-25.92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495">
                <text:p>10.495</text:p>
              </table:table-cell>
              <table:table-cell office:value-type="float" office:value="-26.2375">
                <text:p>-26.2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622">
                <text:p>10.622</text:p>
              </table:table-cell>
              <table:table-cell office:value-type="float" office:value="-26.555">
                <text:p>-26.5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748">
                <text:p>10.748</text:p>
              </table:table-cell>
              <table:table-cell office:value-type="float" office:value="-26.87">
                <text:p>-26.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871">
                <text:p>10.871</text:p>
              </table:table-cell>
              <table:table-cell office:value-type="float" office:value="-27.1775">
                <text:p>-27.17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997">
                <text:p>10.997</text:p>
              </table:table-cell>
              <table:table-cell office:value-type="float" office:value="-27.4925">
                <text:p>-27.4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21">
                <text:p>11.121</text:p>
              </table:table-cell>
              <table:table-cell office:value-type="float" office:value="-27.8025">
                <text:p>-27.80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246">
                <text:p>11.246</text:p>
              </table:table-cell>
              <table:table-cell office:value-type="float" office:value="-28.115">
                <text:p>-28.1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371">
                <text:p>11.371</text:p>
              </table:table-cell>
              <table:table-cell office:value-type="float" office:value="-28.4275">
                <text:p>-28.4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496">
                <text:p>11.496</text:p>
              </table:table-cell>
              <table:table-cell office:value-type="float" office:value="-28.74">
                <text:p>-28.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621">
                <text:p>11.621</text:p>
              </table:table-cell>
              <table:table-cell office:value-type="float" office:value="-29.0525">
                <text:p>-29.05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48">
                <text:p>11.748</text:p>
              </table:table-cell>
              <table:table-cell office:value-type="float" office:value="-29.37">
                <text:p>-29.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87">
                <text:p>11.87</text:p>
              </table:table-cell>
              <table:table-cell office:value-type="float" office:value="-29.675">
                <text:p>-29.6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996">
                <text:p>11.996</text:p>
              </table:table-cell>
              <table:table-cell office:value-type="float" office:value="-29.99">
                <text:p>-29.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12">
                <text:p>12.12</text:p>
              </table:table-cell>
              <table:table-cell office:value-type="float" office:value="-30.3">
                <text:p>-30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246">
                <text:p>12.246</text:p>
              </table:table-cell>
              <table:table-cell office:value-type="float" office:value="-30.615">
                <text:p>-30.6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71">
                <text:p>12.371</text:p>
              </table:table-cell>
              <table:table-cell office:value-type="float" office:value="-30.9275">
                <text:p>-30.92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497">
                <text:p>12.497</text:p>
              </table:table-cell>
              <table:table-cell office:value-type="float" office:value="-31.2425">
                <text:p>-31.24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21">
                <text:p>12.621</text:p>
              </table:table-cell>
              <table:table-cell office:value-type="float" office:value="-31.5525">
                <text:p>-31.55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65">
                <text:p>12.65</text:p>
              </table:table-cell>
              <table:table-cell office:value-type="float" office:value="-31.6228">
                <text:p>-31.62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power"/>
      <style:graphic-properties svg:stroke-color="#004586"/>
    </style:style>
    <style:style style:name="ch11" style:family="chart">
      <style:chart-properties loext:regression-x-name="m" loext:regression-y-name="a(m)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07cm" svg:y="0.316cm" chart:style-name="ch2">
          <text:p>Acceleration v/s Mass</text:p>
        </chart:title>
        <chart:plot-area chart:style-name="ch3" table:cell-range-address="'frac_Fm = a'.A1:'frac_Fm = a'.B4" chart:data-source-has-labels="row" svg:x="1.331cm" svg:y="1.275cm" svg:width="14.349cm" svg:height="6.564cm">
          <chartooo:coordinate-region svg:x="2.243cm" svg:y="1.474cm" svg:width="13.012cm" svg:height="5.718cm"/>
          <chart:axis chart:dimension="x" chart:name="primary-x" chart:style-name="ch4">
            <chart:title svg:x="7.707cm" svg:y="8.019cm" chart:style-name="ch5">
              <text:p>Mass (kg0</text:p>
            </chart:title>
            <chart:grid chart:style-name="ch6" chart:class="major"/>
          </chart:axis>
          <chart:axis chart:dimension="y" chart:name="primary-y" chart:style-name="ch7">
            <chart:title svg:x="0.451cm" svg:y="6.003cm" chart:style-name="ch8">
              <text:p>Aceleration (m/s^2)</text:p>
            </chart:title>
            <chart:grid chart:style-name="ch6" chart:class="major"/>
          </chart:axis>
          <chart:series chart:style-name="ch9" chart:values-cell-range-address="'frac_Fm = a'.B2:'frac_Fm = a'.B4" chart:label-cell-address="'frac_Fm = a'.B1:'frac_Fm = a'.B1" chart:class="chart:scatter">
            <chart:domain table:cell-range-address="'frac_Fm = a'.A2:'frac_Fm = a'.A4"/>
            <chart:regression-curve chart:style-name="ch10">
              <chart:equation chart:display-equation="true" chart:display-r-square="true" svg:x="2.723cm" svg:y="5.338cm" chart:style-name="ch11"/>
            </chart:regression-curve>
            <chart:data-point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eleration (m/s2)</text:p>
                <draw:g>
                  <svg:desc>'frac_Fm = a'.B1:'frac_Fm = 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rac_Fm = a'.A2:'frac_Fm = a'.A4</svg:desc>
                </draw:g>
              </table:table-cell>
              <table:table-cell office:value-type="float" office:value="10">
                <text:p>10</text:p>
                <draw:g>
                  <svg:desc>'frac_Fm = a'.B2:'frac_Fm = a'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